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71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4">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50%" fo:text-align="justify" fo:text-align-last="start" style:tab-stop-distance="0.5in" fo:margin-left="0.247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8">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9">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50%" fo:text-align="left" style:tab-stop-distance="0.5in" fo:margin-left="0in" fo:margin-right="0in" fo:text-indent="0.2958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Yu Gothic UI Semilight" style:font-family-asian="Calibri" style:font-family-complex="Calibri"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5%" fo:text-align="left" style:tab-stop-distance="0.5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50%" fo:text-align="justify" fo:text-align-last="start" style:tab-stop-distance="0.5in" fo:margin-left="0.247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50%" fo:text-align="left" style:tab-stop-distance="0.5in" fo:margin-left="0in" fo:margin-right="0in" fo:text-indent="0.19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0">
      <style:paragraph-properties fo:line-height="150%" fo:text-align="justify" fo:text-align-last="start" style:tab-stop-distance="0.5in" fo:margin-left="0.247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50%" fo:text-align="justify" fo:text-align-last="start" style:tab-stop-distance="0.5in" fo:margin-left="0.247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50%" fo:text-align="justify" fo:text-align-last="start" style:tab-stop-distance="0.5in" fo:margin-left="0.247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50%" fo:text-align="justify" fo:text-align-last="start" style:tab-stop-distance="0.5in" fo:margin-left="0.247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50%" fo:text-align="justify" fo:text-align-last="start" style:tab-stop-distance="0.5in" fo:margin-left="0.247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50%" fo:text-align="justify" fo:text-align-last="start" style:tab-stop-distance="0.5in" fo:margin-left="0.247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50%" fo:text-align="justify" fo:text-align-last="start" style:tab-stop-distance="0.5in" fo:margin-left="0.247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2">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50%" fo:text-align="justify" fo:text-align-last="start" style:tab-stop-distance="0.5in" fo:margin-left="0.247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50%" fo:text-align="justify" fo:text-align-last="start" style:tab-stop-distance="0.5in" fo:margin-left="0.247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50%" fo:text-align="justify" fo:text-align-last="start" style:tab-stop-distance="0.5in" fo:margin-left="0.247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8">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Calibri" style:font-family-asian="Yu Gothic UI Semilight"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Calibri" style:font-family-asian="Yu Gothic UI Semilight"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50%" fo:text-align="justify" fo:text-align-last="start" style:tab-stop-distance="0.5in" fo:margin-left="0.247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50%" fo:text-align="left" style:tab-stop-distance="0.5in" fo:margin-left="0in" fo:margin-right="0in" fo:text-indent="0.2958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50%" fo:text-align="justify" fo:text-align-last="start" style:tab-stop-distance="0.5in" fo:margin-left="0.247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5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50%" fo:text-align="justify" fo:text-align-last="start" style:tab-stop-distance="0.5in" fo:margin-left="0.247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50%" fo:text-align="justify" fo:text-align-last="start" style:tab-stop-distance="0.5in" fo:margin-left="0.247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50%" fo:text-align="justify" fo:text-align-last="start" style:tab-stop-distance="0.5in" fo:margin-left="0.247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55">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1%"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50%" fo:text-align="justify" fo:text-align-last="start" style:tab-stop-distance="0.5in" fo:margin-left="0.247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Calibri" style:font-family-asian="Yu Gothic UI Semilight"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5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1%"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5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1%"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1%"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50%" fo:text-align="justify" fo:text-align-last="start" style:tab-stop-distance="0.5in" fo:margin-left="0.247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5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97">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5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50%" fo:text-align="justify" fo:text-align-last="start" style:tab-stop-distance="0.5in" fo:margin-left="0.247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5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1%" fo:text-align="left" style:tab-stop-distance="0.5in" fo:margin-left="0in" fo:margin-right="0in" fo:text-indent="0.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5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0">
      <style:paragraph-properties fo:line-height="150%" fo:text-align="justify" fo:text-align-last="start" style:tab-stop-distance="0.5in" fo:margin-left="0.247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50%" fo:text-align="left" style:tab-stop-distance="0.5in" fo:margin-left="0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50%" fo:text-align="justify" fo:text-align-last="start" style:tab-stop-distance="0.5in" fo:margin-left="0.247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1%" fo:text-align="left" style:tab-stop-distance="0.5in" fo:margin-left="0in" fo:margin-right="0in" fo:text-indent="0.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5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5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5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5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50%" fo:text-align="justify" fo:text-align-last="start" style:tab-stop-distance="0.5in" fo:margin-left="0.247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2">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6">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50%" fo:text-align="justify" fo:text-align-last="start" style:tab-stop-distance="0.5in" fo:margin-left="0.247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1%" fo:text-align="left" style:tab-stop-distance="0.5in" fo:margin-left="0in" fo:margin-right="0in" fo:text-indent="0.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ordia New" style:font-family-generic="roman" style:font-family-generic-asian="swiss" style:font-family-generic-complex="swiss" style:font-pitch="variable" style:font-pitch-asian="variable" style:font-pitch-complex="variable" fo:font-size="0.22222in" style:font-size-asian="0.22222in" style:font-size-complex="0.22222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1%" fo:text-align="left" style:tab-stop-distance="0.5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1%" fo:text-align="left" style:tab-stop-distance="0.5in" fo:margin-left="0.25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82">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86">
      <style:paragraph-properties fo:line-height="105%" fo:text-align="left"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Calibri" style:font-family-asian="Yu Gothic UI Semilight"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5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ordia New"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Times New Roman" style:font-family-asian="Yu Gothic UI Semilight" style:font-family-complex="Cordia New" style:font-family-generic="roman" style:font-family-generic-asian="swiss" style:font-family-generic-complex="swiss" style:font-pitch="variable" style:font-pitch-asian="variable" style:font-pitch-complex="variable"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70">
      <text:list-level-style-number text:level="1" style:num-format="1" style:num-suffix="." text:start-value="13">
        <style:list-level-properties text:space-before="0in" text:min-label-width="0.375in"/>
        <style:text-properties fo:font-size="100%"/>
      </text:list-level-style-number>
      <text:list-level-style-number text:level="2" style:num-format="1" style:num-suffix="." text:start-value="13">
        <style:list-level-properties text:space-before="0.5in" text:min-label-width="0.375in"/>
        <style:text-properties fo:font-size="100%"/>
      </text:list-level-style-number>
      <text:list-level-style-number text:level="3" style:num-format="1" style:num-suffix="." text:start-value="13">
        <style:list-level-properties text:space-before="1in" text:min-label-width="0.375in"/>
        <style:text-properties fo:font-size="100%"/>
      </text:list-level-style-number>
      <text:list-level-style-number text:level="4" style:num-format="1" style:num-suffix="." text:start-value="13">
        <style:list-level-properties text:space-before="1.5in" text:min-label-width="0.375in"/>
        <style:text-properties fo:font-size="100%"/>
      </text:list-level-style-number>
      <text:list-level-style-number text:level="5" style:num-format="1" style:num-suffix="." text:start-value="13">
        <style:list-level-properties text:space-before="2in" text:min-label-width="0.375in"/>
        <style:text-properties fo:font-size="100%"/>
      </text:list-level-style-number>
      <text:list-level-style-number text:level="6" style:num-format="1" style:num-suffix="." text:start-value="13">
        <style:list-level-properties text:space-before="2.5in" text:min-label-width="0.375in"/>
        <style:text-properties fo:font-size="100%"/>
      </text:list-level-style-number>
      <text:list-level-style-number text:level="7" style:num-format="1" style:num-suffix="." text:start-value="13">
        <style:list-level-properties text:space-before="3in" text:min-label-width="0.375in"/>
        <style:text-properties fo:font-size="100%"/>
      </text:list-level-style-number>
      <text:list-level-style-number text:level="8" style:num-format="1" style:num-suffix="." text:start-value="13">
        <style:list-level-properties text:space-before="3.5in" text:min-label-width="0.375in"/>
        <style:text-properties fo:font-size="100%"/>
      </text:list-level-style-number>
      <text:list-level-style-number text:level="9" style:num-format="1" style:num-suffix="." text:start-value="13">
        <style:list-level-properties text:space-before="4in" text:min-label-width="0.375in"/>
        <style:text-properties fo:font-size="100%"/>
      </text:list-level-style-number>
    </text:list-style>
    <text:list-style style:name="a469">
      <text:list-level-style-number text:level="1" style:num-format="A" style:num-letter-sync="true" style:num-suffix=".">
        <style:list-level-properties text:space-before="0in" text:min-label-width="0.375in"/>
        <style:text-properties fo:font-family="Century Gothic" fo:font-size="100%"/>
      </text:list-level-style-number>
      <text:list-level-style-number text:level="2" style:num-format="A" style:num-letter-sync="true" style:num-suffix=".">
        <style:list-level-properties text:space-before="0.5in" text:min-label-width="0.375in"/>
        <style:text-properties fo:font-family="Century Gothic" fo:font-size="100%"/>
      </text:list-level-style-number>
      <text:list-level-style-number text:level="3" style:num-format="A" style:num-letter-sync="true" style:num-suffix=".">
        <style:list-level-properties text:space-before="1in" text:min-label-width="0.375in"/>
        <style:text-properties fo:font-family="Century Gothic" fo:font-size="100%"/>
      </text:list-level-style-number>
      <text:list-level-style-number text:level="4" style:num-format="A" style:num-letter-sync="true" style:num-suffix=".">
        <style:list-level-properties text:space-before="1.5in" text:min-label-width="0.375in"/>
        <style:text-properties fo:font-family="Century Gothic" fo:font-size="100%"/>
      </text:list-level-style-number>
      <text:list-level-style-number text:level="5" style:num-format="A" style:num-letter-sync="true" style:num-suffix=".">
        <style:list-level-properties text:space-before="2in" text:min-label-width="0.375in"/>
        <style:text-properties fo:font-family="Century Gothic" fo:font-size="100%"/>
      </text:list-level-style-number>
      <text:list-level-style-number text:level="6" style:num-format="A" style:num-letter-sync="true" style:num-suffix=".">
        <style:list-level-properties text:space-before="2.5in" text:min-label-width="0.375in"/>
        <style:text-properties fo:font-family="Century Gothic" fo:font-size="100%"/>
      </text:list-level-style-number>
      <text:list-level-style-number text:level="7" style:num-format="A" style:num-letter-sync="true" style:num-suffix=".">
        <style:list-level-properties text:space-before="3in" text:min-label-width="0.375in"/>
        <style:text-properties fo:font-family="Century Gothic" fo:font-size="100%"/>
      </text:list-level-style-number>
      <text:list-level-style-number text:level="8" style:num-format="A" style:num-letter-sync="true" style:num-suffix=".">
        <style:list-level-properties text:space-before="3.5in" text:min-label-width="0.375in"/>
        <style:text-properties fo:font-family="Century Gothic" fo:font-size="100%"/>
      </text:list-level-style-number>
      <text:list-level-style-number text:level="9" style:num-format="A" style:num-letter-sync="true" style:num-suffix=".">
        <style:list-level-properties text:space-before="4in" text:min-label-width="0.375in"/>
        <style:text-properties fo:font-family="Century Gothic" fo:font-size="100%"/>
      </text:list-level-style-number>
    </text:list-style>
    <text:list-style style:name="a930">
      <text:list-level-style-number text:level="1" style:num-format="1" style:num-suffix=".">
        <style:list-level-properties text:space-before="0in" text:min-label-width="0.375in"/>
        <style:text-properties fo:font-family="Century Gothic" fo:font-size="100%"/>
      </text:list-level-style-number>
      <text:list-level-style-number text:level="2" style:num-format="1" style:num-suffix=".">
        <style:list-level-properties text:space-before="0.5in" text:min-label-width="0.375in"/>
        <style:text-properties fo:font-family="Century Gothic" fo:font-size="100%"/>
      </text:list-level-style-number>
      <text:list-level-style-number text:level="3" style:num-format="1" style:num-suffix=".">
        <style:list-level-properties text:space-before="1in" text:min-label-width="0.375in"/>
        <style:text-properties fo:font-family="Century Gothic" fo:font-size="100%"/>
      </text:list-level-style-number>
      <text:list-level-style-number text:level="4" style:num-format="1" style:num-suffix=".">
        <style:list-level-properties text:space-before="1.5in" text:min-label-width="0.375in"/>
        <style:text-properties fo:font-family="Century Gothic" fo:font-size="100%"/>
      </text:list-level-style-number>
      <text:list-level-style-number text:level="5" style:num-format="1" style:num-suffix=".">
        <style:list-level-properties text:space-before="2in" text:min-label-width="0.375in"/>
        <style:text-properties fo:font-family="Century Gothic" fo:font-size="100%"/>
      </text:list-level-style-number>
      <text:list-level-style-number text:level="6" style:num-format="1" style:num-suffix=".">
        <style:list-level-properties text:space-before="2.5in" text:min-label-width="0.375in"/>
        <style:text-properties fo:font-family="Century Gothic" fo:font-size="100%"/>
      </text:list-level-style-number>
      <text:list-level-style-number text:level="7" style:num-format="1" style:num-suffix=".">
        <style:list-level-properties text:space-before="3in" text:min-label-width="0.375in"/>
        <style:text-properties fo:font-family="Century Gothic" fo:font-size="100%"/>
      </text:list-level-style-number>
      <text:list-level-style-number text:level="8" style:num-format="1" style:num-suffix=".">
        <style:list-level-properties text:space-before="3.5in" text:min-label-width="0.375in"/>
        <style:text-properties fo:font-family="Century Gothic" fo:font-size="100%"/>
      </text:list-level-style-number>
      <text:list-level-style-number text:level="9" style:num-format="1" style:num-suffix=".">
        <style:list-level-properties text:space-before="4in" text:min-label-width="0.375in"/>
        <style:text-properties fo:font-family="Century Gothic" fo:font-size="100%"/>
      </text:list-level-style-number>
    </text:list-style>
    <text:list-style style:name="a870">
      <text:list-level-style-number text:level="1" style:num-format="1" style:num-suffix=".">
        <style:list-level-properties text:space-before="0in" text:min-label-width="0.375in"/>
        <style:text-properties fo:font-family="Century Gothic" fo:font-size="100%"/>
      </text:list-level-style-number>
      <text:list-level-style-number text:level="2" style:num-format="1" style:num-suffix=".">
        <style:list-level-properties text:space-before="0.5in" text:min-label-width="0.375in"/>
        <style:text-properties fo:font-family="Century Gothic" fo:font-size="100%"/>
      </text:list-level-style-number>
      <text:list-level-style-number text:level="3" style:num-format="1" style:num-suffix=".">
        <style:list-level-properties text:space-before="1in" text:min-label-width="0.375in"/>
        <style:text-properties fo:font-family="Century Gothic" fo:font-size="100%"/>
      </text:list-level-style-number>
      <text:list-level-style-number text:level="4" style:num-format="1" style:num-suffix=".">
        <style:list-level-properties text:space-before="1.5in" text:min-label-width="0.375in"/>
        <style:text-properties fo:font-family="Century Gothic" fo:font-size="100%"/>
      </text:list-level-style-number>
      <text:list-level-style-number text:level="5" style:num-format="1" style:num-suffix=".">
        <style:list-level-properties text:space-before="2in" text:min-label-width="0.375in"/>
        <style:text-properties fo:font-family="Century Gothic" fo:font-size="100%"/>
      </text:list-level-style-number>
      <text:list-level-style-number text:level="6" style:num-format="1" style:num-suffix=".">
        <style:list-level-properties text:space-before="2.5in" text:min-label-width="0.375in"/>
        <style:text-properties fo:font-family="Century Gothic" fo:font-size="100%"/>
      </text:list-level-style-number>
      <text:list-level-style-number text:level="7" style:num-format="1" style:num-suffix=".">
        <style:list-level-properties text:space-before="3in" text:min-label-width="0.375in"/>
        <style:text-properties fo:font-family="Century Gothic" fo:font-size="100%"/>
      </text:list-level-style-number>
      <text:list-level-style-number text:level="8" style:num-format="1" style:num-suffix=".">
        <style:list-level-properties text:space-before="3.5in" text:min-label-width="0.375in"/>
        <style:text-properties fo:font-family="Century Gothic" fo:font-size="100%"/>
      </text:list-level-style-number>
      <text:list-level-style-number text:level="9" style:num-format="1" style:num-suffix=".">
        <style:list-level-properties text:space-before="4in" text:min-label-width="0.375in"/>
        <style:text-properties fo:font-family="Century Gothic" fo:font-size="100%"/>
      </text:list-level-style-number>
    </text:list-style>
    <text:list-style style:name="a925">
      <text:list-level-style-number text:level="1" style:num-format="1" style:num-suffix=".">
        <style:list-level-properties text:space-before="0in" text:min-label-width="0.375in"/>
        <style:text-properties fo:font-family="Century Gothic" fo:font-size="100%"/>
      </text:list-level-style-number>
      <text:list-level-style-number text:level="2" style:num-format="1" style:num-suffix=".">
        <style:list-level-properties text:space-before="0.5in" text:min-label-width="0.375in"/>
        <style:text-properties fo:font-family="Century Gothic" fo:font-size="100%"/>
      </text:list-level-style-number>
      <text:list-level-style-number text:level="3" style:num-format="1" style:num-suffix=".">
        <style:list-level-properties text:space-before="1in" text:min-label-width="0.375in"/>
        <style:text-properties fo:font-family="Century Gothic" fo:font-size="100%"/>
      </text:list-level-style-number>
      <text:list-level-style-number text:level="4" style:num-format="1" style:num-suffix=".">
        <style:list-level-properties text:space-before="1.5in" text:min-label-width="0.375in"/>
        <style:text-properties fo:font-family="Century Gothic" fo:font-size="100%"/>
      </text:list-level-style-number>
      <text:list-level-style-number text:level="5" style:num-format="1" style:num-suffix=".">
        <style:list-level-properties text:space-before="2in" text:min-label-width="0.375in"/>
        <style:text-properties fo:font-family="Century Gothic" fo:font-size="100%"/>
      </text:list-level-style-number>
      <text:list-level-style-number text:level="6" style:num-format="1" style:num-suffix=".">
        <style:list-level-properties text:space-before="2.5in" text:min-label-width="0.375in"/>
        <style:text-properties fo:font-family="Century Gothic" fo:font-size="100%"/>
      </text:list-level-style-number>
      <text:list-level-style-number text:level="7" style:num-format="1" style:num-suffix=".">
        <style:list-level-properties text:space-before="3in" text:min-label-width="0.375in"/>
        <style:text-properties fo:font-family="Century Gothic" fo:font-size="100%"/>
      </text:list-level-style-number>
      <text:list-level-style-number text:level="8" style:num-format="1" style:num-suffix=".">
        <style:list-level-properties text:space-before="3.5in" text:min-label-width="0.375in"/>
        <style:text-properties fo:font-family="Century Gothic" fo:font-size="100%"/>
      </text:list-level-style-number>
      <text:list-level-style-number text:level="9" style:num-format="1" style:num-suffix=".">
        <style:list-level-properties text:space-before="4in" text:min-label-width="0.375in"/>
        <style:text-properties fo:font-family="Century Gothic" fo:font-size="100%"/>
      </text:list-level-style-number>
    </text:list-style>
    <text:list-style style:name="a940">
      <text:list-level-style-number text:level="1" style:num-format="1" style:num-suffix=".">
        <style:list-level-properties text:space-before="0in" text:min-label-width="0.375in"/>
        <style:text-properties fo:font-family="Century Gothic" fo:font-size="100%"/>
      </text:list-level-style-number>
      <text:list-level-style-number text:level="2" style:num-format="1" style:num-suffix=".">
        <style:list-level-properties text:space-before="0.5in" text:min-label-width="0.375in"/>
        <style:text-properties fo:font-family="Century Gothic" fo:font-size="100%"/>
      </text:list-level-style-number>
      <text:list-level-style-number text:level="3" style:num-format="1" style:num-suffix=".">
        <style:list-level-properties text:space-before="1in" text:min-label-width="0.375in"/>
        <style:text-properties fo:font-family="Century Gothic" fo:font-size="100%"/>
      </text:list-level-style-number>
      <text:list-level-style-number text:level="4" style:num-format="1" style:num-suffix=".">
        <style:list-level-properties text:space-before="1.5in" text:min-label-width="0.375in"/>
        <style:text-properties fo:font-family="Century Gothic" fo:font-size="100%"/>
      </text:list-level-style-number>
      <text:list-level-style-number text:level="5" style:num-format="1" style:num-suffix=".">
        <style:list-level-properties text:space-before="2in" text:min-label-width="0.375in"/>
        <style:text-properties fo:font-family="Century Gothic" fo:font-size="100%"/>
      </text:list-level-style-number>
      <text:list-level-style-number text:level="6" style:num-format="1" style:num-suffix=".">
        <style:list-level-properties text:space-before="2.5in" text:min-label-width="0.375in"/>
        <style:text-properties fo:font-family="Century Gothic" fo:font-size="100%"/>
      </text:list-level-style-number>
      <text:list-level-style-number text:level="7" style:num-format="1" style:num-suffix=".">
        <style:list-level-properties text:space-before="3in" text:min-label-width="0.375in"/>
        <style:text-properties fo:font-family="Century Gothic" fo:font-size="100%"/>
      </text:list-level-style-number>
      <text:list-level-style-number text:level="8" style:num-format="1" style:num-suffix=".">
        <style:list-level-properties text:space-before="3.5in" text:min-label-width="0.375in"/>
        <style:text-properties fo:font-family="Century Gothic" fo:font-size="100%"/>
      </text:list-level-style-number>
      <text:list-level-style-number text:level="9" style:num-format="1" style:num-suffix=".">
        <style:list-level-properties text:space-before="4in" text:min-label-width="0.375in"/>
        <style:text-properties fo:font-family="Century Gothic" fo:font-size="100%"/>
      </text:list-level-style-number>
    </text:list-style>
    <text:list-style style:name="a935">
      <text:list-level-style-number text:level="1" style:num-format="1" style:num-suffix=".">
        <style:list-level-properties text:space-before="0in" text:min-label-width="0.375in"/>
        <style:text-properties fo:font-family="Century Gothic" fo:font-size="100%"/>
      </text:list-level-style-number>
      <text:list-level-style-number text:level="2" style:num-format="1" style:num-suffix=".">
        <style:list-level-properties text:space-before="0.5in" text:min-label-width="0.375in"/>
        <style:text-properties fo:font-family="Century Gothic" fo:font-size="100%"/>
      </text:list-level-style-number>
      <text:list-level-style-number text:level="3" style:num-format="1" style:num-suffix=".">
        <style:list-level-properties text:space-before="1in" text:min-label-width="0.375in"/>
        <style:text-properties fo:font-family="Century Gothic" fo:font-size="100%"/>
      </text:list-level-style-number>
      <text:list-level-style-number text:level="4" style:num-format="1" style:num-suffix=".">
        <style:list-level-properties text:space-before="1.5in" text:min-label-width="0.375in"/>
        <style:text-properties fo:font-family="Century Gothic" fo:font-size="100%"/>
      </text:list-level-style-number>
      <text:list-level-style-number text:level="5" style:num-format="1" style:num-suffix=".">
        <style:list-level-properties text:space-before="2in" text:min-label-width="0.375in"/>
        <style:text-properties fo:font-family="Century Gothic" fo:font-size="100%"/>
      </text:list-level-style-number>
      <text:list-level-style-number text:level="6" style:num-format="1" style:num-suffix=".">
        <style:list-level-properties text:space-before="2.5in" text:min-label-width="0.375in"/>
        <style:text-properties fo:font-family="Century Gothic" fo:font-size="100%"/>
      </text:list-level-style-number>
      <text:list-level-style-number text:level="7" style:num-format="1" style:num-suffix=".">
        <style:list-level-properties text:space-before="3in" text:min-label-width="0.375in"/>
        <style:text-properties fo:font-family="Century Gothic" fo:font-size="100%"/>
      </text:list-level-style-number>
      <text:list-level-style-number text:level="8" style:num-format="1" style:num-suffix=".">
        <style:list-level-properties text:space-before="3.5in" text:min-label-width="0.375in"/>
        <style:text-properties fo:font-family="Century Gothic" fo:font-size="100%"/>
      </text:list-level-style-number>
      <text:list-level-style-number text:level="9" style:num-format="1" style:num-suffix=".">
        <style:list-level-properties text:space-before="4in" text:min-label-width="0.375in"/>
        <style:text-properties fo:font-family="Century Gothic" fo:font-size="100%"/>
      </text:list-level-style-number>
    </text:list-style>
    <text:list-style style:name="a878">
      <text:list-level-style-number text:level="1" style:num-format="1" style:num-suffix=".">
        <style:list-level-properties text:space-before="0in" text:min-label-width="0.375in"/>
        <style:text-properties fo:font-family="Century Gothic" fo:font-size="100%"/>
      </text:list-level-style-number>
      <text:list-level-style-number text:level="2" style:num-format="1" style:num-suffix=".">
        <style:list-level-properties text:space-before="0.5in" text:min-label-width="0.375in"/>
        <style:text-properties fo:font-family="Century Gothic" fo:font-size="100%"/>
      </text:list-level-style-number>
      <text:list-level-style-number text:level="3" style:num-format="1" style:num-suffix=".">
        <style:list-level-properties text:space-before="1in" text:min-label-width="0.375in"/>
        <style:text-properties fo:font-family="Century Gothic" fo:font-size="100%"/>
      </text:list-level-style-number>
      <text:list-level-style-number text:level="4" style:num-format="1" style:num-suffix=".">
        <style:list-level-properties text:space-before="1.5in" text:min-label-width="0.375in"/>
        <style:text-properties fo:font-family="Century Gothic" fo:font-size="100%"/>
      </text:list-level-style-number>
      <text:list-level-style-number text:level="5" style:num-format="1" style:num-suffix=".">
        <style:list-level-properties text:space-before="2in" text:min-label-width="0.375in"/>
        <style:text-properties fo:font-family="Century Gothic" fo:font-size="100%"/>
      </text:list-level-style-number>
      <text:list-level-style-number text:level="6" style:num-format="1" style:num-suffix=".">
        <style:list-level-properties text:space-before="2.5in" text:min-label-width="0.375in"/>
        <style:text-properties fo:font-family="Century Gothic" fo:font-size="100%"/>
      </text:list-level-style-number>
      <text:list-level-style-number text:level="7" style:num-format="1" style:num-suffix=".">
        <style:list-level-properties text:space-before="3in" text:min-label-width="0.375in"/>
        <style:text-properties fo:font-family="Century Gothic" fo:font-size="100%"/>
      </text:list-level-style-number>
      <text:list-level-style-number text:level="8" style:num-format="1" style:num-suffix=".">
        <style:list-level-properties text:space-before="3.5in" text:min-label-width="0.375in"/>
        <style:text-properties fo:font-family="Century Gothic" fo:font-size="100%"/>
      </text:list-level-style-number>
      <text:list-level-style-number text:level="9" style:num-format="1" style:num-suffix=".">
        <style:list-level-properties text:space-before="4in" text:min-label-width="0.375in"/>
        <style:text-properties fo:font-family="Century Gothic" fo:font-size="100%"/>
      </text:list-level-style-number>
    </text:list-style>
    <text:list-style style:name="a1089">
      <text:list-level-style-number text:level="1" style:num-format="1" style:num-suffix="." text:start-value="15">
        <style:list-level-properties text:space-before="0in" text:min-label-width="0.375in"/>
        <style:text-properties fo:font-size="100%"/>
      </text:list-level-style-number>
      <text:list-level-style-number text:level="2" style:num-format="1" style:num-suffix="." text:start-value="15">
        <style:list-level-properties text:space-before="0.5in" text:min-label-width="0.375in"/>
        <style:text-properties fo:font-size="100%"/>
      </text:list-level-style-number>
      <text:list-level-style-number text:level="3" style:num-format="1" style:num-suffix="." text:start-value="15">
        <style:list-level-properties text:space-before="1in" text:min-label-width="0.375in"/>
        <style:text-properties fo:font-size="100%"/>
      </text:list-level-style-number>
      <text:list-level-style-number text:level="4" style:num-format="1" style:num-suffix="." text:start-value="15">
        <style:list-level-properties text:space-before="1.5in" text:min-label-width="0.375in"/>
        <style:text-properties fo:font-size="100%"/>
      </text:list-level-style-number>
      <text:list-level-style-number text:level="5" style:num-format="1" style:num-suffix="." text:start-value="15">
        <style:list-level-properties text:space-before="2in" text:min-label-width="0.375in"/>
        <style:text-properties fo:font-size="100%"/>
      </text:list-level-style-number>
      <text:list-level-style-number text:level="6" style:num-format="1" style:num-suffix="." text:start-value="15">
        <style:list-level-properties text:space-before="2.5in" text:min-label-width="0.375in"/>
        <style:text-properties fo:font-size="100%"/>
      </text:list-level-style-number>
      <text:list-level-style-number text:level="7" style:num-format="1" style:num-suffix="." text:start-value="15">
        <style:list-level-properties text:space-before="3in" text:min-label-width="0.375in"/>
        <style:text-properties fo:font-size="100%"/>
      </text:list-level-style-number>
      <text:list-level-style-number text:level="8" style:num-format="1" style:num-suffix="." text:start-value="15">
        <style:list-level-properties text:space-before="3.5in" text:min-label-width="0.375in"/>
        <style:text-properties fo:font-size="100%"/>
      </text:list-level-style-number>
      <text:list-level-style-number text:level="9" style:num-format="1" style:num-suffix="." text:start-value="15">
        <style:list-level-properties text:space-before="4in" text:min-label-width="0.375in"/>
        <style:text-properties fo:font-size="100%"/>
      </text:list-level-style-number>
    </text:list-style>
    <text:list-style style:name="a1095">
      <text:list-level-style-number text:level="1" style:num-format="1" style:num-suffix="." text:start-value="15">
        <style:list-level-properties text:space-before="0in" text:min-label-width="0.375in"/>
        <style:text-properties fo:font-size="100%"/>
      </text:list-level-style-number>
      <text:list-level-style-number text:level="2" style:num-format="1" style:num-suffix="." text:start-value="15">
        <style:list-level-properties text:space-before="0.5in" text:min-label-width="0.375in"/>
        <style:text-properties fo:font-size="100%"/>
      </text:list-level-style-number>
      <text:list-level-style-number text:level="3" style:num-format="1" style:num-suffix="." text:start-value="15">
        <style:list-level-properties text:space-before="1in" text:min-label-width="0.375in"/>
        <style:text-properties fo:font-size="100%"/>
      </text:list-level-style-number>
      <text:list-level-style-number text:level="4" style:num-format="1" style:num-suffix="." text:start-value="15">
        <style:list-level-properties text:space-before="1.5in" text:min-label-width="0.375in"/>
        <style:text-properties fo:font-size="100%"/>
      </text:list-level-style-number>
      <text:list-level-style-number text:level="5" style:num-format="1" style:num-suffix="." text:start-value="15">
        <style:list-level-properties text:space-before="2in" text:min-label-width="0.375in"/>
        <style:text-properties fo:font-size="100%"/>
      </text:list-level-style-number>
      <text:list-level-style-number text:level="6" style:num-format="1" style:num-suffix="." text:start-value="15">
        <style:list-level-properties text:space-before="2.5in" text:min-label-width="0.375in"/>
        <style:text-properties fo:font-size="100%"/>
      </text:list-level-style-number>
      <text:list-level-style-number text:level="7" style:num-format="1" style:num-suffix="." text:start-value="15">
        <style:list-level-properties text:space-before="3in" text:min-label-width="0.375in"/>
        <style:text-properties fo:font-size="100%"/>
      </text:list-level-style-number>
      <text:list-level-style-number text:level="8" style:num-format="1" style:num-suffix="." text:start-value="15">
        <style:list-level-properties text:space-before="3.5in" text:min-label-width="0.375in"/>
        <style:text-properties fo:font-size="100%"/>
      </text:list-level-style-number>
      <text:list-level-style-number text:level="9" style:num-format="1" style:num-suffix="." text:start-value="15">
        <style:list-level-properties text:space-before="4in" text:min-label-width="0.375in"/>
        <style:text-properties fo:font-size="100%"/>
      </text:list-level-style-number>
    </text:list-style>
    <text:list-style style:name="a888">
      <text:list-level-style-number text:level="1" style:num-format="1" style:num-suffix=".">
        <style:list-level-properties text:space-before="0in" text:min-label-width="0.375in"/>
        <style:text-properties fo:font-family="Century Gothic" fo:font-size="100%"/>
      </text:list-level-style-number>
      <text:list-level-style-number text:level="2" style:num-format="1" style:num-suffix=".">
        <style:list-level-properties text:space-before="0.5in" text:min-label-width="0.375in"/>
        <style:text-properties fo:font-family="Century Gothic" fo:font-size="100%"/>
      </text:list-level-style-number>
      <text:list-level-style-number text:level="3" style:num-format="1" style:num-suffix=".">
        <style:list-level-properties text:space-before="1in" text:min-label-width="0.375in"/>
        <style:text-properties fo:font-family="Century Gothic" fo:font-size="100%"/>
      </text:list-level-style-number>
      <text:list-level-style-number text:level="4" style:num-format="1" style:num-suffix=".">
        <style:list-level-properties text:space-before="1.5in" text:min-label-width="0.375in"/>
        <style:text-properties fo:font-family="Century Gothic" fo:font-size="100%"/>
      </text:list-level-style-number>
      <text:list-level-style-number text:level="5" style:num-format="1" style:num-suffix=".">
        <style:list-level-properties text:space-before="2in" text:min-label-width="0.375in"/>
        <style:text-properties fo:font-family="Century Gothic" fo:font-size="100%"/>
      </text:list-level-style-number>
      <text:list-level-style-number text:level="6" style:num-format="1" style:num-suffix=".">
        <style:list-level-properties text:space-before="2.5in" text:min-label-width="0.375in"/>
        <style:text-properties fo:font-family="Century Gothic" fo:font-size="100%"/>
      </text:list-level-style-number>
      <text:list-level-style-number text:level="7" style:num-format="1" style:num-suffix=".">
        <style:list-level-properties text:space-before="3in" text:min-label-width="0.375in"/>
        <style:text-properties fo:font-family="Century Gothic" fo:font-size="100%"/>
      </text:list-level-style-number>
      <text:list-level-style-number text:level="8" style:num-format="1" style:num-suffix=".">
        <style:list-level-properties text:space-before="3.5in" text:min-label-width="0.375in"/>
        <style:text-properties fo:font-family="Century Gothic" fo:font-size="100%"/>
      </text:list-level-style-number>
      <text:list-level-style-number text:level="9" style:num-format="1" style:num-suffix=".">
        <style:list-level-properties text:space-before="4in" text:min-label-width="0.375in"/>
        <style:text-properties fo:font-family="Century Gothic" fo:font-size="100%"/>
      </text:list-level-style-number>
    </text:list-style>
    <text:list-style style:name="a895">
      <text:list-level-style-number text:level="1" style:num-format="1" style:num-suffix=".">
        <style:list-level-properties text:space-before="0in" text:min-label-width="0.375in"/>
        <style:text-properties fo:font-family="Century Gothic" fo:font-size="100%"/>
      </text:list-level-style-number>
      <text:list-level-style-number text:level="2" style:num-format="1" style:num-suffix=".">
        <style:list-level-properties text:space-before="0.5in" text:min-label-width="0.375in"/>
        <style:text-properties fo:font-family="Century Gothic" fo:font-size="100%"/>
      </text:list-level-style-number>
      <text:list-level-style-number text:level="3" style:num-format="1" style:num-suffix=".">
        <style:list-level-properties text:space-before="1in" text:min-label-width="0.375in"/>
        <style:text-properties fo:font-family="Century Gothic" fo:font-size="100%"/>
      </text:list-level-style-number>
      <text:list-level-style-number text:level="4" style:num-format="1" style:num-suffix=".">
        <style:list-level-properties text:space-before="1.5in" text:min-label-width="0.375in"/>
        <style:text-properties fo:font-family="Century Gothic" fo:font-size="100%"/>
      </text:list-level-style-number>
      <text:list-level-style-number text:level="5" style:num-format="1" style:num-suffix=".">
        <style:list-level-properties text:space-before="2in" text:min-label-width="0.375in"/>
        <style:text-properties fo:font-family="Century Gothic" fo:font-size="100%"/>
      </text:list-level-style-number>
      <text:list-level-style-number text:level="6" style:num-format="1" style:num-suffix=".">
        <style:list-level-properties text:space-before="2.5in" text:min-label-width="0.375in"/>
        <style:text-properties fo:font-family="Century Gothic" fo:font-size="100%"/>
      </text:list-level-style-number>
      <text:list-level-style-number text:level="7" style:num-format="1" style:num-suffix=".">
        <style:list-level-properties text:space-before="3in" text:min-label-width="0.375in"/>
        <style:text-properties fo:font-family="Century Gothic" fo:font-size="100%"/>
      </text:list-level-style-number>
      <text:list-level-style-number text:level="8" style:num-format="1" style:num-suffix=".">
        <style:list-level-properties text:space-before="3.5in" text:min-label-width="0.375in"/>
        <style:text-properties fo:font-family="Century Gothic" fo:font-size="100%"/>
      </text:list-level-style-number>
      <text:list-level-style-number text:level="9" style:num-format="1" style:num-suffix=".">
        <style:list-level-properties text:space-before="4in" text:min-label-width="0.375in"/>
        <style:text-properties fo:font-family="Century Gothic" fo:font-size="100%"/>
      </text:list-level-style-number>
    </text:list-style>
    <text:list-style style:name="a1101">
      <text:list-level-style-number text:level="1" style:num-format="A" style:num-letter-sync="true" style:num-suffix=".">
        <style:list-level-properties text:space-before="0in" text:min-label-width="0.375in"/>
        <style:text-properties fo:font-family="Century Gothic" fo:font-size="100%"/>
      </text:list-level-style-number>
      <text:list-level-style-number text:level="2" style:num-format="A" style:num-letter-sync="true" style:num-suffix=".">
        <style:list-level-properties text:space-before="0.5in" text:min-label-width="0.375in"/>
        <style:text-properties fo:font-family="Century Gothic" fo:font-size="100%"/>
      </text:list-level-style-number>
      <text:list-level-style-number text:level="3" style:num-format="A" style:num-letter-sync="true" style:num-suffix=".">
        <style:list-level-properties text:space-before="1in" text:min-label-width="0.375in"/>
        <style:text-properties fo:font-family="Century Gothic" fo:font-size="100%"/>
      </text:list-level-style-number>
      <text:list-level-style-number text:level="4" style:num-format="A" style:num-letter-sync="true" style:num-suffix=".">
        <style:list-level-properties text:space-before="1.5in" text:min-label-width="0.375in"/>
        <style:text-properties fo:font-family="Century Gothic" fo:font-size="100%"/>
      </text:list-level-style-number>
      <text:list-level-style-number text:level="5" style:num-format="A" style:num-letter-sync="true" style:num-suffix=".">
        <style:list-level-properties text:space-before="2in" text:min-label-width="0.375in"/>
        <style:text-properties fo:font-family="Century Gothic" fo:font-size="100%"/>
      </text:list-level-style-number>
      <text:list-level-style-number text:level="6" style:num-format="A" style:num-letter-sync="true" style:num-suffix=".">
        <style:list-level-properties text:space-before="2.5in" text:min-label-width="0.375in"/>
        <style:text-properties fo:font-family="Century Gothic" fo:font-size="100%"/>
      </text:list-level-style-number>
      <text:list-level-style-number text:level="7" style:num-format="A" style:num-letter-sync="true" style:num-suffix=".">
        <style:list-level-properties text:space-before="3in" text:min-label-width="0.375in"/>
        <style:text-properties fo:font-family="Century Gothic" fo:font-size="100%"/>
      </text:list-level-style-number>
      <text:list-level-style-number text:level="8" style:num-format="A" style:num-letter-sync="true" style:num-suffix=".">
        <style:list-level-properties text:space-before="3.5in" text:min-label-width="0.375in"/>
        <style:text-properties fo:font-family="Century Gothic" fo:font-size="100%"/>
      </text:list-level-style-number>
      <text:list-level-style-number text:level="9" style:num-format="A" style:num-letter-sync="true" style:num-suffix=".">
        <style:list-level-properties text:space-before="4in" text:min-label-width="0.375in"/>
        <style:text-properties fo:font-family="Century Gothic" fo:font-size="100%"/>
      </text:list-level-style-number>
    </text:list-style>
    <text:list-style style:name="a969">
      <text:list-level-style-number text:level="1" style:num-format="1" style:num-suffix=".">
        <style:list-level-properties text:space-before="0in" text:min-label-width="0.375in"/>
        <style:text-properties fo:font-family="Century Gothic" fo:font-size="100%"/>
      </text:list-level-style-number>
      <text:list-level-style-number text:level="2" style:num-format="1" style:num-suffix=".">
        <style:list-level-properties text:space-before="0.5in" text:min-label-width="0.375in"/>
        <style:text-properties fo:font-family="Century Gothic" fo:font-size="100%"/>
      </text:list-level-style-number>
      <text:list-level-style-number text:level="3" style:num-format="1" style:num-suffix=".">
        <style:list-level-properties text:space-before="1in" text:min-label-width="0.375in"/>
        <style:text-properties fo:font-family="Century Gothic" fo:font-size="100%"/>
      </text:list-level-style-number>
      <text:list-level-style-number text:level="4" style:num-format="1" style:num-suffix=".">
        <style:list-level-properties text:space-before="1.5in" text:min-label-width="0.375in"/>
        <style:text-properties fo:font-family="Century Gothic" fo:font-size="100%"/>
      </text:list-level-style-number>
      <text:list-level-style-number text:level="5" style:num-format="1" style:num-suffix=".">
        <style:list-level-properties text:space-before="2in" text:min-label-width="0.375in"/>
        <style:text-properties fo:font-family="Century Gothic" fo:font-size="100%"/>
      </text:list-level-style-number>
      <text:list-level-style-number text:level="6" style:num-format="1" style:num-suffix=".">
        <style:list-level-properties text:space-before="2.5in" text:min-label-width="0.375in"/>
        <style:text-properties fo:font-family="Century Gothic" fo:font-size="100%"/>
      </text:list-level-style-number>
      <text:list-level-style-number text:level="7" style:num-format="1" style:num-suffix=".">
        <style:list-level-properties text:space-before="3in" text:min-label-width="0.375in"/>
        <style:text-properties fo:font-family="Century Gothic" fo:font-size="100%"/>
      </text:list-level-style-number>
      <text:list-level-style-number text:level="8" style:num-format="1" style:num-suffix=".">
        <style:list-level-properties text:space-before="3.5in" text:min-label-width="0.375in"/>
        <style:text-properties fo:font-family="Century Gothic" fo:font-size="100%"/>
      </text:list-level-style-number>
      <text:list-level-style-number text:level="9" style:num-format="1" style:num-suffix=".">
        <style:list-level-properties text:space-before="4in" text:min-label-width="0.375in"/>
        <style:text-properties fo:font-family="Century Gothic" fo:font-size="100%"/>
      </text:list-level-style-number>
    </text:list-style>
  </office:automatic-styles>
  <office:body>
    <office:presentation>
      <draw:page draw:name="Slide1" draw:style-name="a444" draw:master-page-name="Master1-Layout1-title-Title-Slide" presentation:presentation-page-layout-name="Master1-PPL1" draw:id="Slide-256">
        <draw:frame draw:id="id91" presentation:style-name="a448" draw:name="Title 1" svg:x="0.88583in" svg:y="1.58481in" svg:width="11.62562in" svg:height="1.06405in" presentation:class="title" presentation:placeholder="false">
          <draw:text-box>
            <text:p text:style-name="a447" text:class-names="" text:cond-style-name=""><text:span text:style-name="a445" text:class-names="">KEWARGANEGARAA</text:span><text:span text:style-name="a446" text:class-names="">N</text:span></text:p>
          </draw:text-box>
          <svg:title/>
          <svg:desc/>
        </draw:frame>
        <draw:frame draw:id="id92" presentation:style-name="a457" draw:name="Subtitle 2" svg:x="0.88583in" svg:y="5.7752in" svg:width="11.56168in" svg:height="0.47569in" presentation:class="subtitle" presentation:placeholder="false">
          <draw:text-box>
            <text:p text:style-name="a456" text:class-names="" text:cond-style-name=""><text:span text:style-name="a449" text:class-names="">Oleh :<text:s text:c="1"/></text:span><text:span text:style-name="a450" text:class-names="">HJ.Maryati</text:span><text:span text:style-name="a451" text:class-names="">,</text:span><text:span text:style-name="a452" text:class-names=""><text:s text:c="1"/></text:span><text:span text:style-name="a453" text:class-names="">M.A</text:span><text:span text:style-name="a454" text:class-names="">g</text:span><text:span text:style-name="a455" text:class-names=""/></text:p>
          </draw:text-box>
          <svg:title/>
          <svg:desc/>
        </draw:frame>
      </draw:page>
      <draw:page draw:name="Slide2" draw:style-name="a458" draw:master-page-name="Master1-Layout2-obj-Title-and-Content" presentation:presentation-page-layout-name="Master1-PPL2" draw:id="Slide-257">
        <draw:frame draw:id="id93" presentation:style-name="a462" draw:name="Title 1" svg:x="0.88583in" svg:y="0.48905in" svg:width="11.56168in" svg:height="1.0613in" presentation:class="title" presentation:placeholder="false">
          <draw:text-box>
            <text:p text:style-name="a461" text:class-names="" text:cond-style-name=""><text:span text:style-name="a459" text:class-names="">SILABUS KEWARGANEGARAAN</text:span><text:span text:style-name="a460" text:class-names=""/></text:p>
          </draw:text-box>
          <svg:title/>
          <svg:desc/>
        </draw:frame>
        <draw:frame draw:id="id94" draw:style-name="a547" draw:name="TextBox 4" svg:x="0.53636in" svg:y="2.5in" svg:width="13.65455in" svg:height="4.04685in">
          <draw:text-box>
            <text:p text:style-name="a465" text:class-names="" text:cond-style-name=""><text:span text:style-name="a463" text:class-names=""> </text:span><text:span text:style-name="a464" text:class-names=""/></text:p>
            <text:list text:style-name="a469">
              <text:list-item>
                <text:p text:style-name="a468" text:class-names="" text:cond-style-name=""><text:span text:style-name="a466" text:class-names="">KOMPETENSI DASAR<text:s text:c="1"/></text:span><text:span text:style-name="a467" text:class-names=""/></text:p>
              </text:list-item>
            </text:list>
            <text:p text:style-name="a488" text:class-names="" text:cond-style-name=""><text:span text:style-name="a470" text:class-names="">Setelah<text:s text:c="1"/></text:span><text:span text:style-name="a471" text:class-names="">mengikuti</text:span><text:span text:style-name="a472" text:class-names=""><text:s text:c="1"/></text:span><text:span text:style-name="a473" text:class-names="">perkuliahan</text:span><text:span text:style-name="a474" text:class-names=""><text:s text:c="1"/></text:span><text:span text:style-name="a475" text:class-names="">ini</text:span><text:span text:style-name="a476" text:class-names="">,<text:s text:c="1"/></text:span><text:span text:style-name="a477" text:class-names="">mahasiswa</text:span><text:span text:style-name="a478" text:class-names=""><text:s text:c="1"/></text:span><text:span text:style-name="a479" text:class-names="">diharapkan</text:span><text:span text:style-name="a480" text:class-names=""><text:s text:c="1"/></text:span><text:span text:style-name="a481" text:class-names="">dapat</text:span><text:span text:style-name="a482" text:class-names=""><text:s text:c="1"/></text:span><text:span text:style-name="a483" text:class-names="">memiliki</text:span><text:span text:style-name="a484" text:class-names=""><text:s text:c="1"/></text:span><text:span text:style-name="a485" text:class-names="">kompetensi</text:span><text:span text:style-name="a486" text:class-names="">:</text:span><text:span text:style-name="a487" text:class-names=""/></text:p>
            <text:p text:style-name="a492" text:class-names="" text:cond-style-name=""><text:span text:style-name="a489" text:class-names="">Sikap</text:span><text:span text:style-name="a490" text:class-names="">:</text:span><text:span text:style-name="a491" text:class-names=""/></text:p>
            <text:p text:style-name="a509" text:class-names="" text:cond-style-name=""><text:span text:style-name="a493" text:class-names="">1.<text:s text:c="1"/></text:span><text:span text:style-name="a494" text:class-names="">Berkontribusi</text:span><text:span text:style-name="a495" text:class-names=""><text:s text:c="1"/></text:span><text:span text:style-name="a496" text:class-names="">dalam</text:span><text:span text:style-name="a497" text:class-names=""><text:s text:c="1"/></text:span><text:span text:style-name="a498" text:class-names="">peningkatan</text:span><text:span text:style-name="a499" text:class-names=""><text:s text:c="1"/></text:span><text:span text:style-name="a500" text:class-names="">mutu</text:span><text:span text:style-name="a501" text:class-names=""><text:s text:c="1"/></text:span><text:span text:style-name="a502" text:class-names="">kehidupan</text:span><text:span text:style-name="a503" text:class-names=""><text:s text:c="1"/></text:span><text:span text:style-name="a504" text:class-names="">bermasyarakat</text:span><text:span text:style-name="a505" text:class-names="">,<text:s text:c="1"/></text:span><text:span text:style-name="a506" text:class-names="">berbangsa</text:span><text:span text:style-name="a507" text:class-names="">,<text:s text:c="1"/></text:span><text:span text:style-name="a508" text:class-names=""/></text:p>
            <text:p text:style-name="a517" text:class-names="" text:cond-style-name=""><text:span text:style-name="a510" text:class-names="">bernegara</text:span><text:span text:style-name="a511" text:class-names="">, dan<text:s text:c="1"/></text:span><text:span text:style-name="a512" text:class-names="">peradaban</text:span><text:span text:style-name="a513" text:class-names=""><text:s text:c="1"/></text:span><text:span text:style-name="a514" text:class-names="">berdasarkan</text:span><text:span text:style-name="a515" text:class-names=""><text:s text:c="1"/>Pancasila<text:s text:c="1"/></text:span><text:span text:style-name="a516" text:class-names=""/></text:p>
            <text:p text:style-name="a534" text:class-names="" text:cond-style-name=""><text:span text:style-name="a518" text:class-names="">2.<text:s text:c="1"/></text:span><text:span text:style-name="a519" text:class-names="">Berperan</text:span><text:span text:style-name="a520" text:class-names=""><text:s text:c="1"/></text:span><text:span text:style-name="a521" text:class-names="">sebagai</text:span><text:span text:style-name="a522" text:class-names=""><text:s text:c="1"/></text:span><text:span text:style-name="a523" text:class-names="">warga</text:span><text:span text:style-name="a524" text:class-names=""><text:s text:c="1"/>negara yang<text:s text:c="1"/></text:span><text:span text:style-name="a525" text:class-names="">bangga</text:span><text:span text:style-name="a526" text:class-names=""><text:s text:c="1"/>dan<text:s text:c="1"/></text:span><text:span text:style-name="a527" text:class-names="">cinta</text:span><text:span text:style-name="a528" text:class-names=""><text:s text:c="1"/></text:span><text:span text:style-name="a529" text:class-names="">tanah</text:span><text:span text:style-name="a530" text:class-names=""><text:s text:c="1"/>air,<text:s text:c="1"/></text:span><text:span text:style-name="a531" text:class-names="">memiliki</text:span><text:span text:style-name="a532" text:class-names=""><text:s text:c="1"/></text:span><text:span text:style-name="a533" text:class-names=""/></text:p>
            <text:p text:style-name="a544" text:class-names="" text:cond-style-name=""><text:span text:style-name="a535" text:class-names="">nasionalisme</text:span><text:span text:style-name="a536" text:class-names=""><text:s text:c="1"/></text:span><text:span text:style-name="a537" text:class-names="">serta</text:span><text:span text:style-name="a538" text:class-names=""><text:s text:c="1"/>rasa<text:s text:c="1"/></text:span><text:span text:style-name="a539" text:class-names="">tanggungjawab</text:span><text:span text:style-name="a540" text:class-names=""><text:s text:c="1"/>pada negara dan<text:s text:c="1"/></text:span><text:span text:style-name="a541" text:class-names="">bangsa</text:span><text:span text:style-name="a542" text:class-names=""><text:s text:c="1"/></text:span><text:span text:style-name="a543" text:class-names=""/></text:p>
            <text:p text:style-name="a546" text:class-names="" text:cond-style-name=""><text:span text:style-name="a545" text:class-names=""/></text:p>
          </draw:text-box>
          <svg:title/>
          <svg:desc/>
        </draw:frame>
      </draw:page>
      <draw:page draw:name="Slide3" draw:style-name="a548" draw:master-page-name="Master1-Layout2-obj-Title-and-Content" presentation:presentation-page-layout-name="Master1-PPL2" draw:id="Slide-258">
        <draw:frame draw:id="id95" draw:style-name="a681" draw:name="TextBox 4" svg:x="0.8in" svg:y="2.20909in" svg:width="11.72727in" svg:height="5.00023in">
          <draw:text-box>
            <text:p text:style-name="a550" text:class-names="" text:cond-style-name=""><text:span text:style-name="a549" text:class-names=""/></text:p>
            <text:p text:style-name="a567" text:class-names="" text:cond-style-name=""><text:span text:style-name="a551" text:class-names="">3.<text:s text:c="1"/></text:span><text:span text:style-name="a552" text:class-names="">Taat</text:span><text:span text:style-name="a553" text:class-names=""><text:s text:c="1"/></text:span><text:span text:style-name="a554" text:class-names="">hukum</text:span><text:span text:style-name="a555" text:class-names=""><text:s text:c="1"/>dan<text:s text:c="1"/></text:span><text:span text:style-name="a556" text:class-names="">disiplin</text:span><text:span text:style-name="a557" text:class-names=""><text:s text:c="1"/></text:span><text:span text:style-name="a558" text:class-names="">dalam</text:span><text:span text:style-name="a559" text:class-names=""><text:s text:c="1"/></text:span><text:span text:style-name="a560" text:class-names="">kehidupan</text:span><text:span text:style-name="a561" text:class-names=""><text:s text:c="1"/></text:span><text:span text:style-name="a562" text:class-names="">bermasyarakat</text:span><text:span text:style-name="a563" text:class-names=""><text:s text:c="1"/>dan<text:s text:c="1"/></text:span><text:span text:style-name="a564" text:class-names="">bernegara</text:span><text:span text:style-name="a565" text:class-names=""><text:s text:c="1"/></text:span><text:span text:style-name="a566" text:class-names=""/></text:p>
            <text:p text:style-name="a579" text:class-names="" text:cond-style-name=""><text:span text:style-name="a568" text:class-names="">4.<text:s text:c="1"/></text:span><text:span text:style-name="a569" text:class-names="">Menginternalisasi</text:span><text:span text:style-name="a570" text:class-names=""><text:s text:c="1"/></text:span><text:span text:style-name="a571" text:class-names="">nilai</text:span><text:span text:style-name="a572" text:class-names="">,<text:s text:c="1"/></text:span><text:span text:style-name="a573" text:class-names="">norma</text:span><text:span text:style-name="a574" text:class-names="">, dan<text:s text:c="1"/></text:span><text:span text:style-name="a575" text:class-names="">etika</text:span><text:span text:style-name="a576" text:class-names=""><text:s text:c="1"/></text:span><text:span text:style-name="a577" text:class-names="">akademik</text:span><text:span text:style-name="a578" text:class-names=""/></text:p>
            <text:p text:style-name="a585" text:class-names="" text:cond-style-name=""><text:span text:style-name="a580" text:class-names="">Keterampilan</text:span><text:span text:style-name="a581" text:class-names=""><text:s text:c="1"/></text:span><text:span text:style-name="a582" text:class-names="">Umum</text:span><text:span text:style-name="a583" text:class-names="">:<text:s text:c="1"/></text:span><text:span text:style-name="a584" text:class-names=""/></text:p>
            <text:p text:style-name="a597" text:class-names="" text:cond-style-name=""><text:span text:style-name="a586" text:class-names="">1. Mampu<text:s text:c="1"/></text:span><text:span text:style-name="a587" text:class-names="">menunjukkan</text:span><text:span text:style-name="a588" text:class-names=""><text:s text:c="1"/></text:span><text:span text:style-name="a589" text:class-names="">kinerja</text:span><text:span text:style-name="a590" text:class-names=""><text:s text:c="1"/></text:span><text:span text:style-name="a591" text:class-names="">mandiri</text:span><text:span text:style-name="a592" text:class-names="">,<text:s text:c="1"/></text:span><text:span text:style-name="a593" text:class-names="">bermutu</text:span><text:span text:style-name="a594" text:class-names="">, dan<text:s text:c="1"/></text:span><text:span text:style-name="a595" text:class-names="">terukur</text:span><text:span text:style-name="a596" text:class-names=""/></text:p>
            <text:p text:style-name="a616" text:class-names="" text:cond-style-name=""><text:span text:style-name="a598" text:class-names="">2. Mampu<text:s text:c="1"/></text:span><text:span text:style-name="a599" text:class-names="">mengambil</text:span><text:span text:style-name="a600" text:class-names=""><text:s text:c="1"/></text:span><text:span text:style-name="a601" text:class-names="">keputusan</text:span><text:span text:style-name="a602" text:class-names=""><text:s text:c="1"/></text:span><text:span text:style-name="a603" text:class-names="">secara</text:span><text:span text:style-name="a604" text:class-names=""><text:s text:c="1"/></text:span><text:span text:style-name="a605" text:class-names="">tepat</text:span><text:span text:style-name="a606" text:class-names=""><text:s text:c="1"/></text:span><text:span text:style-name="a607" text:class-names="">dalam</text:span><text:span text:style-name="a608" text:class-names=""><text:s text:c="1"/></text:span><text:span text:style-name="a609" text:class-names="">konteks</text:span><text:span text:style-name="a610" text:class-names=""><text:s text:c="1"/></text:span><text:span text:style-name="a611" text:class-names="">penyelesaian</text:span><text:span text:style-name="a612" text:class-names=""><text:s text:c="1"/></text:span><text:span text:style-name="a613" text:class-names="">masalah</text:span><text:span text:style-name="a614" text:class-names=""><text:s text:c="1"/>di<text:s text:c="1"/></text:span><text:span text:style-name="a615" text:class-names=""/></text:p>
            <text:p text:style-name="a630" text:class-names="" text:cond-style-name=""><text:span text:style-name="a617" text:class-names="">bidang</text:span><text:span text:style-name="a618" text:class-names=""><text:s text:c="1"/></text:span><text:span text:style-name="a619" text:class-names="">keahliannya</text:span><text:span text:style-name="a620" text:class-names="">,<text:s text:c="1"/></text:span><text:span text:style-name="a621" text:class-names="">berdasarkan</text:span><text:span text:style-name="a622" text:class-names=""><text:s text:c="1"/></text:span><text:span text:style-name="a623" text:class-names="">hasil</text:span><text:span text:style-name="a624" text:class-names=""><text:s text:c="1"/></text:span><text:span text:style-name="a625" text:class-names="">analisis</text:span><text:span text:style-name="a626" text:class-names=""><text:s text:c="1"/></text:span><text:span text:style-name="a627" text:class-names="">informasi</text:span><text:span text:style-name="a628" text:class-names=""><text:s text:c="1"/>dan data<text:s text:c="1"/></text:span><text:span text:style-name="a629" text:class-names=""/></text:p>
            <text:p text:style-name="a649" text:class-names="" text:cond-style-name=""><text:span text:style-name="a631" text:class-names="">3. Mampu<text:s text:c="1"/></text:span><text:span text:style-name="a632" text:class-names="">bertanggung</text:span><text:span text:style-name="a633" text:class-names=""><text:s text:c="1"/></text:span><text:span text:style-name="a634" text:class-names="">jawab</text:span><text:span text:style-name="a635" text:class-names=""><text:s text:c="1"/></text:span><text:span text:style-name="a636" text:class-names="">atas</text:span><text:span text:style-name="a637" text:class-names=""><text:s text:c="1"/></text:span><text:span text:style-name="a638" text:class-names="">pencapaian</text:span><text:span text:style-name="a639" text:class-names=""><text:s text:c="1"/></text:span><text:span text:style-name="a640" text:class-names="">hasil</text:span><text:span text:style-name="a641" text:class-names=""><text:s text:c="1"/></text:span><text:span text:style-name="a642" text:class-names="">kerja</text:span><text:span text:style-name="a643" text:class-names=""><text:s text:c="1"/></text:span><text:span text:style-name="a644" text:class-names="">kelompok</text:span><text:span text:style-name="a645" text:class-names=""><text:s text:c="1"/>dan<text:s text:c="1"/></text:span><text:span text:style-name="a646" text:class-names="">melakukan</text:span><text:span text:style-name="a647" text:class-names=""><text:s text:c="1"/></text:span><text:span text:style-name="a648" text:class-names=""/></text:p>
            <text:p text:style-name="a667" text:class-names="" text:cond-style-name=""><text:span text:style-name="a650" text:class-names="">supervisi</text:span><text:span text:style-name="a651" text:class-names=""><text:s text:c="1"/>dan<text:s text:c="1"/></text:span><text:span text:style-name="a652" text:class-names="">evaluasi</text:span><text:span text:style-name="a653" text:class-names=""><text:s text:c="1"/></text:span><text:span text:style-name="a654" text:class-names="">terhadap</text:span><text:span text:style-name="a655" text:class-names=""><text:s text:c="1"/></text:span><text:span text:style-name="a656" text:class-names="">penyelesaian</text:span><text:span text:style-name="a657" text:class-names=""><text:s text:c="1"/></text:span><text:span text:style-name="a658" text:class-names="">pekerjaan</text:span><text:span text:style-name="a659" text:class-names=""><text:s text:c="1"/>yang<text:s text:c="1"/></text:span><text:span text:style-name="a660" text:class-names="">ditugaskan</text:span><text:span text:style-name="a661" text:class-names=""><text:s text:c="1"/></text:span><text:span text:style-name="a662" text:class-names="">kepada</text:span><text:span text:style-name="a663" text:class-names=""><text:s text:c="1"/></text:span><text:span text:style-name="a664" text:class-names="">pekerja</text:span><text:span text:style-name="a665" text:class-names=""><text:s text:c="1"/></text:span><text:span text:style-name="a666" text:class-names=""/></text:p>
            <text:p text:style-name="a677" text:class-names="" text:cond-style-name=""><text:span text:style-name="a668" text:class-names="">yang<text:s text:c="1"/></text:span><text:span text:style-name="a669" text:class-names="">berada</text:span><text:span text:style-name="a670" text:class-names=""><text:s text:c="1"/>di<text:s text:c="1"/></text:span><text:span text:style-name="a671" text:class-names="">bawah</text:span><text:span text:style-name="a672" text:class-names=""><text:s text:c="1"/></text:span><text:span text:style-name="a673" text:class-names="">tanggung</text:span><text:span text:style-name="a674" text:class-names=""><text:s text:c="1"/></text:span><text:span text:style-name="a675" text:class-names="">jawabnya</text:span><text:span text:style-name="a676" text:class-names=""/></text:p>
            <text:p text:style-name="a680" text:class-names="" text:cond-style-name=""><text:span text:style-name="a678" text:class-names=""> </text:span><text:span text:style-name="a679" text:class-names=""/></text:p>
          </draw:text-box>
          <svg:title/>
          <svg:desc/>
        </draw:frame>
      </draw:page>
      <draw:page draw:name="Slide4" draw:style-name="a682" draw:master-page-name="Master1-Layout2-obj-Title-and-Content" presentation:presentation-page-layout-name="Master1-PPL2" draw:id="Slide-259">
        <draw:frame draw:id="id96" draw:style-name="a854" draw:name="TextBox 4" svg:x="0.61818in" svg:y="1.66364in" svg:width="11.57273in" svg:height="5.48099in">
          <draw:text-box>
            <text:p text:style-name="a686" text:class-names="" text:cond-style-name=""><text:span text:style-name="a683" text:class-names="">B. DESKRIPSI<text:s text:c="1"/></text:span><text:span text:style-name="a684" text:class-names="">ISI:</text:span><text:span text:style-name="a685" text:class-names=""/></text:p>
            <text:p text:style-name="a725" text:class-names="" text:cond-style-name=""><text:span text:style-name="a687" text:class-names="">Mata<text:s text:c="1"/></text:span><text:span text:style-name="a688" text:class-names="">kuliah</text:span><text:span text:style-name="a689" text:class-names=""><text:s text:c="1"/></text:span><text:span text:style-name="a690" text:class-names="">ini</text:span><text:span text:style-name="a691" text:class-names=""><text:s text:c="1"/></text:span><text:span text:style-name="a692" text:class-names="">merupakan</text:span><text:span text:style-name="a693" text:class-names=""><text:s text:c="2"/></text:span><text:span text:style-name="a694" text:class-names="">mata</text:span><text:span text:style-name="a695" text:class-names=""><text:s text:c="1"/></text:span><text:span text:style-name="a696" text:class-names="">kuliah</text:span><text:span text:style-name="a697" text:class-names=""><text:s text:c="1"/>yang<text:s text:c="1"/></text:span><text:span text:style-name="a698" text:class-names="">diberikan</text:span><text:span text:style-name="a699" text:class-names=""><text:s text:c="1"/></text:span><text:span text:style-name="a700" text:class-names="">kepada</text:span><text:span text:style-name="a701" text:class-names=""><text:s text:c="1"/></text:span><text:span text:style-name="a702" text:class-names="">mahasiswa</text:span><text:span text:style-name="a703" text:class-names=""><text:s text:c="1"/>Strata 1<text:s text:c="1"/></text:span><text:span text:style-name="a704" text:class-names="">jurusan</text:span><text:span text:style-name="a705" text:class-names=""><text:s text:c="1"/></text:span><text:span text:style-name="a706" text:class-names="">sistem</text:span><text:span text:style-name="a707" text:class-names=""><text:s text:c="1"/></text:span><text:span text:style-name="a708" text:class-names="">Informatika</text:span><text:span text:style-name="a709" text:class-names=""><text:s text:c="1"/>yang<text:s text:c="1"/></text:span><text:span text:style-name="a710" text:class-names="">ada</text:span><text:span text:style-name="a711" text:class-names=""><text:s text:c="1"/>di STMIK ANTAR BANGSA. Mata<text:s text:c="1"/></text:span><text:span text:style-name="a712" text:class-names="">kuliah</text:span><text:span text:style-name="a713" text:class-names=""><text:s text:c="1"/></text:span><text:span text:style-name="a714" text:class-names="">Kewarganegaraan</text:span><text:span text:style-name="a715" text:class-names=""><text:s text:c="1"/></text:span><text:span text:style-name="a716" text:class-names="">membahas</text:span><text:span text:style-name="a717" text:class-names=""><text:s text:c="1"/>dan<text:s text:c="1"/></text:span><text:span text:style-name="a718" text:class-names="">mendalami</text:span><text:span text:style-name="a719" text:class-names=""><text:s text:c="1"/></text:span><text:span text:style-name="a720" text:class-names="">tentang</text:span><text:span text:style-name="a721" text:class-names=""><text:s text:c="1"/></text:span><text:span text:style-name="a722" text:class-names="">pengetahuan</text:span><text:span text:style-name="a723" text:class-names=""><text:s text:c="1"/>dan<text:s text:c="1"/></text:span><text:span text:style-name="a724" text:class-names=""/></text:p>
            <text:p text:style-name="a743" text:class-names="" text:cond-style-name=""><text:span text:style-name="a726" text:class-names="">pengalaman</text:span><text:span text:style-name="a727" text:class-names=""><text:s text:c="1"/></text:span><text:span text:style-name="a728" text:class-names="">belajar</text:span><text:span text:style-name="a729" text:class-names=""><text:s text:c="1"/></text:span><text:span text:style-name="a730" text:class-names="">untuk</text:span><text:span text:style-name="a731" text:class-names=""><text:s text:c="1"/></text:span><text:span text:style-name="a732" text:class-names="">meningkatkan</text:span><text:span text:style-name="a733" text:class-names=""><text:s text:c="1"/></text:span><text:span text:style-name="a734" text:class-names="">pemahaman</text:span><text:span text:style-name="a735" text:class-names=""><text:s text:c="1"/>dan<text:s text:c="1"/></text:span><text:span text:style-name="a736" text:class-names="">kesadaran</text:span><text:span text:style-name="a737" text:class-names=""><text:s text:c="1"/></text:span><text:span text:style-name="a738" text:class-names="">tentang</text:span><text:span text:style-name="a739" text:class-names="">: rasa<text:s text:c="1"/></text:span><text:span text:style-name="a740" text:class-names="">kebangsaan</text:span><text:span text:style-name="a741" text:class-names=""><text:s text:c="1"/></text:span><text:span text:style-name="a742" text:class-names=""/></text:p>
            <text:p text:style-name="a760" text:class-names="" text:cond-style-name=""><text:span text:style-name="a744" text:class-names="">dan<text:s text:c="1"/></text:span><text:span text:style-name="a745" text:class-names="">cinta</text:span><text:span text:style-name="a746" text:class-names=""><text:s text:c="1"/></text:span><text:span text:style-name="a747" text:class-names="">tanah</text:span><text:span text:style-name="a748" text:class-names=""><text:s text:c="1"/>air,<text:s text:c="1"/></text:span><text:span text:style-name="a749" text:class-names="">demokratis</text:span><text:span text:style-name="a750" text:class-names=""><text:s text:c="1"/></text:span><text:span text:style-name="a751" text:class-names="">berkeadaban</text:span><text:span text:style-name="a752" text:class-names="">,<text:s text:c="1"/></text:span><text:span text:style-name="a753" text:class-names="">menjadi</text:span><text:span text:style-name="a754" text:class-names=""><text:s text:c="1"/></text:span><text:span text:style-name="a755" text:class-names="">warganegara</text:span><text:span text:style-name="a756" text:class-names=""><text:s text:c="1"/>yang<text:s text:c="1"/></text:span><text:span text:style-name="a757" text:class-names="">berkepribadian</text:span><text:span text:style-name="a758" text:class-names=""><text:s text:c="1"/></text:span><text:span text:style-name="a759" text:class-names=""/></text:p>
            <text:p text:style-name="a779" text:class-names="" text:cond-style-name=""><text:span text:style-name="a761" text:class-names="">Indonesia<text:s text:c="1"/></text:span><text:span text:style-name="a762" text:class-names="">memiliki</text:span><text:span text:style-name="a763" text:class-names=""><text:s text:c="1"/></text:span><text:span text:style-name="a764" text:class-names="">daya</text:span><text:span text:style-name="a765" text:class-names=""><text:s text:c="1"/></text:span><text:span text:style-name="a766" text:class-names="">saing</text:span><text:span text:style-name="a767" text:class-names="">,<text:s text:c="1"/></text:span><text:span text:style-name="a768" text:class-names="">berdisiplin</text:span><text:span text:style-name="a769" text:class-names=""><text:s text:c="1"/>dan<text:s text:c="1"/></text:span><text:span text:style-name="a770" text:class-names="">berpartisifasi</text:span><text:span text:style-name="a771" text:class-names=""><text:s text:c="1"/></text:span><text:span text:style-name="a772" text:class-names="">aktif</text:span><text:span text:style-name="a773" text:class-names=""><text:s text:c="1"/></text:span><text:span text:style-name="a774" text:class-names="">dalam</text:span><text:span text:style-name="a775" text:class-names=""><text:s text:c="1"/></text:span><text:span text:style-name="a776" text:class-names="">membangun</text:span><text:span text:style-name="a777" text:class-names=""><text:s text:c="1"/></text:span><text:span text:style-name="a778" text:class-names=""/></text:p>
            <text:p text:style-name="a797" text:class-names="" text:cond-style-name=""><text:span text:style-name="a780" text:class-names="">kehidupan</text:span><text:span text:style-name="a781" text:class-names=""><text:s text:c="1"/>yang<text:s text:c="1"/></text:span><text:span text:style-name="a782" text:class-names="">damai</text:span><text:span text:style-name="a783" text:class-names=""><text:s text:c="1"/></text:span><text:span text:style-name="a784" text:class-names="">berdasarkan</text:span><text:span text:style-name="a785" text:class-names=""><text:s text:c="1"/></text:span><text:span text:style-name="a786" text:class-names="">sistem</text:span><text:span text:style-name="a787" text:class-names=""><text:s text:c="1"/></text:span><text:span text:style-name="a788" text:class-names="">nilai</text:span><text:span text:style-name="a789" text:class-names=""><text:s text:c="1"/>Pancasila. Mampu<text:s text:c="1"/></text:span><text:span text:style-name="a790" text:class-names="">mewujudkan</text:span><text:span text:style-name="a791" text:class-names=""><text:s text:c="1"/></text:span><text:span text:style-name="a792" text:class-names="">diri</text:span><text:span text:style-name="a793" text:class-names=""><text:s text:c="1"/></text:span><text:span text:style-name="a794" text:class-names="">menjadi</text:span><text:span text:style-name="a795" text:class-names=""><text:s text:c="1"/></text:span><text:span text:style-name="a796" text:class-names=""/></text:p>
            <text:p text:style-name="a811" text:class-names="" text:cond-style-name=""><text:span text:style-name="a798" text:class-names="">warga</text:span><text:span text:style-name="a799" text:class-names=""><text:s text:c="1"/>negara yang<text:s text:c="1"/></text:span><text:span text:style-name="a800" text:class-names="">baik</text:span><text:span text:style-name="a801" text:class-names=""><text:s text:c="1"/>yang<text:s text:c="1"/></text:span><text:span text:style-name="a802" text:class-names="">mampu</text:span><text:span text:style-name="a803" text:class-names=""><text:s text:c="1"/></text:span><text:span text:style-name="a804" text:class-names="">mendukung</text:span><text:span text:style-name="a805" text:class-names=""><text:s text:c="1"/></text:span><text:span text:style-name="a806" text:class-names="">bangsa</text:span><text:span text:style-name="a807" text:class-names=""><text:s text:c="1"/>dan negara,<text:s text:c="1"/></text:span><text:span text:style-name="a808" text:class-names="">warga</text:span><text:span text:style-name="a809" text:class-names=""><text:s text:c="1"/>negara yang<text:s text:c="1"/></text:span><text:span text:style-name="a810" text:class-names=""/></text:p>
            <text:p text:style-name="a829" text:class-names="" text:cond-style-name=""><text:span text:style-name="a812" text:class-names="">demokratis</text:span><text:span text:style-name="a813" text:class-names=""><text:s text:c="1"/></text:span><text:span text:style-name="a814" text:class-names="">yaitu</text:span><text:span text:style-name="a815" text:class-names=""><text:s text:c="1"/></text:span><text:span text:style-name="a816" text:class-names="">warga</text:span><text:span text:style-name="a817" text:class-names=""><text:s text:c="1"/>negara yang<text:s text:c="1"/></text:span><text:span text:style-name="a818" text:class-names="">cerdas</text:span><text:span text:style-name="a819" text:class-names="">,<text:s text:c="1"/></text:span><text:span text:style-name="a820" text:class-names="">berkeadaban</text:span><text:span text:style-name="a821" text:class-names=""><text:s text:c="1"/>dan<text:s text:c="1"/></text:span><text:span text:style-name="a822" text:class-names="">bertanggung</text:span><text:span text:style-name="a823" text:class-names=""><text:s text:c="1"/></text:span><text:span text:style-name="a824" text:class-names="">jawab</text:span><text:span text:style-name="a825" text:class-names=""><text:s text:c="1"/></text:span><text:span text:style-name="a826" text:class-names="">bagi</text:span><text:span text:style-name="a827" text:class-names=""><text:s text:c="1"/></text:span><text:span text:style-name="a828" text:class-names=""/></text:p>
            <text:p text:style-name="a845" text:class-names="" text:cond-style-name=""><text:span text:style-name="a830" text:class-names="">kelangsungan</text:span><text:span text:style-name="a831" text:class-names=""><text:s text:c="1"/></text:span><text:span text:style-name="a832" text:class-names="">hidup</text:span><text:span text:style-name="a833" text:class-names=""><text:s text:c="1"/>negara Indonesia<text:s text:c="1"/></text:span><text:span text:style-name="a834" text:class-names="">dalam</text:span><text:span text:style-name="a835" text:class-names=""><text:s text:c="1"/></text:span><text:span text:style-name="a836" text:class-names="">mengamalkan</text:span><text:span text:style-name="a837" text:class-names=""><text:s text:c="1"/></text:span><text:span text:style-name="a838" text:class-names="">kemampuan</text:span><text:span text:style-name="a839" text:class-names=""><text:s text:c="1"/></text:span><text:span text:style-name="a840" text:class-names="">ilmu</text:span><text:span text:style-name="a841" text:class-names=""><text:s text:c="1"/></text:span><text:span text:style-name="a842" text:class-names="">pengetahun</text:span><text:span text:style-name="a843" text:class-names="">,<text:s text:c="1"/></text:span><text:span text:style-name="a844" text:class-names=""/></text:p>
            <text:p text:style-name="a853" text:class-names="" text:cond-style-name=""><text:span text:style-name="a846" text:class-names="">teknologi</text:span><text:span text:style-name="a847" text:class-names=""><text:s text:c="1"/>dan<text:s text:c="1"/></text:span><text:span text:style-name="a848" text:class-names="">seni</text:span><text:span text:style-name="a849" text:class-names=""><text:s text:c="1"/>yang<text:s text:c="1"/></text:span><text:span text:style-name="a850" text:class-names="">dimilikinya</text:span><text:span text:style-name="a851" text:class-names="">.</text:span><text:span text:style-name="a852" text:class-names=""/></text:p>
          </draw:text-box>
          <svg:title/>
          <svg:desc/>
        </draw:frame>
      </draw:page>
      <draw:page draw:name="Slide5" draw:style-name="a855" draw:master-page-name="Master1-Layout2-obj-Title-and-Content" presentation:presentation-page-layout-name="Master1-PPL2" draw:id="Slide-260">
        <draw:frame draw:id="id97" draw:style-name="a941" draw:name="TextBox 4" svg:x="0.60909in" svg:y="1.52727in" svg:width="11.59848in" svg:height="5.66261in">
          <draw:text-box>
            <text:p text:style-name="a859" text:class-names="" text:cond-style-name=""><text:span text:style-name="a856" text:class-names="">C. PENDEKATAN<text:s text:c="1"/></text:span><text:span text:style-name="a857" text:class-names="">PEMBELAJARAN</text:span><text:span text:style-name="a858" text:class-names=""/></text:p>
            <text:p text:style-name="a862" text:class-names="" text:cond-style-name=""><text:span text:style-name="a860" text:class-names=""> </text:span><text:span text:style-name="a861" text:class-names=""/></text:p>
            <text:list text:style-name="a870">
              <text:list-item>
                <text:p text:style-name="a869" text:class-names="" text:cond-style-name=""><text:span text:style-name="a863" text:class-names="">Pendekatan</text:span><text:span text:style-name="a864" text:class-names=""><text:tab/><text:tab/>: <text:s text:c="1"/></text:span><text:span text:style-name="a865" text:class-names="">Ekspositori</text:span><text:span text:style-name="a866" text:class-names=""><text:s text:c="1"/>Dan<text:s text:c="1"/></text:span><text:span text:style-name="a867" text:class-names="">Inkuiri</text:span><text:span text:style-name="a868" text:class-names=""/></text:p>
              </text:list-item>
            </text:list>
            <text:list text:style-name="a878">
              <text:list-item>
                <text:p text:style-name="a877" text:class-names="" text:cond-style-name=""><text:span text:style-name="a871" text:class-names="">Metode</text:span><text:span text:style-name="a872" text:class-names=""><text:s text:c="1"/><text:tab/><text:tab/><text:tab/>:<text:s text:c="1"/></text:span><text:span text:style-name="a873" text:class-names="">Ceramah</text:span><text:span text:style-name="a874" text:class-names="">, Tanya <text:s text:c="1"/>Jawab,<text:s text:c="1"/></text:span><text:span text:style-name="a875" text:class-names="">Diskusi</text:span><text:span text:style-name="a876" text:class-names=""/></text:p>
              </text:list-item>
            </text:list>
            <text:list text:style-name="a888">
              <text:list-item>
                <text:p text:style-name="a887" text:class-names="" text:cond-style-name=""><text:span text:style-name="a879" text:class-names="">Tugas</text:span><text:span text:style-name="a880" text:class-names=""><text:s text:c="1"/><text:tab/><text:tab/><text:tab/>:<text:s text:c="1"/></text:span><text:span text:style-name="a881" text:class-names="">Makalah</text:span><text:span text:style-name="a882" text:class-names=""><text:s text:c="1"/></text:span><text:span text:style-name="a883" text:class-names="">individu</text:span><text:span text:style-name="a884" text:class-names=""><text:s text:c="1"/>dan<text:s text:c="1"/></text:span><text:span text:style-name="a885" text:class-names="">kelompok</text:span><text:span text:style-name="a886" text:class-names=""/></text:p>
              </text:list-item>
            </text:list>
            <text:list text:style-name="a895">
              <text:list-item>
                <text:p text:style-name="a894" text:class-names="" text:cond-style-name=""><text:span text:style-name="a889" text:class-names="">Media <text:s text:c="1"/><text:tab/><text:tab/><text:tab/>: Internet,<text:s text:c="1"/></text:span><text:span text:style-name="a890" text:class-names="">powerpoint</text:span><text:span text:style-name="a891" text:class-names="">,<text:s text:c="1"/></text:span><text:span text:style-name="a892" text:class-names="">dll</text:span><text:span text:style-name="a893" text:class-names=""/></text:p>
              </text:list-item>
            </text:list>
            <text:p text:style-name="a898" text:class-names="" text:cond-style-name=""><text:span text:style-name="a896" text:class-names=""> </text:span><text:span text:style-name="a897" text:class-names=""/></text:p>
            <text:p text:style-name="a901" text:class-names="" text:cond-style-name=""><text:span text:style-name="a899" text:class-names="">D. EVALUASI</text:span><text:span text:style-name="a900" text:class-names=""/></text:p>
            <text:p text:style-name="a918" text:class-names="" text:cond-style-name=""><text:span text:style-name="a902" text:class-names="">Nilai Akhir <text:s text:c="1"/></text:span><text:span text:style-name="a903" text:class-names="">mahasiswa</text:span><text:span text:style-name="a904" text:class-names=""><text:s text:c="1"/>pada<text:s text:c="1"/></text:span><text:span text:style-name="a905" text:class-names="">mata</text:span><text:span text:style-name="a906" text:class-names=""><text:s text:c="1"/></text:span><text:span text:style-name="a907" text:class-names="">kuliah</text:span><text:span text:style-name="a908" text:class-names=""><text:s text:c="1"/></text:span><text:span text:style-name="a909" text:class-names="">ini</text:span><text:span text:style-name="a910" text:class-names=""><text:s text:c="1"/></text:span><text:span text:style-name="a911" text:class-names="">didasarkan</text:span><text:span text:style-name="a912" text:class-names=""><text:s text:c="1"/></text:span><text:span text:style-name="a913" text:class-names="">atas</text:span><text:span text:style-name="a914" text:class-names=""><text:s text:c="1"/></text:span><text:span text:style-name="a915" text:class-names="">aspek-aspek</text:span><text:span text:style-name="a916" text:class-names=""><text:s text:c="1"/>:</text:span><text:span text:style-name="a917" text:class-names=""/></text:p>
            <text:list text:style-name="a925">
              <text:list-item>
                <text:p text:style-name="a924" text:class-names="" text:cond-style-name=""><text:span text:style-name="a919" text:class-names="">kehadiran</text:span><text:span text:style-name="a920" text:class-names=""><text:s text:c="1"/>di<text:s text:c="1"/></text:span><text:span text:style-name="a921" text:class-names="">kelas</text:span><text:span text:style-name="a922" text:class-names=""><text:s text:c="1"/>10 %</text:span><text:span text:style-name="a923" text:class-names=""/></text:p>
              </text:list-item>
            </text:list>
            <text:list text:style-name="a930">
              <text:list-item>
                <text:p text:style-name="a929" text:class-names="" text:cond-style-name=""><text:span text:style-name="a926" text:class-names="">Tugas</text:span><text:span text:style-name="a927" text:class-names=""><text:s text:c="1"/>individual <text:s text:c="1"/>20 %</text:span><text:span text:style-name="a928" text:class-names=""/></text:p>
              </text:list-item>
            </text:list>
            <text:list text:style-name="a935">
              <text:list-item>
                <text:p text:style-name="a934" text:class-names="" text:cond-style-name=""><text:span text:style-name="a931" text:class-names="">Ujian</text:span><text:span text:style-name="a932" text:class-names=""><text:s text:c="1"/>Tengah Semester 30 %</text:span><text:span text:style-name="a933" text:class-names=""/></text:p>
              </text:list-item>
            </text:list>
            <text:list text:style-name="a940">
              <text:list-item>
                <text:p text:style-name="a939" text:class-names="" text:cond-style-name=""><text:span text:style-name="a936" text:class-names="">Ujian</text:span><text:span text:style-name="a937" text:class-names=""><text:s text:c="1"/>Akhir Semester 40 %<text:s text:c="1"/></text:span><text:span text:style-name="a938" text:class-names=""/></text:p>
              </text:list-item>
            </text:list>
          </draw:text-box>
          <svg:title/>
          <svg:desc/>
        </draw:frame>
      </draw:page>
      <draw:page draw:name="Slide6" draw:style-name="a942" draw:master-page-name="Master1-Layout2-obj-Title-and-Content" presentation:presentation-page-layout-name="Master1-PPL2" draw:id="Slide-261">
        <draw:frame draw:id="id98" draw:style-name="a1031" draw:name="TextBox 4" svg:x="0.89091in" svg:y="1.38182in" svg:width="10.76364in" svg:height="5.41094in">
          <draw:text-box>
            <text:p text:style-name="a946" text:class-names="" text:cond-style-name=""><text:span text:style-name="a943" text:class-names="">E. RINCIAN <text:s text:c="1"/></text:span><text:span text:style-name="a944" text:class-names="">MATERI PERKULIAHAN:<text:s text:c="1"/></text:span><text:span text:style-name="a945" text:class-names=""/></text:p>
            <text:p text:style-name="a948" text:class-names="" text:cond-style-name=""><text:span text:style-name="a947" text:class-names=""/></text:p>
            <text:list text:style-name="a969">
              <text:list-item>
                <text:p text:style-name="a968" text:class-names="" text:cond-style-name=""><text:span text:style-name="a949" text:class-names="">Pengantar</text:span><text:span text:style-name="a950" text:class-names=""><text:s text:c="1"/>dan<text:s text:c="1"/></text:span><text:span text:style-name="a951" text:class-names="">kontrak</text:span><text:span text:style-name="a952" text:class-names=""><text:s text:c="1"/></text:span><text:span text:style-name="a953" text:class-names="">perkuliahan</text:span><text:span text:style-name="a954" text:class-names=""><text:s text:c="1"/>(</text:span><text:span text:style-name="a955" text:class-names="">Orientasi</text:span><text:span text:style-name="a956" text:class-names=""><text:s text:c="1"/></text:span><text:span text:style-name="a957" text:class-names="">Perkuliahan</text:span><text:span text:style-name="a958" text:class-names="">):<text:s text:c="1"/></text:span><text:span text:style-name="a959" text:class-names="">cakupan</text:span><text:span text:style-name="a960" text:class-names="">, target,<text:s text:c="1"/></text:span><text:span text:style-name="a961" text:class-names="">metode</text:span><text:span text:style-name="a962" text:class-names="">,<text:s text:c="1"/></text:span><text:span text:style-name="a963" text:class-names="">tugas</text:span><text:span text:style-name="a964" text:class-names=""><text:s text:c="1"/>dan<text:s text:c="1"/></text:span><text:span text:style-name="a965" text:class-names="">evaluasi</text:span><text:span text:style-name="a966" text:class-names="">.</text:span><text:span text:style-name="a967" text:class-names=""/></text:p>
              </text:list-item>
            </text:list>
            <text:p text:style-name="a978" text:class-names="" text:cond-style-name=""><text:span text:style-name="a970" text:class-names="">2</text:span><text:span text:style-name="a971" text:class-names="">. <text:s text:c="2"/></text:span><text:span text:style-name="a972" text:class-names="">Pengertian</text:span><text:span text:style-name="a973" text:class-names=""><text:s text:c="1"/>dan<text:s text:c="1"/></text:span><text:span text:style-name="a974" text:class-names="">tujuan</text:span><text:span text:style-name="a975" text:class-names=""><text:s text:c="1"/>Pendidikan<text:s text:c="1"/></text:span><text:span text:style-name="a976" text:class-names="">kewarganegaraan</text:span><text:span text:style-name="a977" text:class-names=""/></text:p>
            <text:p text:style-name="a984" text:class-names="" text:cond-style-name=""><text:span text:style-name="a979" text:class-names="">3</text:span><text:span text:style-name="a980" text:class-names="">. <text:s text:c="2"/></text:span><text:span text:style-name="a981" text:class-names="">filsafat</text:span><text:span text:style-name="a982" text:class-names=""><text:s text:c="1"/>Pancasila</text:span><text:span text:style-name="a983" text:class-names=""/></text:p>
            <text:p text:style-name="a996" text:class-names="" text:cond-style-name=""><text:span text:style-name="a985" text:class-names="">4</text:span><text:span text:style-name="a986" text:class-names="">. <text:s text:c="2"/>Pancasila<text:s text:c="1"/></text:span><text:span text:style-name="a987" text:class-names="">sebagai</text:span><text:span text:style-name="a988" text:class-names=""><text:s text:c="1"/>Nilai<text:s text:c="1"/></text:span><text:span text:style-name="a989" text:class-names="">dasar</text:span><text:span text:style-name="a990" text:class-names=""><text:s text:c="1"/>fundamental<text:s text:c="1"/></text:span><text:span text:style-name="a991" text:class-names="">bagi</text:span><text:span text:style-name="a992" text:class-names=""><text:s text:c="1"/></text:span><text:span text:style-name="a993" text:class-names="">bangsa</text:span><text:span text:style-name="a994" text:class-names=""><text:s text:c="1"/>dan negara Indonesia</text:span><text:span text:style-name="a995" text:class-names=""/></text:p>
            <text:p text:style-name="a1008" text:class-names="" text:cond-style-name=""><text:span text:style-name="a997" text:class-names="">5</text:span><text:span text:style-name="a998" text:class-names="">. <text:s text:c="2"/></text:span><text:span text:style-name="a999" text:class-names="">Makna</text:span><text:span text:style-name="a1000" text:class-names=""><text:s text:c="1"/></text:span><text:span text:style-name="a1001" text:class-names="">nilai-nilai</text:span><text:span text:style-name="a1002" text:class-names=""><text:s text:c="1"/></text:span><text:span text:style-name="a1003" text:class-names="">setiap</text:span><text:span text:style-name="a1004" text:class-names=""><text:s text:c="1"/></text:span><text:span text:style-name="a1005" text:class-names="">sila</text:span><text:span text:style-name="a1006" text:class-names=""><text:s text:c="1"/>Pancasila</text:span><text:span text:style-name="a1007" text:class-names=""/></text:p>
            <text:p text:style-name="a1014" text:class-names="" text:cond-style-name=""><text:span text:style-name="a1009" text:class-names="">6. <text:s text:c="2"/></text:span><text:span text:style-name="a1010" text:class-names="">Identitas</text:span><text:span text:style-name="a1011" text:class-names=""><text:s text:c="1"/></text:span><text:span text:style-name="a1012" text:class-names="">nasional</text:span><text:span text:style-name="a1013" text:class-names=""/></text:p>
            <text:p text:style-name="a1022" text:class-names="" text:cond-style-name=""><text:span text:style-name="a1015" text:class-names="">7. <text:s text:c="1"/></text:span><text:span text:style-name="a1016" text:class-names="">Warga</text:span><text:span text:style-name="a1017" text:class-names=""><text:s text:c="1"/></text:span><text:span text:style-name="a1018" text:class-names="">Negara Dan<text:s text:c="1"/></text:span><text:span text:style-name="a1019" text:class-names="">Kewarganegaraan</text:span><text:span text:style-name="a1020" text:class-names=""><text:s text:c="1"/></text:span><text:span text:style-name="a1021" text:class-names=""/></text:p>
            <text:p text:style-name="a1028" text:class-names="" text:cond-style-name=""><text:span text:style-name="a1023" text:class-names="">8. <text:s text:c="1"/></text:span><text:span text:style-name="a1024" text:class-names="">Tugas</text:span><text:span text:style-name="a1025" text:class-names=""><text:s text:c="1"/></text:span><text:span text:style-name="a1026" text:class-names="">dan UTS</text:span><text:span text:style-name="a1027" text:class-names=""/></text:p>
            <text:p text:style-name="a1030" text:class-names="" text:cond-style-name=""><text:span text:style-name="a1029" text:class-names=""/></text:p>
          </draw:text-box>
          <svg:title/>
          <svg:desc/>
        </draw:frame>
      </draw:page>
      <draw:page draw:name="Slide7" draw:style-name="a1032" draw:master-page-name="Master1-Layout2-obj-Title-and-Content" presentation:presentation-page-layout-name="Master1-PPL2" draw:id="Slide-262">
        <draw:frame draw:id="id99" draw:style-name="a1096" draw:name="TextBox 4" svg:x="0.76364in" svg:y="2.53636in" svg:width="11.12576in" svg:height="4.09144in">
          <draw:text-box>
            <text:p text:style-name="a1034" text:class-names="" text:cond-style-name=""><text:span text:style-name="a1033" text:class-names=""/></text:p>
            <text:p text:style-name="a1040" text:class-names="" text:cond-style-name=""><text:span text:style-name="a1035" text:class-names="">9. <text:s text:c="2"/></text:span><text:span text:style-name="a1036" text:class-names="">Demokrasi</text:span><text:span text:style-name="a1037" text:class-names=""><text:s text:c="1"/></text:span><text:span text:style-name="a1038" text:class-names="">Indonesia</text:span><text:span text:style-name="a1039" text:class-names=""/></text:p>
            <text:p text:style-name="a1045" text:class-names="" text:cond-style-name=""><text:span text:style-name="a1041" text:class-names="">10. Negara<text:s text:c="1"/></text:span><text:span text:style-name="a1042" text:class-names="">dan<text:s text:c="1"/></text:span><text:span text:style-name="a1043" text:class-names="">konstitusi</text:span><text:span text:style-name="a1044" text:class-names=""/></text:p>
            <text:p text:style-name="a1055" text:class-names="" text:cond-style-name=""><text:span text:style-name="a1046" text:class-names="">11.<text:s text:c="1"/></text:span><text:span text:style-name="a1047" text:class-names=""><text:s text:c="1"/></text:span><text:span text:style-name="a1048" text:class-names="">Rule of law dan<text:s text:c="1"/></text:span><text:span text:style-name="a1049" text:class-names="">hak</text:span><text:span text:style-name="a1050" text:class-names=""><text:s text:c="1"/></text:span><text:span text:style-name="a1051" text:class-names="">asasi</text:span><text:span text:style-name="a1052" text:class-names=""><text:s text:c="1"/></text:span><text:span text:style-name="a1053" text:class-names="">manusia</text:span><text:span text:style-name="a1054" text:class-names=""/></text:p>
            <text:p text:style-name="a1060" text:class-names="" text:cond-style-name=""><text:span text:style-name="a1056" text:class-names="">12. <text:s text:c="1"/></text:span><text:span text:style-name="a1057" text:class-names="">Geopolitik</text:span><text:span text:style-name="a1058" text:class-names=""><text:s text:c="1"/>Indonesia</text:span><text:span text:style-name="a1059" text:class-names=""/></text:p>
            <text:list text:style-name="a1070">
              <text:list-item>
                <text:p text:style-name="a1069" text:class-names="" text:cond-style-name=""><text:span text:style-name="a1061" text:class-names="">Unsur-unsur</text:span><text:span text:style-name="a1062" text:class-names=""><text:s text:c="1"/></text:span><text:span text:style-name="a1063" text:class-names="">dasar</text:span><text:span text:style-name="a1064" text:class-names=""><text:s text:c="1"/></text:span><text:span text:style-name="a1065" text:class-names="">wawasan</text:span><text:span text:style-name="a1066" text:class-names=""><text:s text:c="1"/></text:span><text:span text:style-name="a1067" text:class-names="">nusantara</text:span><text:span text:style-name="a1068" text:class-names=""/></text:p>
              </text:list-item>
            </text:list>
            <text:p text:style-name="a1076" text:class-names="" text:cond-style-name=""><text:span text:style-name="a1071" text:class-names="">14. <text:s text:c="1"/></text:span><text:span text:style-name="a1072" text:class-names="">Geostrategi</text:span><text:span text:style-name="a1073" text:class-names=""><text:s text:c="1"/></text:span><text:span text:style-name="a1074" text:class-names="">Indonesia</text:span><text:span text:style-name="a1075" text:class-names=""/></text:p>
            <text:list text:style-name="a1089">
              <text:list-item>
                <text:p text:style-name="a1088" text:class-names="" text:cond-style-name=""><text:span text:style-name="a1077" text:class-names="">Bhinneka</text:span><text:span text:style-name="a1078" text:class-names=""><text:s text:c="1"/></text:span><text:span text:style-name="a1079" text:class-names="">Tunggal<text:s text:c="1"/></text:span><text:span text:style-name="a1080" text:class-names="">Ika</text:span><text:span text:style-name="a1081" text:class-names=""><text:s text:c="1"/></text:span><text:span text:style-name="a1082" text:class-names="">Sebagai</text:span><text:span text:style-name="a1083" text:class-names=""><text:s text:c="1"/></text:span><text:span text:style-name="a1084" text:class-names="">Semboyan</text:span><text:span text:style-name="a1085" text:class-names=""><text:s text:c="1"/></text:span><text:span text:style-name="a1086" text:class-names="">Negara</text:span><text:span text:style-name="a1087" text:class-names=""/></text:p>
              </text:list-item>
            </text:list>
            <text:list text:style-name="a1095">
              <text:list-item>
                <text:p text:style-name="a1094" text:class-names="" text:cond-style-name=""><text:span text:style-name="a1090" text:class-names="">Tugas</text:span><text:span text:style-name="a1091" text:class-names=""><text:s text:c="2"/></text:span><text:span text:style-name="a1092" text:class-names="">dan UAS</text:span><text:span text:style-name="a1093" text:class-names=""/></text:p>
              </text:list-item>
            </text:list>
          </draw:text-box>
          <svg:title/>
          <svg:desc/>
        </draw:frame>
      </draw:page>
      <draw:page draw:name="Slide8" draw:style-name="a1097" draw:master-page-name="Master1-Layout2-obj-Title-and-Content" presentation:presentation-page-layout-name="Master1-PPL2" draw:id="Slide-263">
        <draw:frame draw:id="id100" draw:style-name="a1180" draw:name="TextBox 4" svg:x="0.78182in" svg:y="2.75455in" svg:width="10.65455in" svg:height="3.49582in">
          <draw:text-box>
            <text:list text:style-name="a1101">
              <text:list-item>
                <text:p text:style-name="a1100" text:class-names="" text:cond-style-name=""><text:span text:style-name="a1098" text:class-names="">BUKU REFERENSI</text:span><text:span text:style-name="a1099" text:class-names=""/></text:p>
              </text:list-item>
            </text:list>
            <text:p text:style-name="a1104" text:class-names="" text:cond-style-name=""><text:span text:style-name="a1102" text:class-names=""> </text:span><text:span text:style-name="a1103" text:class-names=""/></text:p>
            <text:p text:style-name="a1125" text:class-names="" text:cond-style-name=""><text:span text:style-name="a1105" text:class-names="">Prof<text:s text:c="1"/></text:span><text:span text:style-name="a1106" text:class-names="">Dr.</text:span><text:span text:style-name="a1107" text:class-names=""><text:s text:c="1"/>H. Kaelan, M.S,<text:s text:c="1"/></text:span><text:span text:style-name="a1108" text:class-names="">Drs.</text:span><text:span text:style-name="a1109" text:class-names=""><text:s text:c="1"/>H.<text:s text:c="1"/></text:span><text:span text:style-name="a1110" text:class-names="">Achmad</text:span><text:span text:style-name="a1111" text:class-names=""><text:s text:c="1"/></text:span><text:span text:style-name="a1112" text:class-names="">Zubaidi</text:span><text:span text:style-name="a1113" text:class-names="">, M.si, Pendidikan<text:s text:c="1"/></text:span><text:span text:style-name="a1114" text:class-names="">Kewarganegaraan</text:span><text:span text:style-name="a1115" text:class-names=""><text:s text:c="1"/></text:span><text:span text:style-name="a1116" text:class-names="">Untuk</text:span><text:span text:style-name="a1117" text:class-names=""><text:s text:c="1"/></text:span><text:span text:style-name="a1118" text:class-names="">Perguruan</text:span><text:span text:style-name="a1119" text:class-names=""><text:s text:c="1"/>Tinggi,<text:s text:c="1"/></text:span><text:span text:style-name="a1120" text:class-names="">Penerbit</text:span><text:span text:style-name="a1121" text:class-names=""><text:s text:c="1"/>“</text:span><text:span text:style-name="a1122" text:class-names="">Paradigma”Yogyakarta</text:span><text:span text:style-name="a1123" text:class-names="">.</text:span><text:span text:style-name="a1124" text:class-names=""/></text:p>
            <text:p text:style-name="a1147" text:class-names="" text:cond-style-name=""><text:span text:style-name="a1126" text:class-names="">Pimpinan</text:span><text:span text:style-name="a1127" text:class-names=""><text:s text:c="1"/>MPR dan Tim<text:s text:c="1"/></text:span><text:span text:style-name="a1128" text:class-names="">kerja</text:span><text:span text:style-name="a1129" text:class-names=""><text:s text:c="1"/></text:span><text:span text:style-name="a1130" text:class-names="">Sosialisasi</text:span><text:span text:style-name="a1131" text:class-names=""><text:s text:c="1"/>MPR<text:s text:c="1"/></text:span><text:span text:style-name="a1132" text:class-names="">periode</text:span><text:span text:style-name="a1133" text:class-names=""><text:s text:c="1"/>2009-2014,<text:s text:c="1"/></text:span><text:span text:style-name="a1134" text:class-names="">Empat</text:span><text:span text:style-name="a1135" text:class-names=""><text:s text:c="1"/>Pilar<text:s text:c="1"/></text:span><text:span text:style-name="a1136" text:class-names="">Kehidupan</text:span><text:span text:style-name="a1137" text:class-names=""><text:s text:c="1"/></text:span><text:span text:style-name="a1138" text:class-names="">berbangsa</text:span><text:span text:style-name="a1139" text:class-names=""><text:s text:c="1"/>dan<text:s text:c="1"/></text:span><text:span text:style-name="a1140" text:class-names="">Bernegara</text:span><text:span text:style-name="a1141" text:class-names="">,<text:s text:c="1"/></text:span><text:span text:style-name="a1142" text:class-names="">Sekretariat</text:span><text:span text:style-name="a1143" text:class-names=""><text:s text:c="1"/></text:span><text:span text:style-name="a1144" text:class-names="">Jenderal</text:span><text:span text:style-name="a1145" text:class-names=""><text:s text:c="1"/>MPR RI</text:span><text:span text:style-name="a1146" text:class-names=""/></text:p>
            <text:p text:style-name="a1173" text:class-names="" text:cond-style-name=""><text:span text:style-name="a1148" text:class-names=""><text:s text:c="1"/></text:span><text:span text:style-name="a1149" text:class-names="">Dr.</text:span><text:span text:style-name="a1150" text:class-names=""><text:s text:c="1"/></text:span><text:span text:style-name="a1151" text:class-names="">Winarno</text:span><text:span text:style-name="a1152" text:class-names="">,<text:s text:c="1"/></text:span><text:span text:style-name="a1153" text:class-names="">S.Pd</text:span><text:span text:style-name="a1154" text:class-names="">.,<text:s text:c="1"/></text:span><text:span text:style-name="a1155" text:class-names="">M.Si</text:span><text:span text:style-name="a1156" text:class-names="">.,<text:s text:c="1"/></text:span><text:span text:style-name="a1157" text:class-names="">Paradigma</text:span><text:span text:style-name="a1158" text:class-names=""><text:s text:c="1"/></text:span><text:span text:style-name="a1159" text:class-names="">Baru</text:span><text:span text:style-name="a1160" text:class-names=""><text:s text:c="1"/>Pendidikan<text:s text:c="1"/></text:span><text:span text:style-name="a1161" text:class-names="">Kewarganegaraan</text:span><text:span text:style-name="a1162" text:class-names=""><text:s text:c="1"/>Panduan<text:s text:c="1"/></text:span><text:span text:style-name="a1163" text:class-names="">Kuliah</text:span><text:span text:style-name="a1164" text:class-names=""><text:s text:c="1"/>Di<text:s text:c="1"/></text:span><text:span text:style-name="a1165" text:class-names="">Perguruan</text:span><text:span text:style-name="a1166" text:class-names=""><text:s text:c="1"/>Tinggi,<text:s text:c="1"/></text:span><text:span text:style-name="a1167" text:class-names="">Penerbit</text:span><text:span text:style-name="a1168" text:class-names=""><text:s text:c="1"/></text:span><text:span text:style-name="a1169" text:class-names="">Bumi</text:span><text:span text:style-name="a1170" text:class-names=""><text:s text:c="1"/></text:span><text:span text:style-name="a1171" text:class-names="">Aksara</text:span><text:span text:style-name="a1172" text:class-names=""/></text:p>
            <text:p text:style-name="a1176" text:class-names="" text:cond-style-name=""><text:span text:style-name="a1174" text:class-names=""> </text:span><text:span text:style-name="a1175" text:class-names=""/></text:p>
            <text:p text:style-name="a1179" text:class-names="" text:cond-style-name=""><text:span text:style-name="a1177" text:class-names=""> </text:span><text:span text:style-name="a1178"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88583in" svg:y="1.58481in" svg:width="11.56168in" svg:height="3.24918in"/>
      <presentation:placeholder presentation:object="subtitle" svg:x="0.88583in" svg:y="5.7752in" svg:width="11.56168in" svg:height="0.47569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2" style:display-name="Title and Content">
      <presentation:placeholder presentation:object="title" svg:x="0.88583in" svg:y="0.48905in" svg:width="11.56168in" svg:height="1.0613in"/>
      <presentation:placeholder presentation:object="object" svg:x="0.89535in" svg:y="2.43032in" svg:width="11.54262in" svg:height="3.9769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3" style:display-name="Section Header">
      <presentation:placeholder presentation:object="title" svg:x="0.88583in" svg:y="3.22769in" svg:width="11.55011in" svg:height="1.6063in"/>
      <presentation:placeholder presentation:object="outline" svg:x="0.88583in" svg:y="5.77559in" svg:width="11.55011in" svg:height="0.47458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4" style:display-name="Two Content">
      <presentation:placeholder presentation:object="title" svg:x="0.88583in" svg:y="0.48905in" svg:width="11.56168in" svg:height="1.0613in"/>
      <presentation:placeholder presentation:object="object" svg:x="0.89535in" svg:y="2.43032in" svg:width="5.67134in" svg:height="3.9794in"/>
      <presentation:placeholder presentation:object="object" svg:x="6.76664in" svg:y="2.43032in" svg:width="5.68087in" svg:height="3.979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5" style:display-name="Comparison">
      <presentation:placeholder presentation:object="title" svg:x="0.88583in" svg:y="0.48905in" svg:width="11.56168in" svg:height="1.0613in"/>
      <presentation:placeholder presentation:object="outline" svg:x="0.891in" svg:y="2.37847in" svg:width="5.6757in" svg:height="0.63021in"/>
      <presentation:placeholder presentation:object="object" svg:x="0.891in" svg:y="3.00868in" svg:width="5.6757in" svg:height="3.40104in"/>
      <presentation:placeholder presentation:object="outline" svg:x="6.76664in" svg:y="2.37847in" svg:width="5.68087in" svg:height="0.63021in"/>
      <presentation:placeholder presentation:object="object" svg:x="6.76664in" svg:y="3.00868in" svg:width="5.68087in" svg:height="3.4010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6" style:display-name="Title Only">
      <presentation:placeholder presentation:object="title" svg:x="0.88583in" svg:y="0.48905in" svg:width="11.56168in" svg:height="1.0613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7" style:display-name="Blank">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8" style:display-name="Content with Caption">
      <presentation:placeholder presentation:object="title" svg:x="1.17361in" svg:y="0.48785in" svg:width="3.87963in" svg:height="1.7699in"/>
      <presentation:placeholder presentation:object="object" svg:x="5.31018in" svg:y="0.48785in" svg:width="6.83796in" svg:height="5.92188in"/>
      <presentation:placeholder presentation:object="outline" svg:x="1.17361in" svg:y="2.47237in" svg:width="3.87963in" svg:height="3.93735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9" style:display-name="Picture with Caption">
      <presentation:placeholder presentation:object="title" svg:x="0.891in" svg:y="0.79563in" svg:width="5.30729in" svg:height="1.76855in"/>
      <presentation:placeholder presentation:object="graphic" svg:x="6.66898in" svg:y="0in" svg:width="6.66435in" svg:height="7.5in"/>
      <presentation:placeholder presentation:object="outline" svg:x="0.891in" svg:y="2.56418in" svg:width="5.30729in" svg:height="3.84554in"/>
      <presentation:placeholder presentation:object="date-time" svg:x="4.24957in" svg:y="6.60691in" svg:width="1.06833in" svg:height="0.39931in"/>
      <presentation:placeholder presentation:object="footer" svg:x="0.64566in" svg:y="6.60691in" svg:width="3.60391in" svg:height="0.39931in"/>
      <presentation:placeholder presentation:object="page-number" svg:x="5.3179in" svg:y="6.46969in" svg:width="1.16159in" svg:height="0.53653in"/>
    </style:presentation-page-layout>
    <style:presentation-page-layout style:name="Master1-PPL10" style:display-name="Panoramic Picture with Caption">
      <presentation:placeholder presentation:object="title" svg:x="0.88583in" svg:y="5.25in" svg:width="11.55011in" svg:height="0.61979in"/>
      <presentation:placeholder presentation:object="graphic" svg:x="0in" svg:y="0in" svg:width="13.33333in" svg:height="5.25in"/>
      <presentation:placeholder presentation:object="outline" svg:x="0.88583in" svg:y="5.86979in" svg:width="11.55011in" svg:height="0.53993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1" style:display-name="Quote with Caption">
      <presentation:placeholder presentation:object="title" svg:x="0.93065in" svg:y="1.35444in" svg:width="6.44558in" svg:height="2.8936in"/>
      <presentation:placeholder presentation:object="outline" svg:x="0.93306in" svg:y="4.85967in" svg:width="6.44317in" svg:height="0.78001in"/>
      <presentation:placeholder presentation:object="outline" svg:x="8.28373in" svg:y="1.18269in" svg:width="4.16667in" svg:height="4.45698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2" style:display-name="Name Card">
      <presentation:placeholder presentation:object="title" svg:x="1.48413in" svg:y="2.66399in" svg:width="4.79278in" svg:height="2.19574in"/>
      <presentation:placeholder presentation:object="outline" svg:x="6.73228in" svg:y="2.5in" svg:width="5.33716in" svg:height="2.51042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3" style:display-name="Title and Vertical Text">
      <presentation:placeholder presentation:object="title" svg:x="0.88583in" svg:y="0.48905in" svg:width="11.56168in" svg:height="1.0613in"/>
      <presentation:placeholder presentation:object="outline" svg:x="0.88583in" svg:y="2.38889in" svg:width="11.55215in" svg:height="4.01837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4" style:display-name="Vertical Title and Text">
      <presentation:placeholder presentation:object="title" svg:x="8.94963in" svg:y="0.64104in" svg:width="2.72834in" svg:height="5.61548in"/>
      <presentation:placeholder presentation:object="outline" svg:x="0.88583in" svg:y="0.48785in" svg:width="7.23047in" svg:height="5.92187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default-style style:family="graphic">
      <style:graphic-properties draw:fill="solid" draw:fill-color="#f03b5e" draw:opacity="100%" draw:stroke="solid" svg:stroke-width="0.01736in" svg:stroke-color="#b02943" svg:stroke-opacity="100%" svg:stroke-linecap="round"/>
    </style:default-style>
    <draw:fill-image draw:name="a88" xlink:href="media/image1.png" xlink:show="embed" xlink:actuate="onLoad"/>
    <draw:fill-image draw:name="a160" xlink:href="media/image1.png" xlink:show="embed" xlink:actuate="onLoad"/>
    <draw:fill-image draw:name="a411" xlink:href="media/image1.png" xlink:show="embed" xlink:actuate="onLoad"/>
    <draw:fill-image draw:name="a33" xlink:href="media/image1.png" xlink:show="embed" xlink:actuate="onLoad"/>
    <draw:fill-image draw:name="a219" xlink:href="media/image1.png" xlink:show="embed" xlink:actuate="onLoad"/>
    <draw:fill-image draw:name="a356" xlink:href="media/image1.png" xlink:show="embed" xlink:actuate="onLoad"/>
    <draw:fill-image draw:name="a54" xlink:href="media/image1.png" xlink:show="embed" xlink:actuate="onLoad"/>
    <draw:fill-image draw:name="a377" xlink:href="media/image1.png" xlink:show="embed" xlink:actuate="onLoad"/>
    <draw:fill-image draw:name="a109" xlink:href="media/image1.png" xlink:show="embed" xlink:actuate="onLoad"/>
    <draw:fill-image draw:name="a247" xlink:href="media/image1.png" xlink:show="embed" xlink:actuate="onLoad"/>
    <draw:fill-image draw:name="a331" xlink:href="media/image1.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76">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center" draw:fill="none" draw:stroke="solid" svg:stroke-width="0.01042in" svg:stroke-color="#636363" svg:stroke-opacity="100%" svg:stroke-linecap="round" draw:auto-grow-width="false" draw:auto-grow-height="false" style:shrink-to-fit="true"/>
      <style:paragraph-properties style:font-independent-line-spacing="true" style:writing-mode="lr-tb"/>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9">
      <style:graphic-properties draw:fill="bitmap" draw:fill-image-name="a88" style:repeat="repeat" draw:fill-image-width="1.83333in" draw:fill-image-height="1.83333in" draw:fill-image-ref-point="top-left" draw:stroke="solid" svg:stroke-width="0.01042in" svg:stroke-color="#f03b5e" svg:stroke-opacity="100%" svg:stroke-linecap="round"/>
    </style:style>
    <style:style style:family="text" style:name="a105">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8">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3">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efef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
      <style:text-properties fo:font-variant="normal" fo:text-transform="none" fo:color="#fefef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draw:fill="bitmap" draw:fill-image-name="a109" style:repeat="repeat" draw:fill-image-width="1.83333in" draw:fill-image-height="1.83333in" draw:fill-image-ref-point="top-left" draw:stroke="solid" svg:stroke-width="0.01042in" svg:stroke-color="#f03b5e" svg:stroke-opacity="100%" svg:stroke-linecap="round"/>
    </style:style>
    <style:style style:family="text" style:name="a11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11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
      <style:graphic-properties draw:fill="bitmap" draw:fill-image-name="a219" style:repeat="repeat" draw:fill-image-width="1.83333in" draw:fill-image-height="1.83333in" draw:fill-image-ref-point="top-left" draw:stroke="solid" svg:stroke-width="0.01042in" svg:stroke-color="#f03b5e" svg:stroke-opacity="100%" svg:stroke-linecap="round"/>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0">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2">
      <style:graphic-properties draw:fill="bitmap" draw:fill-image-name="a331" style:repeat="repeat" draw:fill-image-width="1.83333in" draw:fill-image-height="1.83333in" draw:fill-image-ref-point="top-left" draw:stroke="solid" svg:stroke-width="0.01042in" svg:stroke-color="#f03b5e" svg:stroke-opacity="100%" svg:stroke-linecap="round"/>
    </style:style>
    <style:style style:family="text" style:name="a333">
      <style:text-properties fo:font-variant="normal" fo:text-transform="none" fo:color="#fefefe"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4">
      <style:text-properties fo:font-variant="normal" fo:text-transform="none" fo:color="#fefefe"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1">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5">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paragraph" style:name="a2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4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6">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graphic-properties draw:fill="bitmap" draw:fill-image-name="a247" style:repeat="repeat" draw:fill-image-width="1.83333in" draw:fill-image-height="1.83333in" draw:fill-image-ref-point="top-left" draw:stroke="solid" svg:stroke-width="0.01042in" svg:stroke-color="#f03b5e" svg:stroke-opacity="100%" svg:stroke-linecap="round"/>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fefef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2">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5">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57">
      <style:graphic-properties draw:fill="bitmap" draw:fill-image-name="a356" style:repeat="repeat" draw:fill-image-width="1.83333in" draw:fill-image-height="1.83333in" draw:fill-image-ref-point="top-left" draw:stroke="solid" svg:stroke-width="0.01042in" svg:stroke-color="#f03b5e" svg:stroke-opacity="100%" svg:stroke-linecap="round"/>
    </style:style>
    <style:style style:family="text" style:name="a358">
      <style:text-properties fo:font-variant="normal" fo:text-transform="none" fo:color="#fefef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9">
      <style:text-properties fo:font-variant="normal" fo:text-transform="none" fo:color="#fefef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fefef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8">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2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3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6">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8">
      <style:graphic-properties draw:fill="bitmap" draw:fill-image-name="a377" style:repeat="repeat" draw:fill-image-width="1.83333in" draw:fill-image-height="1.83333in" draw:fill-image-ref-point="top-left" draw:stroke="solid" svg:stroke-width="0.01042in" svg:stroke-color="#f03b5e" svg:stroke-opacity="100%" svg:stroke-linecap="round"/>
    </style:style>
    <style:style style:family="text" style:name="a379">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1">
      <style:graphic-properties draw:fill="bitmap" draw:fill-image-name="a160" style:repeat="repeat" draw:fill-image-width="1.83333in" draw:fill-image-height="1.83333in" draw:fill-image-ref-point="top-left" draw:stroke="solid" svg:stroke-width="0.01042in" svg:stroke-color="#f03b5e" svg:stroke-opacity="100%" svg:stroke-linecap="round"/>
    </style:style>
    <style:style style:family="text" style:name="a16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presentation" style:name="a273">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4">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5">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paragraph" style:name="a180">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0.5in" fo:margin-left="0.375in" fo:margin-right="0in" fo:text-indent="-0.3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center" draw:fill="none" draw:stroke="solid" svg:stroke-width="0.01042in" svg:stroke-color="#636363" svg:stroke-opacity="100%" draw:stroke-linejoin="round" draw:auto-grow-width="false" draw:auto-grow-height="false" style:shrink-to-fit="tru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4">
      <style:graphic-properties draw:fill="bitmap" draw:fill-image-name="a33" style:repeat="repeat" draw:fill-image-width="1.83333in" draw:fill-image-height="1.83333in" draw:fill-image-ref-point="top-left" draw:stroke="solid" svg:stroke-width="0.01042in" svg:stroke-color="#f03b5e" svg:stroke-opacity="100%" svg:stroke-linecap="round"/>
    </style:style>
    <style:style style:family="text" style:name="a35">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212121"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5">
      <style:graphic-properties draw:fill="bitmap" draw:fill-image-name="a54" style:repeat="repeat" draw:fill-image-width="1.83333in" draw:fill-image-height="1.83333in" draw:fill-image-ref-point="top-left" draw:stroke="solid" svg:stroke-width="0.01042in" svg:stroke-color="#f03b5e" svg:stroke-opacity="100%" svg:stroke-linecap="round"/>
    </style:style>
    <style:style style:family="text" style:name="a56">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7">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0">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8">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draw:fill="bitmap" draw:fill-image-name="a411" style:repeat="repeat" draw:fill-image-width="1.83333in" draw:fill-image-height="1.83333in" draw:fill-image-ref-point="top-left" draw:stroke="solid" svg:stroke-width="0.01042in" svg:stroke-color="#f03b5e" svg:stroke-opacity="100%" svg:stroke-linecap="round"/>
    </style:style>
    <style:style style:family="text" style:name="a413">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tb-rl"/>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432">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134">
      <text:list-level-style-bullet text:level="1" text:bullet-char="">
        <style:list-level-properties text:space-before="0in" text:min-label-width="0.375in"/>
        <style:text-properties fo:color="#f03b5e" fo:font-family="Wingdings 2" style:font-charset="x-symbol" fo:font-size="100%"/>
      </text:list-level-style-bullet>
      <text:list-level-style-bullet text:level="2" text:bullet-char="">
        <style:list-level-properties text:space-before="0.4375in" text:min-label-width="0.375in"/>
        <style:text-properties fo:color="#f03b5e" fo:font-family="Wingdings 2" style:font-charset="x-symbol" fo:font-size="100%"/>
      </text:list-level-style-bullet>
      <text:list-level-style-bullet text:level="3" text:bullet-char="">
        <style:list-level-properties text:space-before="0.875in" text:min-label-width="0.375in"/>
        <style:text-properties fo:color="#f03b5e" fo:font-family="Wingdings 2" style:font-charset="x-symbol" fo:font-size="100%"/>
      </text:list-level-style-bullet>
      <text:list-level-style-bullet text:level="4" text:bullet-char="">
        <style:list-level-properties text:space-before="1.375in" text:min-label-width="0.375in"/>
        <style:text-properties fo:color="#f03b5e" fo:font-family="Wingdings 2" style:font-charset="x-symbol" fo:font-size="100%"/>
      </text:list-level-style-bullet>
      <text:list-level-style-bullet text:level="5" text:bullet-char="">
        <style:list-level-properties text:space-before="1.875in" text:min-label-width="0.375in"/>
        <style:text-properties fo:color="#f03b5e" fo:font-family="Wingdings 2" style:font-charset="x-symbol" fo:font-size="100%"/>
      </text:list-level-style-bullet>
      <text:list-level-style-bullet text:level="6" text:bullet-char="">
        <style:list-level-properties text:space-before="2.24967in" text:min-label-width="0.375in"/>
        <style:text-properties fo:color="#f03b5e" fo:font-family="Wingdings 2" style:font-charset="x-symbol" fo:font-size="100%"/>
      </text:list-level-style-bullet>
      <text:list-level-style-bullet text:level="7" text:bullet-char="">
        <style:list-level-properties text:space-before="2.68712in" text:min-label-width="0.375in"/>
        <style:text-properties fo:color="#f03b5e" fo:font-family="Wingdings 2" style:font-charset="x-symbol" fo:font-size="100%"/>
      </text:list-level-style-bullet>
      <text:list-level-style-bullet text:level="8" text:bullet-char="">
        <style:list-level-properties text:space-before="3.12456in" text:min-label-width="0.375in"/>
        <style:text-properties fo:color="#f03b5e" fo:font-family="Wingdings 2" style:font-charset="x-symbol" fo:font-size="100%"/>
      </text:list-level-style-bullet>
      <text:list-level-style-bullet text:level="9" text:bullet-char="">
        <style:list-level-properties text:space-before="3.56201in" text:min-label-width="0.375in"/>
        <style:text-properties fo:color="#f03b5e" fo:font-family="Wingdings 2" style:font-charset="x-symbol" fo:font-size="100%"/>
      </text:list-level-style-bullet>
    </text:list-style>
    <text:list-style style:name="a385">
      <text:list-level-style-bullet text:level="1" text:bullet-char="">
        <style:list-level-properties text:space-before="0in" text:min-label-width="0.375in"/>
        <style:text-properties fo:color="#f03b5e" fo:font-family="Wingdings 2" style:font-charset="x-symbol" fo:font-size="100%"/>
      </text:list-level-style-bullet>
      <text:list-level-style-bullet text:level="2" text:bullet-char="">
        <style:list-level-properties text:space-before="0.4375in" text:min-label-width="0.375in"/>
        <style:text-properties fo:color="#f03b5e" fo:font-family="Wingdings 2" style:font-charset="x-symbol" fo:font-size="100%"/>
      </text:list-level-style-bullet>
      <text:list-level-style-bullet text:level="3" text:bullet-char="">
        <style:list-level-properties text:space-before="0.875in" text:min-label-width="0.375in"/>
        <style:text-properties fo:color="#f03b5e" fo:font-family="Wingdings 2" style:font-charset="x-symbol" fo:font-size="100%"/>
      </text:list-level-style-bullet>
      <text:list-level-style-bullet text:level="4" text:bullet-char="">
        <style:list-level-properties text:space-before="1.375in" text:min-label-width="0.375in"/>
        <style:text-properties fo:color="#f03b5e" fo:font-family="Wingdings 2" style:font-charset="x-symbol" fo:font-size="100%"/>
      </text:list-level-style-bullet>
      <text:list-level-style-bullet text:level="5" text:bullet-char="">
        <style:list-level-properties text:space-before="1.875in" text:min-label-width="0.375in"/>
        <style:text-properties fo:color="#f03b5e" fo:font-family="Wingdings 2" style:font-charset="x-symbol" fo:font-size="100%"/>
      </text:list-level-style-bullet>
      <text:list-level-style-bullet text:level="6" text:bullet-char="">
        <style:list-level-properties text:space-before="2.24967in" text:min-label-width="0.375in"/>
        <style:text-properties fo:color="#f03b5e" fo:font-family="Wingdings 2" style:font-charset="x-symbol" fo:font-size="100%"/>
      </text:list-level-style-bullet>
      <text:list-level-style-bullet text:level="7" text:bullet-char="">
        <style:list-level-properties text:space-before="2.68712in" text:min-label-width="0.375in"/>
        <style:text-properties fo:color="#f03b5e" fo:font-family="Wingdings 2" style:font-charset="x-symbol" fo:font-size="100%"/>
      </text:list-level-style-bullet>
      <text:list-level-style-bullet text:level="8" text:bullet-char="">
        <style:list-level-properties text:space-before="3.12456in" text:min-label-width="0.375in"/>
        <style:text-properties fo:color="#f03b5e" fo:font-family="Wingdings 2" style:font-charset="x-symbol" fo:font-size="100%"/>
      </text:list-level-style-bullet>
      <text:list-level-style-bullet text:level="9" text:bullet-char="">
        <style:list-level-properties text:space-before="3.56201in" text:min-label-width="0.375in"/>
        <style:text-properties fo:color="#f03b5e" fo:font-family="Wingdings 2" style:font-charset="x-symbol" fo:font-size="100%"/>
      </text:list-level-style-bullet>
    </text:list-style>
    <text:list-style style:name="a71">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0625in" text:min-label-width="0.3125in"/>
        <style:text-properties fo:color="#f03b5e" fo:font-family="Wingdings 2" style:font-charset="x-symbol" fo:font-size="100%"/>
      </text:list-level-style-bullet>
      <text:list-level-style-bullet text:level="2" text:bullet-char="">
        <style:list-level-properties text:space-before="0.5in" text:min-label-width="0.3125in"/>
        <style:text-properties fo:color="#f03b5e" fo:font-family="Wingdings 2" style:font-charset="x-symbol" fo:font-size="100%"/>
      </text:list-level-style-bullet>
      <text:list-level-style-bullet text:level="3" text:bullet-char="">
        <style:list-level-properties text:space-before="0.9375in" text:min-label-width="0.3125in"/>
        <style:text-properties fo:color="#f03b5e" fo:font-family="Wingdings 2" style:font-charset="x-symbol" fo:font-size="100%"/>
      </text:list-level-style-bullet>
      <text:list-level-style-bullet text:level="4" text:bullet-char="">
        <style:list-level-properties text:space-before="1.4375in" text:min-label-width="0.3125in"/>
        <style:text-properties fo:color="#f03b5e" fo:font-family="Wingdings 2" style:font-charset="x-symbol" fo:font-size="100%"/>
      </text:list-level-style-bullet>
      <text:list-level-style-bullet text:level="5" text:bullet-char="">
        <style:list-level-properties text:space-before="1.9375in" text:min-label-width="0.3125in"/>
        <style:text-properties fo:color="#f03b5e" fo:font-family="Wingdings 2" style:font-charset="x-symbol" fo:font-size="100%"/>
      </text:list-level-style-bullet>
      <text:list-level-style-bullet text:level="6" text:bullet-char="">
        <style:list-level-properties text:space-before="2.31217in" text:min-label-width="0.3125in"/>
        <style:text-properties fo:color="#f03b5e" fo:font-family="Wingdings 2" style:font-charset="x-symbol" fo:font-size="100%"/>
      </text:list-level-style-bullet>
      <text:list-level-style-bullet text:level="7" text:bullet-char="">
        <style:list-level-properties text:space-before="2.74962in" text:min-label-width="0.3125in"/>
        <style:text-properties fo:color="#f03b5e" fo:font-family="Wingdings 2" style:font-charset="x-symbol" fo:font-size="100%"/>
      </text:list-level-style-bullet>
      <text:list-level-style-bullet text:level="8" text:bullet-char="">
        <style:list-level-properties text:space-before="3.18706in" text:min-label-width="0.3125in"/>
        <style:text-properties fo:color="#f03b5e" fo:font-family="Wingdings 2" style:font-charset="x-symbol" fo:font-size="100%"/>
      </text:list-level-style-bullet>
      <text:list-level-style-bullet text:level="9" text:bullet-char="">
        <style:list-level-properties text:space-before="3.62451in" text:min-label-width="0.3125in"/>
        <style:text-properties fo:color="#f03b5e" fo:font-family="Wingdings 2" style:font-charset="x-symbol" fo:font-size="100%"/>
      </text:list-level-style-bullet>
    </text:list-style>
    <text:list-style style:name="a388">
      <text:list-level-style-bullet text:level="1" text:bullet-char="">
        <style:list-level-properties text:space-before="0.0625in" text:min-label-width="0.3125in"/>
        <style:text-properties fo:color="#f03b5e" fo:font-family="Wingdings 2" style:font-charset="x-symbol" fo:font-size="100%"/>
      </text:list-level-style-bullet>
      <text:list-level-style-bullet text:level="2" text:bullet-char="">
        <style:list-level-properties text:space-before="0.5in" text:min-label-width="0.3125in"/>
        <style:text-properties fo:color="#f03b5e" fo:font-family="Wingdings 2" style:font-charset="x-symbol" fo:font-size="100%"/>
      </text:list-level-style-bullet>
      <text:list-level-style-bullet text:level="3" text:bullet-char="">
        <style:list-level-properties text:space-before="0.9375in" text:min-label-width="0.3125in"/>
        <style:text-properties fo:color="#f03b5e" fo:font-family="Wingdings 2" style:font-charset="x-symbol" fo:font-size="100%"/>
      </text:list-level-style-bullet>
      <text:list-level-style-bullet text:level="4" text:bullet-char="">
        <style:list-level-properties text:space-before="1.4375in" text:min-label-width="0.3125in"/>
        <style:text-properties fo:color="#f03b5e" fo:font-family="Wingdings 2" style:font-charset="x-symbol" fo:font-size="100%"/>
      </text:list-level-style-bullet>
      <text:list-level-style-bullet text:level="5" text:bullet-char="">
        <style:list-level-properties text:space-before="1.9375in" text:min-label-width="0.3125in"/>
        <style:text-properties fo:color="#f03b5e" fo:font-family="Wingdings 2" style:font-charset="x-symbol" fo:font-size="100%"/>
      </text:list-level-style-bullet>
      <text:list-level-style-bullet text:level="6" text:bullet-char="">
        <style:list-level-properties text:space-before="2.31217in" text:min-label-width="0.3125in"/>
        <style:text-properties fo:color="#f03b5e" fo:font-family="Wingdings 2" style:font-charset="x-symbol" fo:font-size="100%"/>
      </text:list-level-style-bullet>
      <text:list-level-style-bullet text:level="7" text:bullet-char="">
        <style:list-level-properties text:space-before="2.74962in" text:min-label-width="0.3125in"/>
        <style:text-properties fo:color="#f03b5e" fo:font-family="Wingdings 2" style:font-charset="x-symbol" fo:font-size="100%"/>
      </text:list-level-style-bullet>
      <text:list-level-style-bullet text:level="8" text:bullet-char="">
        <style:list-level-properties text:space-before="3.18706in" text:min-label-width="0.3125in"/>
        <style:text-properties fo:color="#f03b5e" fo:font-family="Wingdings 2" style:font-charset="x-symbol" fo:font-size="100%"/>
      </text:list-level-style-bullet>
      <text:list-level-style-bullet text:level="9" text:bullet-char="">
        <style:list-level-properties text:space-before="3.62451in" text:min-label-width="0.3125in"/>
        <style:text-properties fo:color="#f03b5e" fo:font-family="Wingdings 2" style:font-charset="x-symbol" fo:font-size="100%"/>
      </text:list-level-style-bullet>
    </text:list-style>
    <text:list-style style:name="a75">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62467in"/>
      </text:list-level-style-number>
      <text:list-level-style-number text:level="7" style:num-format="">
        <style:list-level-properties text:space-before="3.06212in"/>
      </text:list-level-style-number>
      <text:list-level-style-number text:level="8" style:num-format="">
        <style:list-level-properties text:space-before="3.49956in"/>
      </text:list-level-style-number>
      <text:list-level-style-number text:level="9" style:num-format="">
        <style:list-level-properties text:space-before="3.93701in"/>
      </text:list-level-style-number>
    </text:list-style>
    <text:list-style style:name="a117">
      <text:list-level-style-bullet text:level="1" text:bullet-char="">
        <style:list-level-properties text:space-before="0in" text:min-label-width="0.375in"/>
        <style:text-properties fo:color="#f03b5e" fo:font-family="Wingdings 2" style:font-charset="x-symbol" fo:font-size="100%"/>
      </text:list-level-style-bullet>
      <text:list-level-style-bullet text:level="2" text:bullet-char="">
        <style:list-level-properties text:space-before="0.4375in" text:min-label-width="0.375in"/>
        <style:text-properties fo:color="#f03b5e" fo:font-family="Wingdings 2" style:font-charset="x-symbol" fo:font-size="100%"/>
      </text:list-level-style-bullet>
      <text:list-level-style-bullet text:level="3" text:bullet-char="">
        <style:list-level-properties text:space-before="0.875in" text:min-label-width="0.375in"/>
        <style:text-properties fo:color="#f03b5e" fo:font-family="Wingdings 2" style:font-charset="x-symbol" fo:font-size="100%"/>
      </text:list-level-style-bullet>
      <text:list-level-style-bullet text:level="4" text:bullet-char="">
        <style:list-level-properties text:space-before="1.375in" text:min-label-width="0.375in"/>
        <style:text-properties fo:color="#f03b5e" fo:font-family="Wingdings 2" style:font-charset="x-symbol" fo:font-size="100%"/>
      </text:list-level-style-bullet>
      <text:list-level-style-bullet text:level="5" text:bullet-char="">
        <style:list-level-properties text:space-before="1.875in" text:min-label-width="0.375in"/>
        <style:text-properties fo:color="#f03b5e" fo:font-family="Wingdings 2" style:font-charset="x-symbol" fo:font-size="100%"/>
      </text:list-level-style-bullet>
      <text:list-level-style-bullet text:level="6" text:bullet-char="">
        <style:list-level-properties text:space-before="2.24967in" text:min-label-width="0.375in"/>
        <style:text-properties fo:color="#f03b5e" fo:font-family="Wingdings 2" style:font-charset="x-symbol" fo:font-size="100%"/>
      </text:list-level-style-bullet>
      <text:list-level-style-bullet text:level="7" text:bullet-char="">
        <style:list-level-properties text:space-before="2.68712in" text:min-label-width="0.375in"/>
        <style:text-properties fo:color="#f03b5e" fo:font-family="Wingdings 2" style:font-charset="x-symbol" fo:font-size="100%"/>
      </text:list-level-style-bullet>
      <text:list-level-style-bullet text:level="8" text:bullet-char="">
        <style:list-level-properties text:space-before="3.12456in" text:min-label-width="0.375in"/>
        <style:text-properties fo:color="#f03b5e" fo:font-family="Wingdings 2" style:font-charset="x-symbol" fo:font-size="100%"/>
      </text:list-level-style-bullet>
      <text:list-level-style-bullet text:level="9" text:bullet-char="">
        <style:list-level-properties text:space-before="3.56201in" text:min-label-width="0.375in"/>
        <style:text-properties fo:color="#f03b5e" fo:font-family="Wingdings 2" style:font-charset="x-symbol" fo:font-size="100%"/>
      </text:list-level-style-bullet>
    </text:list-style>
    <text:list-style style:name="a34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62467in"/>
      </text:list-level-style-number>
      <text:list-level-style-number text:level="7" style:num-format="">
        <style:list-level-properties text:space-before="3.06212in"/>
      </text:list-level-style-number>
      <text:list-level-style-number text:level="8" style:num-format="">
        <style:list-level-properties text:space-before="3.49956in"/>
      </text:list-level-style-number>
      <text:list-level-style-number text:level="9" style:num-format="">
        <style:list-level-properties text:space-before="3.93701in"/>
      </text:list-level-style-number>
    </text:list-style>
    <text:list-style style:name="a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9">
      <text:list-level-style-bullet text:level="1" text:bullet-char="">
        <style:list-level-properties text:space-before="0in" text:min-label-width="0.375in"/>
        <style:text-properties fo:color="#f03b5e" fo:font-family="Wingdings 2" style:font-charset="x-symbol" fo:font-size="100%"/>
      </text:list-level-style-bullet>
      <text:list-level-style-bullet text:level="2" text:bullet-char="">
        <style:list-level-properties text:space-before="0.4375in" text:min-label-width="0.375in"/>
        <style:text-properties fo:color="#f03b5e" fo:font-family="Wingdings 2" style:font-charset="x-symbol" fo:font-size="100%"/>
      </text:list-level-style-bullet>
      <text:list-level-style-bullet text:level="3" text:bullet-char="">
        <style:list-level-properties text:space-before="0.875in" text:min-label-width="0.375in"/>
        <style:text-properties fo:color="#f03b5e" fo:font-family="Wingdings 2" style:font-charset="x-symbol" fo:font-size="100%"/>
      </text:list-level-style-bullet>
      <text:list-level-style-bullet text:level="4" text:bullet-char="">
        <style:list-level-properties text:space-before="1.375in" text:min-label-width="0.375in"/>
        <style:text-properties fo:color="#f03b5e" fo:font-family="Wingdings 2" style:font-charset="x-symbol" fo:font-size="100%"/>
      </text:list-level-style-bullet>
      <text:list-level-style-bullet text:level="5" text:bullet-char="">
        <style:list-level-properties text:space-before="1.875in" text:min-label-width="0.375in"/>
        <style:text-properties fo:color="#f03b5e" fo:font-family="Wingdings 2" style:font-charset="x-symbol" fo:font-size="100%"/>
      </text:list-level-style-bullet>
      <text:list-level-style-bullet text:level="6" text:bullet-char="">
        <style:list-level-properties text:space-before="2.24967in" text:min-label-width="0.375in"/>
        <style:text-properties fo:color="#f03b5e" fo:font-family="Wingdings 2" style:font-charset="x-symbol" fo:font-size="100%"/>
      </text:list-level-style-bullet>
      <text:list-level-style-bullet text:level="7" text:bullet-char="">
        <style:list-level-properties text:space-before="2.68712in" text:min-label-width="0.375in"/>
        <style:text-properties fo:color="#f03b5e" fo:font-family="Wingdings 2" style:font-charset="x-symbol" fo:font-size="100%"/>
      </text:list-level-style-bullet>
      <text:list-level-style-bullet text:level="8" text:bullet-char="">
        <style:list-level-properties text:space-before="3.12456in" text:min-label-width="0.375in"/>
        <style:text-properties fo:color="#f03b5e" fo:font-family="Wingdings 2" style:font-charset="x-symbol" fo:font-size="100%"/>
      </text:list-level-style-bullet>
      <text:list-level-style-bullet text:level="9" text:bullet-char="">
        <style:list-level-properties text:space-before="3.56201in" text:min-label-width="0.375in"/>
        <style:text-properties fo:color="#f03b5e" fo:font-family="Wingdings 2" style:font-charset="x-symbol" fo:font-size="100%"/>
      </text:list-level-style-bullet>
    </text:list-style>
    <text:list-style style:name="a2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color="#f03b5e" fo:font-family="Wingdings 2" style:font-charset="x-symbol" fo:font-size="100%"/>
      </text:list-level-style-bullet>
      <text:list-level-style-bullet text:level="2" text:bullet-char="">
        <style:list-level-properties text:space-before="0.5in" text:min-label-width="0.3125in"/>
        <style:text-properties fo:color="#f03b5e" fo:font-family="Wingdings 2" style:font-charset="x-symbol" fo:font-size="100%"/>
      </text:list-level-style-bullet>
      <text:list-level-style-bullet text:level="3" text:bullet-char="">
        <style:list-level-properties text:space-before="0.9375in" text:min-label-width="0.3125in"/>
        <style:text-properties fo:color="#f03b5e" fo:font-family="Wingdings 2" style:font-charset="x-symbol" fo:font-size="100%"/>
      </text:list-level-style-bullet>
      <text:list-level-style-bullet text:level="4" text:bullet-char="">
        <style:list-level-properties text:space-before="1.4375in" text:min-label-width="0.3125in"/>
        <style:text-properties fo:color="#f03b5e" fo:font-family="Wingdings 2" style:font-charset="x-symbol" fo:font-size="100%"/>
      </text:list-level-style-bullet>
      <text:list-level-style-bullet text:level="5" text:bullet-char="">
        <style:list-level-properties text:space-before="1.9375in" text:min-label-width="0.3125in"/>
        <style:text-properties fo:color="#f03b5e" fo:font-family="Wingdings 2" style:font-charset="x-symbol" fo:font-size="100%"/>
      </text:list-level-style-bullet>
      <text:list-level-style-bullet text:level="6" text:bullet-char="">
        <style:list-level-properties text:space-before="2.31217in" text:min-label-width="0.3125in"/>
        <style:text-properties fo:color="#f03b5e" fo:font-family="Wingdings 2" style:font-charset="x-symbol" fo:font-size="100%"/>
      </text:list-level-style-bullet>
      <text:list-level-style-bullet text:level="7" text:bullet-char="">
        <style:list-level-properties text:space-before="2.74962in" text:min-label-width="0.3125in"/>
        <style:text-properties fo:color="#f03b5e" fo:font-family="Wingdings 2" style:font-charset="x-symbol" fo:font-size="100%"/>
      </text:list-level-style-bullet>
      <text:list-level-style-bullet text:level="8" text:bullet-char="">
        <style:list-level-properties text:space-before="3.18706in" text:min-label-width="0.3125in"/>
        <style:text-properties fo:color="#f03b5e" fo:font-family="Wingdings 2" style:font-charset="x-symbol" fo:font-size="100%"/>
      </text:list-level-style-bullet>
      <text:list-level-style-bullet text:level="9" text:bullet-char="">
        <style:list-level-properties text:space-before="3.62451in" text:min-label-width="0.3125in"/>
        <style:text-properties fo:color="#f03b5e" fo:font-family="Wingdings 2" style:font-charset="x-symbol" fo:font-size="100%"/>
      </text:list-level-style-bullet>
    </text:list-style>
    <text:list-style style:name="a13">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181">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255">
      <text:list-level-style-bullet text:level="1" text:bullet-char="">
        <style:list-level-properties text:space-before="0in" text:min-label-width="0.375in"/>
        <style:text-properties fo:color="#f03b5e" fo:font-family="Wingdings 2" style:font-charset="x-symbol" fo:font-size="100%"/>
      </text:list-level-style-bullet>
      <text:list-level-style-bullet text:level="2" text:bullet-char="">
        <style:list-level-properties text:space-before="0.4375in" text:min-label-width="0.375in"/>
        <style:text-properties fo:color="#f03b5e" fo:font-family="Wingdings 2" style:font-charset="x-symbol" fo:font-size="100%"/>
      </text:list-level-style-bullet>
      <text:list-level-style-bullet text:level="3" text:bullet-char="">
        <style:list-level-properties text:space-before="0.875in" text:min-label-width="0.375in"/>
        <style:text-properties fo:color="#f03b5e" fo:font-family="Wingdings 2" style:font-charset="x-symbol" fo:font-size="100%"/>
      </text:list-level-style-bullet>
      <text:list-level-style-bullet text:level="4" text:bullet-char="">
        <style:list-level-properties text:space-before="1.375in" text:min-label-width="0.375in"/>
        <style:text-properties fo:color="#f03b5e" fo:font-family="Wingdings 2" style:font-charset="x-symbol" fo:font-size="100%"/>
      </text:list-level-style-bullet>
      <text:list-level-style-bullet text:level="5" text:bullet-char="">
        <style:list-level-properties text:space-before="1.875in" text:min-label-width="0.375in"/>
        <style:text-properties fo:color="#f03b5e" fo:font-family="Wingdings 2" style:font-charset="x-symbol" fo:font-size="100%"/>
      </text:list-level-style-bullet>
      <text:list-level-style-bullet text:level="6" text:bullet-char="">
        <style:list-level-properties text:space-before="2.24967in" text:min-label-width="0.375in"/>
        <style:text-properties fo:color="#f03b5e" fo:font-family="Wingdings 2" style:font-charset="x-symbol" fo:font-size="100%"/>
      </text:list-level-style-bullet>
      <text:list-level-style-bullet text:level="7" text:bullet-char="">
        <style:list-level-properties text:space-before="2.68712in" text:min-label-width="0.375in"/>
        <style:text-properties fo:color="#f03b5e" fo:font-family="Wingdings 2" style:font-charset="x-symbol" fo:font-size="100%"/>
      </text:list-level-style-bullet>
      <text:list-level-style-bullet text:level="8" text:bullet-char="">
        <style:list-level-properties text:space-before="3.12456in" text:min-label-width="0.375in"/>
        <style:text-properties fo:color="#f03b5e" fo:font-family="Wingdings 2" style:font-charset="x-symbol" fo:font-size="100%"/>
      </text:list-level-style-bullet>
      <text:list-level-style-bullet text:level="9" text:bullet-char="">
        <style:list-level-properties text:space-before="3.56201in" text:min-label-width="0.375in"/>
        <style:text-properties fo:color="#f03b5e" fo:font-family="Wingdings 2" style:font-charset="x-symbol" fo:font-size="100%"/>
      </text:list-level-style-bullet>
    </text:list-style>
    <text:list-style style:name="a16">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258">
      <text:list-level-style-bullet text:level="1" text:bullet-char="">
        <style:list-level-properties text:space-before="0.0625in" text:min-label-width="0.3125in"/>
        <style:text-properties fo:color="#f03b5e" fo:font-family="Wingdings 2" style:font-charset="x-symbol" fo:font-size="100%"/>
      </text:list-level-style-bullet>
      <text:list-level-style-bullet text:level="2" text:bullet-char="">
        <style:list-level-properties text:space-before="0.5in" text:min-label-width="0.3125in"/>
        <style:text-properties fo:color="#f03b5e" fo:font-family="Wingdings 2" style:font-charset="x-symbol" fo:font-size="100%"/>
      </text:list-level-style-bullet>
      <text:list-level-style-bullet text:level="3" text:bullet-char="">
        <style:list-level-properties text:space-before="0.9375in" text:min-label-width="0.3125in"/>
        <style:text-properties fo:color="#f03b5e" fo:font-family="Wingdings 2" style:font-charset="x-symbol" fo:font-size="100%"/>
      </text:list-level-style-bullet>
      <text:list-level-style-bullet text:level="4" text:bullet-char="">
        <style:list-level-properties text:space-before="1.4375in" text:min-label-width="0.3125in"/>
        <style:text-properties fo:color="#f03b5e" fo:font-family="Wingdings 2" style:font-charset="x-symbol" fo:font-size="100%"/>
      </text:list-level-style-bullet>
      <text:list-level-style-bullet text:level="5" text:bullet-char="">
        <style:list-level-properties text:space-before="1.9375in" text:min-label-width="0.3125in"/>
        <style:text-properties fo:color="#f03b5e" fo:font-family="Wingdings 2" style:font-charset="x-symbol" fo:font-size="100%"/>
      </text:list-level-style-bullet>
      <text:list-level-style-bullet text:level="6" text:bullet-char="">
        <style:list-level-properties text:space-before="2.31217in" text:min-label-width="0.3125in"/>
        <style:text-properties fo:color="#f03b5e" fo:font-family="Wingdings 2" style:font-charset="x-symbol" fo:font-size="100%"/>
      </text:list-level-style-bullet>
      <text:list-level-style-bullet text:level="7" text:bullet-char="">
        <style:list-level-properties text:space-before="2.74962in" text:min-label-width="0.3125in"/>
        <style:text-properties fo:color="#f03b5e" fo:font-family="Wingdings 2" style:font-charset="x-symbol" fo:font-size="100%"/>
      </text:list-level-style-bullet>
      <text:list-level-style-bullet text:level="8" text:bullet-char="">
        <style:list-level-properties text:space-before="3.18706in" text:min-label-width="0.3125in"/>
        <style:text-properties fo:color="#f03b5e" fo:font-family="Wingdings 2" style:font-charset="x-symbol" fo:font-size="100%"/>
      </text:list-level-style-bullet>
      <text:list-level-style-bullet text:level="9" text:bullet-char="">
        <style:list-level-properties text:space-before="3.62451in" text:min-label-width="0.3125in"/>
        <style:text-properties fo:color="#f03b5e" fo:font-family="Wingdings 2" style:font-charset="x-symbol" fo:font-size="100%"/>
      </text:list-level-style-bullet>
    </text:list-style>
    <text:list-style style:name="a185">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391">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143">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4">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120">
      <text:list-level-style-bullet text:level="1" text:bullet-char="">
        <style:list-level-properties text:space-before="0.0625in" text:min-label-width="0.3125in"/>
        <style:text-properties fo:color="#f03b5e" fo:font-family="Wingdings 2" style:font-charset="x-symbol" fo:font-size="100%"/>
      </text:list-level-style-bullet>
      <text:list-level-style-bullet text:level="2" text:bullet-char="">
        <style:list-level-properties text:space-before="0.5in" text:min-label-width="0.3125in"/>
        <style:text-properties fo:color="#f03b5e" fo:font-family="Wingdings 2" style:font-charset="x-symbol" fo:font-size="100%"/>
      </text:list-level-style-bullet>
      <text:list-level-style-bullet text:level="3" text:bullet-char="">
        <style:list-level-properties text:space-before="0.9375in" text:min-label-width="0.3125in"/>
        <style:text-properties fo:color="#f03b5e" fo:font-family="Wingdings 2" style:font-charset="x-symbol" fo:font-size="100%"/>
      </text:list-level-style-bullet>
      <text:list-level-style-bullet text:level="4" text:bullet-char="">
        <style:list-level-properties text:space-before="1.4375in" text:min-label-width="0.3125in"/>
        <style:text-properties fo:color="#f03b5e" fo:font-family="Wingdings 2" style:font-charset="x-symbol" fo:font-size="100%"/>
      </text:list-level-style-bullet>
      <text:list-level-style-bullet text:level="5" text:bullet-char="">
        <style:list-level-properties text:space-before="1.9375in" text:min-label-width="0.3125in"/>
        <style:text-properties fo:color="#f03b5e" fo:font-family="Wingdings 2" style:font-charset="x-symbol" fo:font-size="100%"/>
      </text:list-level-style-bullet>
      <text:list-level-style-bullet text:level="6" text:bullet-char="">
        <style:list-level-properties text:space-before="2.31217in" text:min-label-width="0.3125in"/>
        <style:text-properties fo:color="#f03b5e" fo:font-family="Wingdings 2" style:font-charset="x-symbol" fo:font-size="100%"/>
      </text:list-level-style-bullet>
      <text:list-level-style-bullet text:level="7" text:bullet-char="">
        <style:list-level-properties text:space-before="2.74962in" text:min-label-width="0.3125in"/>
        <style:text-properties fo:color="#f03b5e" fo:font-family="Wingdings 2" style:font-charset="x-symbol" fo:font-size="100%"/>
      </text:list-level-style-bullet>
      <text:list-level-style-bullet text:level="8" text:bullet-char="">
        <style:list-level-properties text:space-before="3.18706in" text:min-label-width="0.3125in"/>
        <style:text-properties fo:color="#f03b5e" fo:font-family="Wingdings 2" style:font-charset="x-symbol" fo:font-size="100%"/>
      </text:list-level-style-bullet>
      <text:list-level-style-bullet text:level="9" text:bullet-char="">
        <style:list-level-properties text:space-before="3.62451in" text:min-label-width="0.3125in"/>
        <style:text-properties fo:color="#f03b5e" fo:font-family="Wingdings 2" style:font-charset="x-symbol" fo:font-size="100%"/>
      </text:list-level-style-bullet>
    </text:list-style>
    <text:list-style style:name="a147">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123">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422">
      <text:list-level-style-bullet text:level="1" text:bullet-char="">
        <style:list-level-properties text:space-before="0.0625in" text:min-label-width="0.3125in"/>
        <style:text-properties fo:color="#f03b5e" fo:font-family="Wingdings 2" style:font-charset="x-symbol" fo:font-size="100%"/>
      </text:list-level-style-bullet>
      <text:list-level-style-bullet text:level="2" text:bullet-char="">
        <style:list-level-properties text:space-before="0.5in" text:min-label-width="0.3125in"/>
        <style:text-properties fo:color="#f03b5e" fo:font-family="Wingdings 2" style:font-charset="x-symbol" fo:font-size="100%"/>
      </text:list-level-style-bullet>
      <text:list-level-style-bullet text:level="3" text:bullet-char="">
        <style:list-level-properties text:space-before="0.9375in" text:min-label-width="0.3125in"/>
        <style:text-properties fo:color="#f03b5e" fo:font-family="Wingdings 2" style:font-charset="x-symbol" fo:font-size="100%"/>
      </text:list-level-style-bullet>
      <text:list-level-style-bullet text:level="4" text:bullet-char="">
        <style:list-level-properties text:space-before="1.4375in" text:min-label-width="0.3125in"/>
        <style:text-properties fo:color="#f03b5e" fo:font-family="Wingdings 2" style:font-charset="x-symbol" fo:font-size="100%"/>
      </text:list-level-style-bullet>
      <text:list-level-style-bullet text:level="5" text:bullet-char="">
        <style:list-level-properties text:space-before="1.9375in" text:min-label-width="0.3125in"/>
        <style:text-properties fo:color="#f03b5e" fo:font-family="Wingdings 2" style:font-charset="x-symbol" fo:font-size="100%"/>
      </text:list-level-style-bullet>
      <text:list-level-style-bullet text:level="6" text:bullet-char="">
        <style:list-level-properties text:space-before="2.31217in" text:min-label-width="0.3125in"/>
        <style:text-properties fo:color="#f03b5e" fo:font-family="Wingdings 2" style:font-charset="x-symbol" fo:font-size="100%"/>
      </text:list-level-style-bullet>
      <text:list-level-style-bullet text:level="7" text:bullet-char="">
        <style:list-level-properties text:space-before="2.74962in" text:min-label-width="0.3125in"/>
        <style:text-properties fo:color="#f03b5e" fo:font-family="Wingdings 2" style:font-charset="x-symbol" fo:font-size="100%"/>
      </text:list-level-style-bullet>
      <text:list-level-style-bullet text:level="8" text:bullet-char="">
        <style:list-level-properties text:space-before="3.18706in" text:min-label-width="0.3125in"/>
        <style:text-properties fo:color="#f03b5e" fo:font-family="Wingdings 2" style:font-charset="x-symbol" fo:font-size="100%"/>
      </text:list-level-style-bullet>
      <text:list-level-style-bullet text:level="9" text:bullet-char="">
        <style:list-level-properties text:space-before="3.62451in" text:min-label-width="0.3125in"/>
        <style:text-properties fo:color="#f03b5e" fo:font-family="Wingdings 2" style:font-charset="x-symbol" fo:font-size="100%"/>
      </text:list-level-style-bullet>
    </text:list-style>
    <text:list-style style:name="a398">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62">
      <text:list-level-style-bullet text:level="1" text:bullet-char="">
        <style:list-level-properties text:space-before="0in" text:min-label-width="0.375in"/>
        <style:text-properties fo:color="#f03b5e" fo:font-family="Wingdings 2" style:font-charset="x-symbol" fo:font-size="100%"/>
      </text:list-level-style-bullet>
      <text:list-level-style-bullet text:level="2" text:bullet-char="">
        <style:list-level-properties text:space-before="0.4375in" text:min-label-width="0.375in"/>
        <style:text-properties fo:color="#f03b5e" fo:font-family="Wingdings 2" style:font-charset="x-symbol" fo:font-size="100%"/>
      </text:list-level-style-bullet>
      <text:list-level-style-bullet text:level="3" text:bullet-char="">
        <style:list-level-properties text:space-before="0.875in" text:min-label-width="0.375in"/>
        <style:text-properties fo:color="#f03b5e" fo:font-family="Wingdings 2" style:font-charset="x-symbol" fo:font-size="100%"/>
      </text:list-level-style-bullet>
      <text:list-level-style-bullet text:level="4" text:bullet-char="">
        <style:list-level-properties text:space-before="1.375in" text:min-label-width="0.375in"/>
        <style:text-properties fo:color="#f03b5e" fo:font-family="Wingdings 2" style:font-charset="x-symbol" fo:font-size="100%"/>
      </text:list-level-style-bullet>
      <text:list-level-style-bullet text:level="5" text:bullet-char="">
        <style:list-level-properties text:space-before="1.875in" text:min-label-width="0.375in"/>
        <style:text-properties fo:color="#f03b5e" fo:font-family="Wingdings 2" style:font-charset="x-symbol" fo:font-size="100%"/>
      </text:list-level-style-bullet>
      <text:list-level-style-bullet text:level="6" text:bullet-char="">
        <style:list-level-properties text:space-before="2.24967in" text:min-label-width="0.375in"/>
        <style:text-properties fo:color="#f03b5e" fo:font-family="Wingdings 2" style:font-charset="x-symbol" fo:font-size="100%"/>
      </text:list-level-style-bullet>
      <text:list-level-style-bullet text:level="7" text:bullet-char="">
        <style:list-level-properties text:space-before="2.68712in" text:min-label-width="0.375in"/>
        <style:text-properties fo:color="#f03b5e" fo:font-family="Wingdings 2" style:font-charset="x-symbol" fo:font-size="100%"/>
      </text:list-level-style-bullet>
      <text:list-level-style-bullet text:level="8" text:bullet-char="">
        <style:list-level-properties text:space-before="3.12456in" text:min-label-width="0.375in"/>
        <style:text-properties fo:color="#f03b5e" fo:font-family="Wingdings 2" style:font-charset="x-symbol" fo:font-size="100%"/>
      </text:list-level-style-bullet>
      <text:list-level-style-bullet text:level="9" text:bullet-char="">
        <style:list-level-properties text:space-before="3.56201in" text:min-label-width="0.375in"/>
        <style:text-properties fo:color="#f03b5e" fo:font-family="Wingdings 2" style:font-charset="x-symbol" fo:font-size="100%"/>
      </text:list-level-style-bullet>
    </text:list-style>
    <text:list-style style:name="a425">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126">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65">
      <text:list-level-style-bullet text:level="1" text:bullet-char="">
        <style:list-level-properties text:space-before="0.0625in" text:min-label-width="0.3125in"/>
        <style:text-properties fo:color="#f03b5e" fo:font-family="Wingdings 2" style:font-charset="x-symbol" fo:font-size="100%"/>
      </text:list-level-style-bullet>
      <text:list-level-style-bullet text:level="2" text:bullet-char="">
        <style:list-level-properties text:space-before="0.5in" text:min-label-width="0.3125in"/>
        <style:text-properties fo:color="#f03b5e" fo:font-family="Wingdings 2" style:font-charset="x-symbol" fo:font-size="100%"/>
      </text:list-level-style-bullet>
      <text:list-level-style-bullet text:level="3" text:bullet-char="">
        <style:list-level-properties text:space-before="0.9375in" text:min-label-width="0.3125in"/>
        <style:text-properties fo:color="#f03b5e" fo:font-family="Wingdings 2" style:font-charset="x-symbol" fo:font-size="100%"/>
      </text:list-level-style-bullet>
      <text:list-level-style-bullet text:level="4" text:bullet-char="">
        <style:list-level-properties text:space-before="1.4375in" text:min-label-width="0.3125in"/>
        <style:text-properties fo:color="#f03b5e" fo:font-family="Wingdings 2" style:font-charset="x-symbol" fo:font-size="100%"/>
      </text:list-level-style-bullet>
      <text:list-level-style-bullet text:level="5" text:bullet-char="">
        <style:list-level-properties text:space-before="1.9375in" text:min-label-width="0.3125in"/>
        <style:text-properties fo:color="#f03b5e" fo:font-family="Wingdings 2" style:font-charset="x-symbol" fo:font-size="100%"/>
      </text:list-level-style-bullet>
      <text:list-level-style-bullet text:level="6" text:bullet-char="">
        <style:list-level-properties text:space-before="2.31217in" text:min-label-width="0.3125in"/>
        <style:text-properties fo:color="#f03b5e" fo:font-family="Wingdings 2" style:font-charset="x-symbol" fo:font-size="100%"/>
      </text:list-level-style-bullet>
      <text:list-level-style-bullet text:level="7" text:bullet-char="">
        <style:list-level-properties text:space-before="2.74962in" text:min-label-width="0.3125in"/>
        <style:text-properties fo:color="#f03b5e" fo:font-family="Wingdings 2" style:font-charset="x-symbol" fo:font-size="100%"/>
      </text:list-level-style-bullet>
      <text:list-level-style-bullet text:level="8" text:bullet-char="">
        <style:list-level-properties text:space-before="3.18706in" text:min-label-width="0.3125in"/>
        <style:text-properties fo:color="#f03b5e" fo:font-family="Wingdings 2" style:font-charset="x-symbol" fo:font-size="100%"/>
      </text:list-level-style-bullet>
      <text:list-level-style-bullet text:level="9" text:bullet-char="">
        <style:list-level-properties text:space-before="3.62451in" text:min-label-width="0.3125in"/>
        <style:text-properties fo:color="#f03b5e" fo:font-family="Wingdings 2" style:font-charset="x-symbol" fo:font-size="100%"/>
      </text:list-level-style-bullet>
    </text:list-style>
    <text:list-style style:name="a428">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68">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20">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261">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264">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bullet text:level="1" text:bullet-char="">
        <style:list-level-properties text:space-before="0in" text:min-label-width="0.375in"/>
        <style:text-properties fo:color="#f03b5e" fo:font-family="Wingdings 2" style:font-charset="x-symbol" fo:font-size="100%"/>
      </text:list-level-style-bullet>
      <text:list-level-style-bullet text:level="2" text:bullet-char="">
        <style:list-level-properties text:space-before="0.4375in" text:min-label-width="0.375in"/>
        <style:text-properties fo:color="#f03b5e" fo:font-family="Wingdings 2" style:font-charset="x-symbol" fo:font-size="100%"/>
      </text:list-level-style-bullet>
      <text:list-level-style-bullet text:level="3" text:bullet-char="">
        <style:list-level-properties text:space-before="0.875in" text:min-label-width="0.375in"/>
        <style:text-properties fo:color="#f03b5e" fo:font-family="Wingdings 2" style:font-charset="x-symbol" fo:font-size="100%"/>
      </text:list-level-style-bullet>
      <text:list-level-style-bullet text:level="4" text:bullet-char="">
        <style:list-level-properties text:space-before="1.375in" text:min-label-width="0.375in"/>
        <style:text-properties fo:color="#f03b5e" fo:font-family="Wingdings 2" style:font-charset="x-symbol" fo:font-size="100%"/>
      </text:list-level-style-bullet>
      <text:list-level-style-bullet text:level="5" text:bullet-char="">
        <style:list-level-properties text:space-before="1.875in" text:min-label-width="0.375in"/>
        <style:text-properties fo:color="#f03b5e" fo:font-family="Wingdings 2" style:font-charset="x-symbol" fo:font-size="100%"/>
      </text:list-level-style-bullet>
      <text:list-level-style-bullet text:level="6" text:bullet-char="">
        <style:list-level-properties text:space-before="2.24967in" text:min-label-width="0.375in"/>
        <style:text-properties fo:color="#f03b5e" fo:font-family="Wingdings 2" style:font-charset="x-symbol" fo:font-size="100%"/>
      </text:list-level-style-bullet>
      <text:list-level-style-bullet text:level="7" text:bullet-char="">
        <style:list-level-properties text:space-before="2.68712in" text:min-label-width="0.375in"/>
        <style:text-properties fo:color="#f03b5e" fo:font-family="Wingdings 2" style:font-charset="x-symbol" fo:font-size="100%"/>
      </text:list-level-style-bullet>
      <text:list-level-style-bullet text:level="8" text:bullet-char="">
        <style:list-level-properties text:space-before="3.12456in" text:min-label-width="0.375in"/>
        <style:text-properties fo:color="#f03b5e" fo:font-family="Wingdings 2" style:font-charset="x-symbol" fo:font-size="100%"/>
      </text:list-level-style-bullet>
      <text:list-level-style-bullet text:level="9" text:bullet-char="">
        <style:list-level-properties text:space-before="3.56201in" text:min-label-width="0.375in"/>
        <style:text-properties fo:color="#f03b5e" fo:font-family="Wingdings 2" style:font-charset="x-symbol" fo:font-size="100%"/>
      </text:list-level-style-bullet>
    </text:list-style>
    <text:list-style style:name="a268">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3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
      <text:list-level-style-bullet text:level="1" text:bullet-char="">
        <style:list-level-properties text:space-before="0.0625in" text:min-label-width="0.3125in"/>
        <style:text-properties fo:color="#f03b5e" fo:font-family="Wingdings 2" style:font-charset="x-symbol" fo:font-size="100%"/>
      </text:list-level-style-bullet>
      <text:list-level-style-bullet text:level="2" text:bullet-char="">
        <style:list-level-properties text:space-before="0.5in" text:min-label-width="0.3125in"/>
        <style:text-properties fo:color="#f03b5e" fo:font-family="Wingdings 2" style:font-charset="x-symbol" fo:font-size="100%"/>
      </text:list-level-style-bullet>
      <text:list-level-style-bullet text:level="3" text:bullet-char="">
        <style:list-level-properties text:space-before="0.9375in" text:min-label-width="0.3125in"/>
        <style:text-properties fo:color="#f03b5e" fo:font-family="Wingdings 2" style:font-charset="x-symbol" fo:font-size="100%"/>
      </text:list-level-style-bullet>
      <text:list-level-style-bullet text:level="4" text:bullet-char="">
        <style:list-level-properties text:space-before="1.4375in" text:min-label-width="0.3125in"/>
        <style:text-properties fo:color="#f03b5e" fo:font-family="Wingdings 2" style:font-charset="x-symbol" fo:font-size="100%"/>
      </text:list-level-style-bullet>
      <text:list-level-style-bullet text:level="5" text:bullet-char="">
        <style:list-level-properties text:space-before="1.9375in" text:min-label-width="0.3125in"/>
        <style:text-properties fo:color="#f03b5e" fo:font-family="Wingdings 2" style:font-charset="x-symbol" fo:font-size="100%"/>
      </text:list-level-style-bullet>
      <text:list-level-style-bullet text:level="6" text:bullet-char="">
        <style:list-level-properties text:space-before="2.31217in" text:min-label-width="0.3125in"/>
        <style:text-properties fo:color="#f03b5e" fo:font-family="Wingdings 2" style:font-charset="x-symbol" fo:font-size="100%"/>
      </text:list-level-style-bullet>
      <text:list-level-style-bullet text:level="7" text:bullet-char="">
        <style:list-level-properties text:space-before="2.74962in" text:min-label-width="0.3125in"/>
        <style:text-properties fo:color="#f03b5e" fo:font-family="Wingdings 2" style:font-charset="x-symbol" fo:font-size="100%"/>
      </text:list-level-style-bullet>
      <text:list-level-style-bullet text:level="8" text:bullet-char="">
        <style:list-level-properties text:space-before="3.18706in" text:min-label-width="0.3125in"/>
        <style:text-properties fo:color="#f03b5e" fo:font-family="Wingdings 2" style:font-charset="x-symbol" fo:font-size="100%"/>
      </text:list-level-style-bullet>
      <text:list-level-style-bullet text:level="9" text:bullet-char="">
        <style:list-level-properties text:space-before="3.62451in" text:min-label-width="0.3125in"/>
        <style:text-properties fo:color="#f03b5e" fo:font-family="Wingdings 2" style:font-charset="x-symbol" fo:font-size="100%"/>
      </text:list-level-style-bullet>
    </text:list-style>
    <text:list-style style:name="a172">
      <text:list-level-style-bullet text:level="1" text:bullet-char="">
        <style:list-level-properties text:space-before="0in" text:min-label-width="0.375in"/>
        <style:text-properties fo:color="#f03b5e" fo:font-family="Wingdings 2" style:font-charset="x-symbol" fo:font-size="100%"/>
      </text:list-level-style-bullet>
      <text:list-level-style-bullet text:level="2" text:bullet-char="">
        <style:list-level-properties text:space-before="0.4375in" text:min-label-width="0.375in"/>
        <style:text-properties fo:color="#f03b5e" fo:font-family="Wingdings 2" style:font-charset="x-symbol" fo:font-size="100%"/>
      </text:list-level-style-bullet>
      <text:list-level-style-bullet text:level="3" text:bullet-char="">
        <style:list-level-properties text:space-before="0.875in" text:min-label-width="0.375in"/>
        <style:text-properties fo:color="#f03b5e" fo:font-family="Wingdings 2" style:font-charset="x-symbol" fo:font-size="100%"/>
      </text:list-level-style-bullet>
      <text:list-level-style-bullet text:level="4" text:bullet-char="">
        <style:list-level-properties text:space-before="1.375in" text:min-label-width="0.375in"/>
        <style:text-properties fo:color="#f03b5e" fo:font-family="Wingdings 2" style:font-charset="x-symbol" fo:font-size="100%"/>
      </text:list-level-style-bullet>
      <text:list-level-style-bullet text:level="5" text:bullet-char="">
        <style:list-level-properties text:space-before="1.875in" text:min-label-width="0.375in"/>
        <style:text-properties fo:color="#f03b5e" fo:font-family="Wingdings 2" style:font-charset="x-symbol" fo:font-size="100%"/>
      </text:list-level-style-bullet>
      <text:list-level-style-bullet text:level="6" text:bullet-char="">
        <style:list-level-properties text:space-before="2.24967in" text:min-label-width="0.375in"/>
        <style:text-properties fo:color="#f03b5e" fo:font-family="Wingdings 2" style:font-charset="x-symbol" fo:font-size="100%"/>
      </text:list-level-style-bullet>
      <text:list-level-style-bullet text:level="7" text:bullet-char="">
        <style:list-level-properties text:space-before="2.68712in" text:min-label-width="0.375in"/>
        <style:text-properties fo:color="#f03b5e" fo:font-family="Wingdings 2" style:font-charset="x-symbol" fo:font-size="100%"/>
      </text:list-level-style-bullet>
      <text:list-level-style-bullet text:level="8" text:bullet-char="">
        <style:list-level-properties text:space-before="3.12456in" text:min-label-width="0.375in"/>
        <style:text-properties fo:color="#f03b5e" fo:font-family="Wingdings 2" style:font-charset="x-symbol" fo:font-size="100%"/>
      </text:list-level-style-bullet>
      <text:list-level-style-bullet text:level="9" text:bullet-char="">
        <style:list-level-properties text:space-before="3.56201in" text:min-label-width="0.375in"/>
        <style:text-properties fo:color="#f03b5e" fo:font-family="Wingdings 2" style:font-charset="x-symbol" fo:font-size="100%"/>
      </text:list-level-style-bullet>
    </text:list-style>
    <text:list-style style:name="a7">
      <text:list-level-style-bullet text:level="1" text:bullet-char="">
        <style:list-level-properties text:space-before="0in" text:min-label-width="0.375in"/>
        <style:text-properties fo:color="#f03b5e" fo:font-family="Wingdings 2" style:font-charset="x-symbol" fo:font-size="100%"/>
      </text:list-level-style-bullet>
      <text:list-level-style-bullet text:level="2" text:bullet-char="">
        <style:list-level-properties text:space-before="0.4375in" text:min-label-width="0.375in"/>
        <style:text-properties fo:color="#f03b5e" fo:font-family="Wingdings 2" style:font-charset="x-symbol" fo:font-size="100%"/>
      </text:list-level-style-bullet>
      <text:list-level-style-bullet text:level="3" text:bullet-char="">
        <style:list-level-properties text:space-before="0.875in" text:min-label-width="0.375in"/>
        <style:text-properties fo:color="#f03b5e" fo:font-family="Wingdings 2" style:font-charset="x-symbol" fo:font-size="100%"/>
      </text:list-level-style-bullet>
      <text:list-level-style-bullet text:level="4" text:bullet-char="">
        <style:list-level-properties text:space-before="1.375in" text:min-label-width="0.375in"/>
        <style:text-properties fo:color="#f03b5e" fo:font-family="Wingdings 2" style:font-charset="x-symbol" fo:font-size="100%"/>
      </text:list-level-style-bullet>
      <text:list-level-style-bullet text:level="5" text:bullet-char="">
        <style:list-level-properties text:space-before="1.875in" text:min-label-width="0.375in"/>
        <style:text-properties fo:color="#f03b5e" fo:font-family="Wingdings 2" style:font-charset="x-symbol" fo:font-size="100%"/>
      </text:list-level-style-bullet>
      <text:list-level-style-bullet text:level="6" text:bullet-char="">
        <style:list-level-properties text:space-before="2.24967in" text:min-label-width="0.375in"/>
        <style:text-properties fo:color="#f03b5e" fo:font-family="Wingdings 2" style:font-charset="x-symbol" fo:font-size="100%"/>
      </text:list-level-style-bullet>
      <text:list-level-style-bullet text:level="7" text:bullet-char="">
        <style:list-level-properties text:space-before="2.68712in" text:min-label-width="0.375in"/>
        <style:text-properties fo:color="#f03b5e" fo:font-family="Wingdings 2" style:font-charset="x-symbol" fo:font-size="100%"/>
      </text:list-level-style-bullet>
      <text:list-level-style-bullet text:level="8" text:bullet-char="">
        <style:list-level-properties text:space-before="3.12456in" text:min-label-width="0.375in"/>
        <style:text-properties fo:color="#f03b5e" fo:font-family="Wingdings 2" style:font-charset="x-symbol" fo:font-size="100%"/>
      </text:list-level-style-bullet>
      <text:list-level-style-bullet text:level="9" text:bullet-char="">
        <style:list-level-properties text:space-before="3.56201in" text:min-label-width="0.375in"/>
        <style:text-properties fo:color="#f03b5e" fo:font-family="Wingdings 2" style:font-charset="x-symbol" fo:font-size="100%"/>
      </text:list-level-style-bullet>
    </text:list-style>
    <text:list-style style:name="a199">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175">
      <text:list-level-style-bullet text:level="1" text:bullet-char="">
        <style:list-level-properties text:space-before="0.0625in" text:min-label-width="0.3125in"/>
        <style:text-properties fo:color="#f03b5e" fo:font-family="Wingdings 2" style:font-charset="x-symbol" fo:font-size="100%"/>
      </text:list-level-style-bullet>
      <text:list-level-style-bullet text:level="2" text:bullet-char="">
        <style:list-level-properties text:space-before="0.5in" text:min-label-width="0.3125in"/>
        <style:text-properties fo:color="#f03b5e" fo:font-family="Wingdings 2" style:font-charset="x-symbol" fo:font-size="100%"/>
      </text:list-level-style-bullet>
      <text:list-level-style-bullet text:level="3" text:bullet-char="">
        <style:list-level-properties text:space-before="0.9375in" text:min-label-width="0.3125in"/>
        <style:text-properties fo:color="#f03b5e" fo:font-family="Wingdings 2" style:font-charset="x-symbol" fo:font-size="100%"/>
      </text:list-level-style-bullet>
      <text:list-level-style-bullet text:level="4" text:bullet-char="">
        <style:list-level-properties text:space-before="1.4375in" text:min-label-width="0.3125in"/>
        <style:text-properties fo:color="#f03b5e" fo:font-family="Wingdings 2" style:font-charset="x-symbol" fo:font-size="100%"/>
      </text:list-level-style-bullet>
      <text:list-level-style-bullet text:level="5" text:bullet-char="">
        <style:list-level-properties text:space-before="1.9375in" text:min-label-width="0.3125in"/>
        <style:text-properties fo:color="#f03b5e" fo:font-family="Wingdings 2" style:font-charset="x-symbol" fo:font-size="100%"/>
      </text:list-level-style-bullet>
      <text:list-level-style-bullet text:level="6" text:bullet-char="">
        <style:list-level-properties text:space-before="2.31217in" text:min-label-width="0.3125in"/>
        <style:text-properties fo:color="#f03b5e" fo:font-family="Wingdings 2" style:font-charset="x-symbol" fo:font-size="100%"/>
      </text:list-level-style-bullet>
      <text:list-level-style-bullet text:level="7" text:bullet-char="">
        <style:list-level-properties text:space-before="2.74962in" text:min-label-width="0.3125in"/>
        <style:text-properties fo:color="#f03b5e" fo:font-family="Wingdings 2" style:font-charset="x-symbol" fo:font-size="100%"/>
      </text:list-level-style-bullet>
      <text:list-level-style-bullet text:level="8" text:bullet-char="">
        <style:list-level-properties text:space-before="3.18706in" text:min-label-width="0.3125in"/>
        <style:text-properties fo:color="#f03b5e" fo:font-family="Wingdings 2" style:font-charset="x-symbol" fo:font-size="100%"/>
      </text:list-level-style-bullet>
      <text:list-level-style-bullet text:level="9" text:bullet-char="">
        <style:list-level-properties text:space-before="3.62451in" text:min-label-width="0.3125in"/>
        <style:text-properties fo:color="#f03b5e" fo:font-family="Wingdings 2" style:font-charset="x-symbol" fo:font-size="100%"/>
      </text:list-level-style-bullet>
    </text:list-style>
    <text:list-style style:name="a202">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178">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130">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Quotable" style:page-layout-name="pageLayout1" draw:style-name="a0">
      <draw:frame draw:id="id0" presentation:style-name="a4" draw:name="Title Placeholder 1" svg:x="0.88583in" svg:y="0.48905in" svg:width="11.56168in" svg:height="1.0613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88583in" svg:y="2.38889in" svg:width="11.55215in" svg:height="4.01837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4" draw:name="Footer Placeholder 4" svg:x="0.49378in" svg:y="6.60691in" svg:width="9.45354in" svg:height="0.39931in" presentation:class="footer" presentation:placeholder="false">
        <draw:text-box>
          <text:p text:style-name="a23" text:class-names="" text:cond-style-name=""><text:span text:style-name="a22" text:class-names=""/></text:p>
        </draw:text-box>
        <svg:title/>
        <svg:desc/>
      </draw:frame>
      <draw:frame draw:id="id3" presentation:style-name="a28" draw:name="Date Placeholder 3" svg:x="10.20847in" svg:y="6.60691in" svg:width="1.46949in" svg:height="0.39931in" presentation:class="date-time" presentation:placeholder="false">
        <draw:text-box>
          <text:p text:style-name="a27" text:class-names="" text:cond-style-name=""><text:span text:style-name="a25" text:class-names=""><text:date text:fixed="false" style:data-style-name="a26">1/1/2000</text:date></text:span></text:p>
        </draw:text-box>
        <svg:title/>
        <svg:desc/>
      </draw:frame>
      <draw:frame draw:id="id4" presentation:style-name="a31" draw:name="Slide Number Placeholder 5" svg:x="11.67796in" svg:y="6.46969in" svg:width="1.16159in" svg:height="0.53653in" presentation:class="page-number" presentation:placeholder="false">
        <draw:text-box>
          <text:p text:style-name="a30" text:class-names="" text:cond-style-name=""><text:span text:style-name="a29" text:class-names=""><text:page-number style:num-format="1" text:fixed="false">‹#›</text:page-number></text:span></text:p>
        </draw:text-box>
        <svg:title/>
        <svg:desc/>
      </draw:frame>
    </style:master-page>
    <style:master-page style:name="Master1-Layout1-title-Title-Slide" style:page-layout-name="pageLayout1" draw:style-name="a32">
      <draw:custom-shape svg:x="0in" svg:y="-0.00347in" svg:width="13.33333in" svg:height="5.69097in" draw:id="id5" draw:style-name="a34" draw:name="Freeform 6">
        <svg:title/>
        <svg:desc/>
        <draw:enhanced-geometry xmlns:dr3d="urn:oasis:names:tc:opendocument:xmlns:dr3d:1.0" draw:type="non-primitive" svg:viewBox="0 0 5760 3278" draw:enhanced-path="M 5760 0 L 0 0 0 3090 943 3090 1123 3270 1123 3270 1127 3272 1133 3275 1139 3278 1144 3278 1150 3278 1155 3275 1161 3272 1165 3270 1345 3090 5760 3090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3278"/>
          <draw:equation draw:name="f8" draw:formula="0 / ?f6"/>
          <draw:equation draw:name="f9" draw:formula="?f1 / ?f6"/>
          <draw:equation draw:name="f10" draw:formula="0 / ?f7"/>
          <draw:equation draw:name="f11" draw:formula="?f3 / ?f7"/>
        </draw:enhanced-geometry>
      </draw:custom-shape>
      <draw:frame draw:id="id6" presentation:style-name="a38" draw:name="Title 1" svg:x="0.88583in" svg:y="1.58481in" svg:width="11.56168in" svg:height="3.24918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7" presentation:style-name="a42" draw:name="Subtitle 2" svg:x="0.88583in" svg:y="5.7752in" svg:width="11.56168in" svg:height="0.47569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8" presentation:style-name="a46" draw:name="Date Placeholder 3" svg:x="10.20847in" svg:y="6.60691in" svg:width="1.46949in" svg:height="0.39931in" presentation:class="date-time" presentation:placeholder="false">
        <draw:text-box>
          <text:p text:style-name="a45" text:class-names="" text:cond-style-name=""><text:span text:style-name="a43" text:class-names=""><text:date text:fixed="false" style:data-style-name="a44">1/1/2000</text:date></text:span></text:p>
        </draw:text-box>
        <svg:title/>
        <svg:desc/>
      </draw:frame>
      <draw:frame draw:id="id9" presentation:style-name="a49" draw:name="Footer Placeholder 4" svg:x="0.49378in" svg:y="6.60691in" svg:width="9.45354in" svg:height="0.39931in" presentation:class="footer" presentation:placeholder="false">
        <draw:text-box>
          <text:p text:style-name="a48" text:class-names="" text:cond-style-name=""><text:span text:style-name="a47" text:class-names=""/></text:p>
        </draw:text-box>
        <svg:title/>
        <svg:desc/>
      </draw:frame>
      <draw:frame draw:id="id10" presentation:style-name="a52" draw:name="Slide Number Placeholder 5" svg:x="11.67796in" svg:y="6.46969in" svg:width="1.16159in" svg:height="0.53653in" presentation:class="page-number" presentation:placeholder="false">
        <draw:text-box>
          <text:p text:style-name="a51" text:class-names="" text:cond-style-name=""><text:span text:style-name="a50" text:class-names=""><text:page-number style:num-format="1" text:fixed="false">‹#›</text:page-number></text:span></text:p>
        </draw:text-box>
        <svg:title/>
        <svg:desc/>
      </draw:frame>
    </style:master-page>
    <style:master-page style:name="Master1-Layout2-obj-Title-and-Content" style:page-layout-name="pageLayout1" draw:style-name="a53">
      <draw:custom-shape svg:x="0in" svg:y="0in" svg:width="13.33333in" svg:height="2.39063in" draw:id="id11" draw:style-name="a55"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12" presentation:style-name="a59" draw:name="Title 1" svg:x="0.88583in" svg:y="0.48905in" svg:width="11.56168in" svg:height="1.0613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3" presentation:style-name="a76" draw:name="Content Placeholder 2" svg:x="0.89535in" svg:y="2.43032in" svg:width="11.54262in" svg:height="3.97694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4" presentation:style-name="a80" draw:name="Date Placeholder 3" svg:x="10.20847in" svg:y="6.60691in" svg:width="1.46949in" svg:height="0.39931in" presentation:class="date-time" presentation:placeholder="false">
        <draw:text-box>
          <text:p text:style-name="a79" text:class-names="" text:cond-style-name=""><text:span text:style-name="a77" text:class-names=""><text:date text:fixed="false" style:data-style-name="a78">1/1/2000</text:date></text:span></text:p>
        </draw:text-box>
        <svg:title/>
        <svg:desc/>
      </draw:frame>
      <draw:frame draw:id="id15" presentation:style-name="a83" draw:name="Footer Placeholder 4" svg:x="0.49378in" svg:y="6.60691in" svg:width="9.45354in" svg:height="0.39931in" presentation:class="footer" presentation:placeholder="false">
        <draw:text-box>
          <text:p text:style-name="a82" text:class-names="" text:cond-style-name=""><text:span text:style-name="a81" text:class-names=""/></text:p>
        </draw:text-box>
        <svg:title/>
        <svg:desc/>
      </draw:frame>
      <draw:frame draw:id="id16" presentation:style-name="a86" draw:name="Slide Number Placeholder 5" svg:x="11.67796in" svg:y="6.46969in" svg:width="1.16159in" svg:height="0.53653in" presentation:class="page-number" presentation:placeholder="false">
        <draw:text-box>
          <text:p text:style-name="a85" text:class-names="" text:cond-style-name=""><text:span text:style-name="a84" text:class-names=""><text:page-number style:num-format="1" text:fixed="false">‹#›</text:page-number></text:span></text:p>
        </draw:text-box>
        <svg:title/>
        <svg:desc/>
      </draw:frame>
    </style:master-page>
    <style:master-page style:name="Master1-Layout3-secHead-Section-Header" style:page-layout-name="pageLayout1" draw:style-name="a87">
      <draw:custom-shape svg:x="0in" svg:y="0in" svg:width="13.33333in" svg:height="5.69097in" draw:id="id17" draw:style-name="a89" draw:name="Freeform 7">
        <svg:title/>
        <svg:desc/>
        <draw:enhanced-geometry xmlns:dr3d="urn:oasis:names:tc:opendocument:xmlns:dr3d:1.0" draw:type="non-primitive" svg:viewBox="0 0 5760 3278" draw:enhanced-path="M 0 0 L 5760 0 5760 3090 4817 3090 4637 3270 4637 3270 4633 3272 4627 3275 4621 3278 4616 3278 4610 3278 4605 3275 4599 3272 4595 3270 4415 3090 0 3090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3278"/>
          <draw:equation draw:name="f8" draw:formula="0 / ?f6"/>
          <draw:equation draw:name="f9" draw:formula="?f1 / ?f6"/>
          <draw:equation draw:name="f10" draw:formula="0 / ?f7"/>
          <draw:equation draw:name="f11" draw:formula="?f3 / ?f7"/>
        </draw:enhanced-geometry>
      </draw:custom-shape>
      <draw:frame draw:id="id18" presentation:style-name="a93" draw:name="Title 1" svg:x="0.88583in" svg:y="3.22769in" svg:width="11.55011in" svg:height="1.6063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9" presentation:style-name="a97" draw:name="Text Placeholder 2" svg:x="0.88583in" svg:y="5.77559in" svg:width="11.55011in" svg:height="0.47458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20" presentation:style-name="a101" draw:name="Date Placeholder 3" svg:x="10.20847in" svg:y="6.60691in" svg:width="1.46949in" svg:height="0.39931in" presentation:class="date-time" presentation:placeholder="false">
        <draw:text-box>
          <text:p text:style-name="a100" text:class-names="" text:cond-style-name=""><text:span text:style-name="a98" text:class-names=""><text:date text:fixed="false" style:data-style-name="a99">1/1/2000</text:date></text:span></text:p>
        </draw:text-box>
        <svg:title/>
        <svg:desc/>
      </draw:frame>
      <draw:frame draw:id="id21" presentation:style-name="a104" draw:name="Footer Placeholder 4" svg:x="0.49378in" svg:y="6.60691in" svg:width="9.45354in" svg:height="0.39931in" presentation:class="footer" presentation:placeholder="false">
        <draw:text-box>
          <text:p text:style-name="a103" text:class-names="" text:cond-style-name=""><text:span text:style-name="a102" text:class-names=""/></text:p>
        </draw:text-box>
        <svg:title/>
        <svg:desc/>
      </draw:frame>
      <draw:frame draw:id="id22" presentation:style-name="a107" draw:name="Slide Number Placeholder 5" svg:x="11.67796in" svg:y="6.46969in" svg:width="1.16159in" svg:height="0.53653in" presentation:class="page-number" presentation:placeholder="false">
        <draw:text-box>
          <text:p text:style-name="a106" text:class-names="" text:cond-style-name=""><text:span text:style-name="a105" text:class-names=""><text:page-number style:num-format="1" text:fixed="false">‹#›</text:page-number></text:span></text:p>
        </draw:text-box>
        <svg:title/>
        <svg:desc/>
      </draw:frame>
    </style:master-page>
    <style:master-page style:name="Master1-Layout4-twoObj-Two-Content" style:page-layout-name="pageLayout1" draw:style-name="a108">
      <draw:custom-shape svg:x="0in" svg:y="0in" svg:width="13.33333in" svg:height="2.39063in" draw:id="id23" draw:style-name="a110"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24" presentation:style-name="a114" draw:name="Title 1" svg:x="0.88583in" svg:y="0.48905in" svg:width="11.56168in" svg:height="1.0613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5" presentation:style-name="a131" draw:name="Content Placeholder 2" svg:x="0.89535in" svg:y="2.43032in" svg:width="5.67134in" svg:height="3.9794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6" presentation:style-name="a148" draw:name="Content Placeholder 3" svg:x="6.76664in" svg:y="2.43032in" svg:width="5.68087in" svg:height="3.9794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7" presentation:style-name="a152" draw:name="Date Placeholder 4" svg:x="10.20847in" svg:y="6.60691in" svg:width="1.46949in" svg:height="0.39931in" presentation:class="date-time" presentation:placeholder="false">
        <draw:text-box>
          <text:p text:style-name="a151" text:class-names="" text:cond-style-name=""><text:span text:style-name="a149" text:class-names=""><text:date text:fixed="false" style:data-style-name="a150">1/1/2000</text:date></text:span></text:p>
        </draw:text-box>
        <svg:title/>
        <svg:desc/>
      </draw:frame>
      <draw:frame draw:id="id28" presentation:style-name="a155" draw:name="Footer Placeholder 5" svg:x="0.49378in" svg:y="6.60691in" svg:width="9.45354in" svg:height="0.39931in" presentation:class="footer" presentation:placeholder="false">
        <draw:text-box>
          <text:p text:style-name="a154" text:class-names="" text:cond-style-name=""><text:span text:style-name="a153" text:class-names=""/></text:p>
        </draw:text-box>
        <svg:title/>
        <svg:desc/>
      </draw:frame>
      <draw:frame draw:id="id29" presentation:style-name="a158" draw:name="Slide Number Placeholder 6" svg:x="11.67796in" svg:y="6.46969in" svg:width="1.16159in" svg:height="0.53653in" presentation:class="page-number" presentation:placeholder="false">
        <draw:text-box>
          <text:p text:style-name="a157" text:class-names="" text:cond-style-name=""><text:span text:style-name="a156" text:class-names=""><text:page-number style:num-format="1" text:fixed="false">‹#›</text:page-number></text:span></text:p>
        </draw:text-box>
        <svg:title/>
        <svg:desc/>
      </draw:frame>
    </style:master-page>
    <style:master-page style:name="Master1-Layout5-twoTxTwoObj-Comparison" style:page-layout-name="pageLayout1" draw:style-name="a159">
      <draw:custom-shape svg:x="0in" svg:y="0in" svg:width="13.33333in" svg:height="2.39063in" draw:id="id30" draw:style-name="a161"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31" presentation:style-name="a165" draw:name="Title 1" svg:x="0.88583in" svg:y="0.48905in" svg:width="11.56168in" svg:height="1.0613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32" presentation:style-name="a169" draw:name="Text Placeholder 2" svg:x="0.891in" svg:y="2.37847in" svg:width="5.6757in" svg:height="0.63021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33" presentation:style-name="a186" draw:name="Content Placeholder 3" svg:x="0.891in" svg:y="3.00868in" svg:width="5.6757in" svg:height="3.40104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34" presentation:style-name="a190" draw:name="Text Placeholder 4" svg:x="6.76664in" svg:y="2.37847in" svg:width="5.68087in" svg:height="0.63021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5" presentation:style-name="a207" draw:name="Content Placeholder 5" svg:x="6.76664in" svg:y="3.00868in" svg:width="5.68087in" svg:height="3.40104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6" presentation:style-name="a211" draw:name="Date Placeholder 6" svg:x="10.20847in" svg:y="6.60691in" svg:width="1.46949in" svg:height="0.39931in" presentation:class="date-time" presentation:placeholder="false">
        <draw:text-box>
          <text:p text:style-name="a210" text:class-names="" text:cond-style-name=""><text:span text:style-name="a208" text:class-names=""><text:date text:fixed="false" style:data-style-name="a209">1/1/2000</text:date></text:span></text:p>
        </draw:text-box>
        <svg:title/>
        <svg:desc/>
      </draw:frame>
      <draw:frame draw:id="id37" presentation:style-name="a214" draw:name="Footer Placeholder 7" svg:x="0.49378in" svg:y="6.60691in" svg:width="9.45354in" svg:height="0.39931in" presentation:class="footer" presentation:placeholder="false">
        <draw:text-box>
          <text:p text:style-name="a213" text:class-names="" text:cond-style-name=""><text:span text:style-name="a212" text:class-names=""/></text:p>
        </draw:text-box>
        <svg:title/>
        <svg:desc/>
      </draw:frame>
      <draw:frame draw:id="id38" presentation:style-name="a217" draw:name="Slide Number Placeholder 8" svg:x="11.67796in" svg:y="6.46969in" svg:width="1.16159in" svg:height="0.53653in" presentation:class="page-number" presentation:placeholder="false">
        <draw:text-box>
          <text:p text:style-name="a216" text:class-names="" text:cond-style-name=""><text:span text:style-name="a215" text:class-names=""><text:page-number style:num-format="1" text:fixed="false">‹#›</text:page-number></text:span></text:p>
        </draw:text-box>
        <svg:title/>
        <svg:desc/>
      </draw:frame>
    </style:master-page>
    <style:master-page style:name="Master1-Layout6-titleOnly-Title-Only" style:page-layout-name="pageLayout1" draw:style-name="a218">
      <draw:custom-shape svg:x="0in" svg:y="0in" svg:width="13.33333in" svg:height="2.39063in" draw:id="id39" draw:style-name="a220"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40" presentation:style-name="a224" draw:name="Title 1" svg:x="0.88583in" svg:y="0.48905in" svg:width="11.56168in" svg:height="1.0613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41" presentation:style-name="a228" draw:name="Date Placeholder 2" svg:x="10.20847in" svg:y="6.60691in" svg:width="1.46949in" svg:height="0.39931in" presentation:class="date-time" presentation:placeholder="false">
        <draw:text-box>
          <text:p text:style-name="a227" text:class-names="" text:cond-style-name=""><text:span text:style-name="a225" text:class-names=""><text:date text:fixed="false" style:data-style-name="a226">1/1/2000</text:date></text:span></text:p>
        </draw:text-box>
        <svg:title/>
        <svg:desc/>
      </draw:frame>
      <draw:frame draw:id="id42" presentation:style-name="a231" draw:name="Footer Placeholder 3" svg:x="0.49378in" svg:y="6.60691in" svg:width="9.45354in" svg:height="0.39931in" presentation:class="footer" presentation:placeholder="false">
        <draw:text-box>
          <text:p text:style-name="a230" text:class-names="" text:cond-style-name=""><text:span text:style-name="a229" text:class-names=""/></text:p>
        </draw:text-box>
        <svg:title/>
        <svg:desc/>
      </draw:frame>
      <draw:frame draw:id="id43" presentation:style-name="a234" draw:name="Slide Number Placeholder 4" svg:x="11.67796in" svg:y="6.46969in" svg:width="1.16159in" svg:height="0.53653in" presentation:class="page-number" presentation:placeholder="false">
        <draw:text-box>
          <text:p text:style-name="a233" text:class-names="" text:cond-style-name=""><text:span text:style-name="a232" text:class-names=""><text:page-number style:num-format="1" text:fixed="false">‹#›</text:page-number></text:span></text:p>
        </draw:text-box>
        <svg:title/>
        <svg:desc/>
      </draw:frame>
    </style:master-page>
    <style:master-page style:name="Master1-Layout7-blank-Blank" style:page-layout-name="pageLayout1" draw:style-name="a235">
      <draw:frame draw:id="id44" presentation:style-name="a239" draw:name="Date Placeholder 1" svg:x="10.20847in" svg:y="6.60691in" svg:width="1.46949in" svg:height="0.39931in" presentation:class="date-time" presentation:placeholder="false">
        <draw:text-box>
          <text:p text:style-name="a238" text:class-names="" text:cond-style-name=""><text:span text:style-name="a236" text:class-names=""><text:date text:fixed="false" style:data-style-name="a237">1/1/2000</text:date></text:span></text:p>
        </draw:text-box>
        <svg:title/>
        <svg:desc/>
      </draw:frame>
      <draw:frame draw:id="id45" presentation:style-name="a242" draw:name="Footer Placeholder 2" svg:x="0.49378in" svg:y="6.60691in" svg:width="9.45354in" svg:height="0.39931in" presentation:class="footer" presentation:placeholder="false">
        <draw:text-box>
          <text:p text:style-name="a241" text:class-names="" text:cond-style-name=""><text:span text:style-name="a240" text:class-names=""/></text:p>
        </draw:text-box>
        <svg:title/>
        <svg:desc/>
      </draw:frame>
      <draw:frame draw:id="id46" presentation:style-name="a245" draw:name="Slide Number Placeholder 3" svg:x="11.67796in" svg:y="6.46969in" svg:width="1.16159in" svg:height="0.53653in" presentation:class="page-number" presentation:placeholder="false">
        <draw:text-box>
          <text:p text:style-name="a244" text:class-names="" text:cond-style-name=""><text:span text:style-name="a243" text:class-names=""><text:page-number style:num-format="1" text:fixed="false">‹#›</text:page-number></text:span></text:p>
        </draw:text-box>
        <svg:title/>
        <svg:desc/>
      </draw:frame>
    </style:master-page>
    <style:master-page style:name="Master1-Layout8-objTx-Content-with-Caption" style:page-layout-name="pageLayout1" draw:style-name="a246">
      <draw:custom-shape svg:x="1.17361in" svg:y="0.48785in" svg:width="3.87963in" svg:height="1.98453in" draw:id="id47" draw:style-name="a248"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48" presentation:style-name="a252" draw:name="Title 1" svg:x="1.17361in" svg:y="0.48785in" svg:width="3.87963in" svg:height="1.7699in" presentation:class="title" presentation:placeholder="false">
        <draw:text-box>
          <text:p text:style-name="a251" text:class-names="" text:cond-style-name=""><text:span text:style-name="a249" text:class-names="">Click to edit Master title style</text:span><text:span text:style-name="a250" text:class-names=""/></text:p>
        </draw:text-box>
        <svg:title/>
        <svg:desc/>
      </draw:frame>
      <draw:frame draw:id="id49" presentation:style-name="a269" draw:name="Content Placeholder 2" svg:x="5.31018in" svg:y="0.48785in" svg:width="6.83796in" svg:height="5.92188in" presentation:class="object" presentation:placeholder="false">
        <draw:text-box>
          <text:list text:style-name="a255">
            <text:list-item>
              <text:p text:style-name="a254" text:class-names="" text:cond-style-name=""><text:span text:style-name="a253" text:class-names="">Click to edit Master text styles</text:span></text:p>
            </text:list-item>
          </text:list>
          <text:list text:style-name="a258">
            <text:list-item>
              <text:list text:style-name="a258">
                <text:list-item>
                  <text:p text:style-name="a257" text:class-names="" text:cond-style-name=""><text:span text:style-name="a256" text:class-names="">Second level</text:span></text:p>
                </text:list-item>
              </text:list>
            </text:list-item>
          </text:list>
          <text:list text:style-name="a261">
            <text:list-item>
              <text:list text:style-name="a261">
                <text:list-item>
                  <text:list text:style-name="a261">
                    <text:list-item>
                      <text:p text:style-name="a260" text:class-names="" text:cond-style-name=""><text:span text:style-name="a259" text:class-names="">Third level</text:span></text:p>
                    </text:list-item>
                  </text:list>
                </text:list-item>
              </text:list>
            </text:list-item>
          </text:list>
          <text:list text:style-name="a264">
            <text:list-item>
              <text:list text:style-name="a264">
                <text:list-item>
                  <text:list text:style-name="a264">
                    <text:list-item>
                      <text:list text:style-name="a264">
                        <text:list-item>
                          <text:p text:style-name="a263" text:class-names="" text:cond-style-name=""><text:span text:style-name="a262" text:class-names="">Fourth level</text:span></text:p>
                        </text:list-item>
                      </text:list>
                    </text:list-item>
                  </text:list>
                </text:list-item>
              </text:list>
            </text:list-item>
          </text:list>
          <text:list text:style-name="a268">
            <text:list-item>
              <text:list text:style-name="a268">
                <text:list-item>
                  <text:list text:style-name="a268">
                    <text:list-item>
                      <text:list text:style-name="a268">
                        <text:list-item>
                          <text:list text:style-name="a268">
                            <text:list-item>
                              <text:p text:style-name="a267" text:class-names="" text:cond-style-name=""><text:span text:style-name="a265" text:class-names="">Fifth level</text:span><text:span text:style-name="a266" text:class-names=""/></text:p>
                            </text:list-item>
                          </text:list>
                        </text:list-item>
                      </text:list>
                    </text:list-item>
                  </text:list>
                </text:list-item>
              </text:list>
            </text:list-item>
          </text:list>
        </draw:text-box>
        <svg:title/>
        <svg:desc/>
      </draw:frame>
      <draw:frame draw:id="id50" presentation:style-name="a273" draw:name="Text Placeholder 3" svg:x="1.17361in" svg:y="2.47237in" svg:width="3.87963in" svg:height="3.93735in" presentation:class="outline" presentation:placeholder="false">
        <draw:text-box>
          <text:list text:style-name="a272">
            <text:list-item>
              <text:p text:style-name="a271" text:class-names="" text:cond-style-name=""><text:span text:style-name="a270" text:class-names="">Click to edit Master text styles</text:span></text:p>
            </text:list-item>
          </text:list>
        </draw:text-box>
        <svg:title/>
        <svg:desc/>
      </draw:frame>
      <draw:frame draw:id="id51" presentation:style-name="a277" draw:name="Date Placeholder 4" svg:x="10.20847in" svg:y="6.60691in" svg:width="1.46949in" svg:height="0.39931in" presentation:class="date-time" presentation:placeholder="false">
        <draw:text-box>
          <text:p text:style-name="a276" text:class-names="" text:cond-style-name=""><text:span text:style-name="a274" text:class-names=""><text:date text:fixed="false" style:data-style-name="a275">1/1/2000</text:date></text:span></text:p>
        </draw:text-box>
        <svg:title/>
        <svg:desc/>
      </draw:frame>
      <draw:frame draw:id="id52" presentation:style-name="a280" draw:name="Footer Placeholder 5" svg:x="0.49378in" svg:y="6.60691in" svg:width="9.45354in" svg:height="0.39931in" presentation:class="footer" presentation:placeholder="false">
        <draw:text-box>
          <text:p text:style-name="a279" text:class-names="" text:cond-style-name=""><text:span text:style-name="a278" text:class-names=""/></text:p>
        </draw:text-box>
        <svg:title/>
        <svg:desc/>
      </draw:frame>
      <draw:frame draw:id="id53" presentation:style-name="a283" draw:name="Slide Number Placeholder 6" svg:x="11.67796in" svg:y="6.46969in" svg:width="1.16159in" svg:height="0.53653in" presentation:class="page-number" presentation:placeholder="false">
        <draw:text-box>
          <text:p text:style-name="a282" text:class-names="" text:cond-style-name=""><text:span text:style-name="a281" text:class-names=""><text:page-number style:num-format="1" text:fixed="false">‹#›</text:page-number></text:span></text:p>
        </draw:text-box>
        <svg:title/>
        <svg:desc/>
      </draw:frame>
    </style:master-page>
    <style:master-page style:name="Master1-Layout9-picTx-Picture-with-Caption" style:page-layout-name="pageLayout1" draw:style-name="a284">
      <draw:frame draw:id="id54" presentation:style-name="a288" draw:name="Title 1" svg:x="0.891in" svg:y="0.79563in" svg:width="5.30729in" svg:height="1.76855in" presentation:class="title" presentation:placeholder="false">
        <draw:text-box>
          <text:p text:style-name="a287" text:class-names="" text:cond-style-name=""><text:span text:style-name="a285" text:class-names="">Click to edit Master title style</text:span><text:span text:style-name="a286" text:class-names=""/></text:p>
        </draw:text-box>
        <svg:title/>
        <svg:desc/>
      </draw:frame>
      <draw:frame draw:id="id55" presentation:style-name="a292" draw:name="Picture Placeholder 11" svg:x="6.66898in" svg:y="0in" svg:width="6.66435in" svg:height="7.5in" presentation:class="graphic" presentation:placeholder="false">
        <draw:text-box>
          <text:p text:style-name="a291" text:class-names="" text:cond-style-name=""><text:span text:style-name="a289" text:class-names="">Click icon to add picture</text:span><text:span text:style-name="a290" text:class-names=""/></text:p>
        </draw:text-box>
        <svg:title/>
        <svg:desc/>
      </draw:frame>
      <draw:frame draw:id="id56" presentation:style-name="a296" draw:name="Text Placeholder 3" svg:x="0.891in" svg:y="2.56418in" svg:width="5.30729in" svg:height="3.84554in" presentation:class="outline" presentation:placeholder="false">
        <draw:text-box>
          <text:list text:style-name="a295">
            <text:list-item>
              <text:p text:style-name="a294" text:class-names="" text:cond-style-name=""><text:span text:style-name="a293" text:class-names="">Click to edit Master text styles</text:span></text:p>
            </text:list-item>
          </text:list>
        </draw:text-box>
        <svg:title/>
        <svg:desc/>
      </draw:frame>
      <draw:frame draw:id="id57" presentation:style-name="a300" draw:name="Date Placeholder 4" svg:x="4.24957in" svg:y="6.60691in" svg:width="1.06833in" svg:height="0.39931in" presentation:class="date-time" presentation:placeholder="false">
        <draw:text-box>
          <text:p text:style-name="a299" text:class-names="" text:cond-style-name=""><text:span text:style-name="a297" text:class-names=""><text:date text:fixed="false" style:data-style-name="a298">1/1/2000</text:date></text:span></text:p>
        </draw:text-box>
        <svg:title/>
        <svg:desc/>
      </draw:frame>
      <draw:frame draw:id="id58" presentation:style-name="a303" draw:name="Footer Placeholder 5" svg:x="0.64566in" svg:y="6.60691in" svg:width="3.60391in" svg:height="0.39931in" presentation:class="footer" presentation:placeholder="false">
        <draw:text-box>
          <text:p text:style-name="a302" text:class-names="" text:cond-style-name=""><text:span text:style-name="a301" text:class-names=""/></text:p>
        </draw:text-box>
        <svg:title/>
        <svg:desc/>
      </draw:frame>
      <draw:frame draw:id="id59" presentation:style-name="a306" draw:name="Slide Number Placeholder 6" svg:x="5.3179in" svg:y="6.46969in" svg:width="1.16159in" svg:height="0.53653in" presentation:class="page-number" presentation:placeholder="false">
        <draw:text-box>
          <text:p text:style-name="a305" text:class-names="" text:cond-style-name=""><text:span text:style-name="a304" text:class-names=""><text:page-number style:num-format="1" text:fixed="false">‹#›</text:page-number></text:span></text:p>
        </draw:text-box>
        <svg:title/>
        <svg:desc/>
      </draw:frame>
    </style:master-page>
    <style:master-page style:name="Master1-Layout10-cust-Panoramic-Picture-with-Caption" style:page-layout-name="pageLayout1" draw:style-name="a307">
      <draw:frame draw:id="id60" presentation:style-name="a311" draw:name="Title 1" svg:x="0.88583in" svg:y="5.25in" svg:width="11.55011in" svg:height="0.61979in" presentation:class="title" presentation:placeholder="false">
        <draw:text-box>
          <text:p text:style-name="a310" text:class-names="" text:cond-style-name=""><text:span text:style-name="a308" text:class-names="">Click to edit Master title style</text:span><text:span text:style-name="a309" text:class-names=""/></text:p>
        </draw:text-box>
        <svg:title/>
        <svg:desc/>
      </draw:frame>
      <draw:frame draw:id="id61" presentation:style-name="a315" draw:name="Picture Placeholder 14" svg:x="0in" svg:y="0in" svg:width="13.33333in" svg:height="5.25in" presentation:class="graphic" presentation:placeholder="false">
        <draw:text-box>
          <text:p text:style-name="a314" text:class-names="" text:cond-style-name=""><text:span text:style-name="a312" text:class-names="">Click icon to add picture</text:span><text:span text:style-name="a313" text:class-names=""/></text:p>
        </draw:text-box>
        <svg:title/>
        <svg:desc/>
      </draw:frame>
      <draw:frame draw:id="id62" presentation:style-name="a319" draw:name="Text Placeholder 3" svg:x="0.88583in" svg:y="5.86979in" svg:width="11.55011in" svg:height="0.53993in" presentation:class="outline" presentation:placeholder="false">
        <draw:text-box>
          <text:list text:style-name="a318">
            <text:list-item>
              <text:p text:style-name="a317" text:class-names="" text:cond-style-name=""><text:span text:style-name="a316" text:class-names="">Click to edit Master text styles</text:span></text:p>
            </text:list-item>
          </text:list>
        </draw:text-box>
        <svg:title/>
        <svg:desc/>
      </draw:frame>
      <draw:frame draw:id="id63" presentation:style-name="a323" draw:name="Date Placeholder 4" svg:x="10.20847in" svg:y="6.60691in" svg:width="1.46949in" svg:height="0.39931in" presentation:class="date-time" presentation:placeholder="false">
        <draw:text-box>
          <text:p text:style-name="a322" text:class-names="" text:cond-style-name=""><text:span text:style-name="a320" text:class-names=""><text:date text:fixed="false" style:data-style-name="a321">1/1/2000</text:date></text:span></text:p>
        </draw:text-box>
        <svg:title/>
        <svg:desc/>
      </draw:frame>
      <draw:frame draw:id="id64" presentation:style-name="a326" draw:name="Footer Placeholder 5" svg:x="0.49378in" svg:y="6.60691in" svg:width="9.45354in" svg:height="0.39931in" presentation:class="footer" presentation:placeholder="false">
        <draw:text-box>
          <text:p text:style-name="a325" text:class-names="" text:cond-style-name=""><text:span text:style-name="a324" text:class-names=""/></text:p>
        </draw:text-box>
        <svg:title/>
        <svg:desc/>
      </draw:frame>
      <draw:frame draw:id="id65" presentation:style-name="a329" draw:name="Slide Number Placeholder 6" svg:x="11.67796in" svg:y="6.46969in" svg:width="1.16159in" svg:height="0.53653in" presentation:class="page-number" presentation:placeholder="false">
        <draw:text-box>
          <text:p text:style-name="a328" text:class-names="" text:cond-style-name=""><text:span text:style-name="a327" text:class-names=""><text:page-number style:num-format="1" text:fixed="false">‹#›</text:page-number></text:span></text:p>
        </draw:text-box>
        <svg:title/>
        <svg:desc/>
      </draw:frame>
    </style:master-page>
    <style:master-page style:name="Master1-Layout11-cust-Quote-with-Caption" style:page-layout-name="pageLayout1" draw:style-name="a330">
      <draw:custom-shape svg:x="0.69083in" svg:y="1.18269in" svg:width="6.92521in" svg:height="3.54242in" draw:id="id66" draw:style-name="a332"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67" presentation:style-name="a336" draw:name="Title 1" svg:x="0.93065in" svg:y="1.35444in" svg:width="6.44558in" svg:height="2.8936in" presentation:class="title" presentation:placeholder="false">
        <draw:text-box>
          <text:p text:style-name="a335" text:class-names="" text:cond-style-name=""><text:span text:style-name="a333" text:class-names="">Click to edit Master title style</text:span><text:span text:style-name="a334" text:class-names=""/></text:p>
        </draw:text-box>
        <svg:title/>
        <svg:desc/>
      </draw:frame>
      <draw:frame draw:id="id68" presentation:style-name="a340" draw:name="Text Placeholder 2" svg:x="0.93306in" svg:y="4.85967in" svg:width="6.44317in" svg:height="0.78001in" presentation:class="outline" presentation:placeholder="false">
        <draw:text-box>
          <text:list text:style-name="a339">
            <text:list-item>
              <text:p text:style-name="a338" text:class-names="" text:cond-style-name=""><text:span text:style-name="a337" text:class-names="">Click to edit Master text styles</text:span></text:p>
            </text:list-item>
          </text:list>
        </draw:text-box>
        <svg:title/>
        <svg:desc/>
      </draw:frame>
      <draw:frame draw:id="id69" presentation:style-name="a344" draw:name="Text Placeholder 5" svg:x="8.28373in" svg:y="1.18269in" svg:width="4.16667in" svg:height="4.45698in" presentation:class="outline" presentation:placeholder="false">
        <draw:text-box>
          <text:list text:style-name="a343">
            <text:list-item>
              <text:p text:style-name="a342" text:class-names="" text:cond-style-name=""><text:span text:style-name="a341" text:class-names="">Click to edit Master text styles</text:span></text:p>
            </text:list-item>
          </text:list>
        </draw:text-box>
        <svg:title/>
        <svg:desc/>
      </draw:frame>
      <draw:frame draw:id="id70" presentation:style-name="a348" draw:name="Date Placeholder 3" svg:x="10.20847in" svg:y="6.60691in" svg:width="1.46949in" svg:height="0.39931in" presentation:class="date-time" presentation:placeholder="false">
        <draw:text-box>
          <text:p text:style-name="a347" text:class-names="" text:cond-style-name=""><text:span text:style-name="a345" text:class-names=""><text:date text:fixed="false" style:data-style-name="a346">1/1/2000</text:date></text:span></text:p>
        </draw:text-box>
        <svg:title/>
        <svg:desc/>
      </draw:frame>
      <draw:frame draw:id="id71" presentation:style-name="a351" draw:name="Footer Placeholder 4" svg:x="0.49378in" svg:y="6.60691in" svg:width="9.45354in" svg:height="0.39931in" presentation:class="footer" presentation:placeholder="false">
        <draw:text-box>
          <text:p text:style-name="a350" text:class-names="" text:cond-style-name=""><text:span text:style-name="a349" text:class-names=""/></text:p>
        </draw:text-box>
        <svg:title/>
        <svg:desc/>
      </draw:frame>
      <draw:frame draw:id="id72" presentation:style-name="a354" draw:name="Slide Number Placeholder 5" svg:x="11.67796in" svg:y="6.46969in" svg:width="1.16159in" svg:height="0.53653in" presentation:class="page-number" presentation:placeholder="false">
        <draw:text-box>
          <text:p text:style-name="a353" text:class-names="" text:cond-style-name=""><text:span text:style-name="a352" text:class-names=""><text:page-number style:num-format="1" text:fixed="false">‹#›</text:page-number></text:span></text:p>
        </draw:text-box>
        <svg:title/>
        <svg:desc/>
      </draw:frame>
    </style:master-page>
    <style:master-page style:name="Master1-Layout12-cust-Name-Card" style:page-layout-name="pageLayout1" draw:style-name="a355">
      <draw:custom-shape svg:x="1.24769in" svg:y="2.50064in" svg:width="5.35336in" svg:height="2.73838in" draw:id="id73" draw:style-name="a357"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74" presentation:style-name="a361" draw:name="Title 1" svg:x="1.48413in" svg:y="2.66399in" svg:width="4.79278in" svg:height="2.19574in" presentation:class="title" presentation:placeholder="false">
        <draw:text-box>
          <text:p text:style-name="a360" text:class-names="" text:cond-style-name=""><text:span text:style-name="a358" text:class-names="">Click to edit Master title style</text:span><text:span text:style-name="a359" text:class-names=""/></text:p>
        </draw:text-box>
        <svg:title/>
        <svg:desc/>
      </draw:frame>
      <draw:frame draw:id="id75" presentation:style-name="a365" draw:name="Text Placeholder 5" svg:x="6.73228in" svg:y="2.5in" svg:width="5.33716in" svg:height="2.51042in" presentation:class="outline" presentation:placeholder="false">
        <draw:text-box>
          <text:list text:style-name="a364">
            <text:list-item>
              <text:p text:style-name="a363" text:class-names="" text:cond-style-name=""><text:span text:style-name="a362" text:class-names="">Click to edit Master text styles</text:span></text:p>
            </text:list-item>
          </text:list>
        </draw:text-box>
        <svg:title/>
        <svg:desc/>
      </draw:frame>
      <draw:frame draw:id="id76" presentation:style-name="a369" draw:name="Date Placeholder 1" svg:x="10.20847in" svg:y="6.60691in" svg:width="1.46949in" svg:height="0.39931in" presentation:class="date-time" presentation:placeholder="false">
        <draw:text-box>
          <text:p text:style-name="a368" text:class-names="" text:cond-style-name=""><text:span text:style-name="a366" text:class-names=""><text:date text:fixed="false" style:data-style-name="a367">1/1/2000</text:date></text:span></text:p>
        </draw:text-box>
        <svg:title/>
        <svg:desc/>
      </draw:frame>
      <draw:frame draw:id="id77" presentation:style-name="a372" draw:name="Footer Placeholder 2" svg:x="0.49378in" svg:y="6.60691in" svg:width="9.45354in" svg:height="0.39931in" presentation:class="footer" presentation:placeholder="false">
        <draw:text-box>
          <text:p text:style-name="a371" text:class-names="" text:cond-style-name=""><text:span text:style-name="a370" text:class-names=""/></text:p>
        </draw:text-box>
        <svg:title/>
        <svg:desc/>
      </draw:frame>
      <draw:frame draw:id="id78" presentation:style-name="a375" draw:name="Slide Number Placeholder 3" svg:x="11.67796in" svg:y="6.46969in" svg:width="1.16159in" svg:height="0.53653in" presentation:class="page-number" presentation:placeholder="false">
        <draw:text-box>
          <text:p text:style-name="a374" text:class-names="" text:cond-style-name=""><text:span text:style-name="a373" text:class-names=""><text:page-number style:num-format="1" text:fixed="false">‹#›</text:page-number></text:span></text:p>
        </draw:text-box>
        <svg:title/>
        <svg:desc/>
      </draw:frame>
    </style:master-page>
    <style:master-page style:name="Master1-Layout13-vertTx-Title-and-Vertical-Text" style:page-layout-name="pageLayout1" draw:style-name="a376">
      <draw:custom-shape svg:x="0in" svg:y="0in" svg:width="13.33333in" svg:height="2.39063in" draw:id="id79" draw:style-name="a378"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80" presentation:style-name="a382" draw:name="Title 1" svg:x="0.88583in" svg:y="0.48905in" svg:width="11.56168in" svg:height="1.0613in" presentation:class="title" presentation:placeholder="false">
        <draw:text-box>
          <text:p text:style-name="a381" text:class-names="" text:cond-style-name=""><text:span text:style-name="a379" text:class-names="">Click to edit Master title style</text:span><text:span text:style-name="a380" text:class-names=""/></text:p>
        </draw:text-box>
        <svg:title/>
        <svg:desc/>
      </draw:frame>
      <draw:frame draw:id="id81" presentation:style-name="a399" draw:name="Vertical Text Placeholder 2" svg:x="0.88583in" svg:y="2.38889in" svg:width="11.55215in" svg:height="4.01837in" presentation:class="outline" presentation:placeholder="false">
        <draw:text-box>
          <text:list text:style-name="a385">
            <text:list-item>
              <text:p text:style-name="a384" text:class-names="" text:cond-style-name=""><text:span text:style-name="a383" text:class-names="">Click to edit Master text styles</text:span></text:p>
            </text:list-item>
          </text:list>
          <text:list text:style-name="a388">
            <text:list-item>
              <text:list text:style-name="a388">
                <text:list-item>
                  <text:p text:style-name="a387" text:class-names="" text:cond-style-name=""><text:span text:style-name="a386" text:class-names="">Second level</text:span></text:p>
                </text:list-item>
              </text:list>
            </text:list-item>
          </text:list>
          <text:list text:style-name="a391">
            <text:list-item>
              <text:list text:style-name="a391">
                <text:list-item>
                  <text:list text:style-name="a391">
                    <text:list-item>
                      <text:p text:style-name="a390" text:class-names="" text:cond-style-name=""><text:span text:style-name="a389" text:class-names="">Third level</text:span></text:p>
                    </text:list-item>
                  </text:list>
                </text:list-item>
              </text:list>
            </text:list-item>
          </text:list>
          <text:list text:style-name="a394">
            <text:list-item>
              <text:list text:style-name="a394">
                <text:list-item>
                  <text:list text:style-name="a394">
                    <text:list-item>
                      <text:list text:style-name="a394">
                        <text:list-item>
                          <text:p text:style-name="a393" text:class-names="" text:cond-style-name=""><text:span text:style-name="a392" text:class-names="">Fourth level</text:span></text:p>
                        </text:list-item>
                      </text:list>
                    </text:list-item>
                  </text:list>
                </text:list-item>
              </text:list>
            </text:list-item>
          </text:list>
          <text:list text:style-name="a398">
            <text:list-item>
              <text:list text:style-name="a398">
                <text:list-item>
                  <text:list text:style-name="a398">
                    <text:list-item>
                      <text:list text:style-name="a398">
                        <text:list-item>
                          <text:list text:style-name="a398">
                            <text:list-item>
                              <text:p text:style-name="a397" text:class-names="" text:cond-style-name=""><text:span text:style-name="a395" text:class-names="">Fifth level</text:span><text:span text:style-name="a396" text:class-names=""/></text:p>
                            </text:list-item>
                          </text:list>
                        </text:list-item>
                      </text:list>
                    </text:list-item>
                  </text:list>
                </text:list-item>
              </text:list>
            </text:list-item>
          </text:list>
        </draw:text-box>
        <svg:title/>
        <svg:desc/>
      </draw:frame>
      <draw:frame draw:id="id82" presentation:style-name="a403" draw:name="Date Placeholder 3" svg:x="10.20847in" svg:y="6.60691in" svg:width="1.46949in" svg:height="0.39931in" presentation:class="date-time" presentation:placeholder="false">
        <draw:text-box>
          <text:p text:style-name="a402" text:class-names="" text:cond-style-name=""><text:span text:style-name="a400" text:class-names=""><text:date text:fixed="false" style:data-style-name="a401">1/1/2000</text:date></text:span></text:p>
        </draw:text-box>
        <svg:title/>
        <svg:desc/>
      </draw:frame>
      <draw:frame draw:id="id83" presentation:style-name="a406" draw:name="Footer Placeholder 4" svg:x="0.49378in" svg:y="6.60691in" svg:width="9.45354in" svg:height="0.39931in" presentation:class="footer" presentation:placeholder="false">
        <draw:text-box>
          <text:p text:style-name="a405" text:class-names="" text:cond-style-name=""><text:span text:style-name="a404" text:class-names=""/></text:p>
        </draw:text-box>
        <svg:title/>
        <svg:desc/>
      </draw:frame>
      <draw:frame draw:id="id84" presentation:style-name="a409" draw:name="Slide Number Placeholder 5" svg:x="11.67796in" svg:y="6.46969in" svg:width="1.16159in" svg:height="0.53653in" presentation:class="page-number" presentation:placeholder="false">
        <draw:text-box>
          <text:p text:style-name="a408" text:class-names="" text:cond-style-name=""><text:span text:style-name="a407" text:class-names=""><text:page-number style:num-format="1" text:fixed="false">‹#›</text:page-number></text:span></text:p>
        </draw:text-box>
        <svg:title/>
        <svg:desc/>
      </draw:frame>
    </style:master-page>
    <style:master-page style:name="Master1-Layout14-vertTitleAndTx-Vertical-Title-and-Text" style:page-layout-name="pageLayout1" draw:style-name="a410">
      <draw:custom-shape svg:x="8.38763in" svg:y="0.48785in" svg:width="4.9457in" svg:height="5.92187in" draw:id="id85" draw:style-name="a412" draw:name="Freeform 6">
        <svg:title/>
        <svg:desc/>
        <draw:enhanced-geometry xmlns:dr3d="urn:oasis:names:tc:opendocument:xmlns:dr3d:1.0" draw:type="non-primitive" svg:viewBox="0 0 2879 4320" draw:enhanced-path="M 183 0 L 183 1197 8 1372 8 1372 6 1376 3 1382 0 1387 0 1393 0 1399 3 1404 6 1410 8 1414 183 1589 183 4320 2879 4320 2879 0 183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9"/>
          <draw:equation draw:name="f7" draw:formula="?f4 / 4320"/>
          <draw:equation draw:name="f8" draw:formula="0 / ?f6"/>
          <draw:equation draw:name="f9" draw:formula="?f1 / ?f6"/>
          <draw:equation draw:name="f10" draw:formula="0 / ?f7"/>
          <draw:equation draw:name="f11" draw:formula="?f3 / ?f7"/>
        </draw:enhanced-geometry>
      </draw:custom-shape>
      <draw:frame draw:id="id86" presentation:style-name="a416" draw:name="Vertical Title 1" svg:x="8.94963in" svg:y="0.64104in" svg:width="2.72834in" svg:height="5.61548in" presentation:class="title" presentation:placeholder="false">
        <draw:text-box>
          <text:p text:style-name="a415" text:class-names="" text:cond-style-name=""><text:span text:style-name="a413" text:class-names="">Click to edit Master title style</text:span><text:span text:style-name="a414" text:class-names=""/></text:p>
        </draw:text-box>
        <svg:title/>
        <svg:desc/>
      </draw:frame>
      <draw:frame draw:id="id87" presentation:style-name="a433" draw:name="Vertical Text Placeholder 2" svg:x="0.88583in" svg:y="0.48785in" svg:width="7.23047in" svg:height="5.92187in" presentation:class="outline" presentation:placeholder="false">
        <draw:text-box>
          <text:list text:style-name="a419">
            <text:list-item>
              <text:p text:style-name="a418" text:class-names="" text:cond-style-name=""><text:span text:style-name="a417" text:class-names="">Click to edit Master text styles</text:span></text:p>
            </text:list-item>
          </text:list>
          <text:list text:style-name="a422">
            <text:list-item>
              <text:list text:style-name="a422">
                <text:list-item>
                  <text:p text:style-name="a421" text:class-names="" text:cond-style-name=""><text:span text:style-name="a420" text:class-names="">Second level</text:span></text:p>
                </text:list-item>
              </text:list>
            </text:list-item>
          </text:list>
          <text:list text:style-name="a425">
            <text:list-item>
              <text:list text:style-name="a425">
                <text:list-item>
                  <text:list text:style-name="a425">
                    <text:list-item>
                      <text:p text:style-name="a424" text:class-names="" text:cond-style-name=""><text:span text:style-name="a423" text:class-names="">Third level</text:span></text:p>
                    </text:list-item>
                  </text:list>
                </text:list-item>
              </text:list>
            </text:list-item>
          </text:list>
          <text:list text:style-name="a428">
            <text:list-item>
              <text:list text:style-name="a428">
                <text:list-item>
                  <text:list text:style-name="a428">
                    <text:list-item>
                      <text:list text:style-name="a428">
                        <text:list-item>
                          <text:p text:style-name="a427" text:class-names="" text:cond-style-name=""><text:span text:style-name="a426" text:class-names="">Fourth level</text:span></text:p>
                        </text:list-item>
                      </text:list>
                    </text:list-item>
                  </text:list>
                </text:list-item>
              </text:list>
            </text:list-item>
          </text:list>
          <text:list text:style-name="a432">
            <text:list-item>
              <text:list text:style-name="a432">
                <text:list-item>
                  <text:list text:style-name="a432">
                    <text:list-item>
                      <text:list text:style-name="a432">
                        <text:list-item>
                          <text:list text:style-name="a432">
                            <text:list-item>
                              <text:p text:style-name="a431" text:class-names="" text:cond-style-name=""><text:span text:style-name="a429" text:class-names="">Fifth level</text:span><text:span text:style-name="a430" text:class-names=""/></text:p>
                            </text:list-item>
                          </text:list>
                        </text:list-item>
                      </text:list>
                    </text:list-item>
                  </text:list>
                </text:list-item>
              </text:list>
            </text:list-item>
          </text:list>
        </draw:text-box>
        <svg:title/>
        <svg:desc/>
      </draw:frame>
      <draw:frame draw:id="id88" presentation:style-name="a437" draw:name="Date Placeholder 3" svg:x="10.20847in" svg:y="6.60691in" svg:width="1.46949in" svg:height="0.39931in" presentation:class="date-time" presentation:placeholder="false">
        <draw:text-box>
          <text:p text:style-name="a436" text:class-names="" text:cond-style-name=""><text:span text:style-name="a434" text:class-names=""><text:date text:fixed="false" style:data-style-name="a435">1/1/2000</text:date></text:span></text:p>
        </draw:text-box>
        <svg:title/>
        <svg:desc/>
      </draw:frame>
      <draw:frame draw:id="id89" presentation:style-name="a440" draw:name="Footer Placeholder 4" svg:x="0.49378in" svg:y="6.60691in" svg:width="9.45354in" svg:height="0.39931in" presentation:class="footer" presentation:placeholder="false">
        <draw:text-box>
          <text:p text:style-name="a439" text:class-names="" text:cond-style-name=""><text:span text:style-name="a438" text:class-names=""/></text:p>
        </draw:text-box>
        <svg:title/>
        <svg:desc/>
      </draw:frame>
      <draw:frame draw:id="id90" presentation:style-name="a443" draw:name="Slide Number Placeholder 5" svg:x="11.67796in" svg:y="6.46969in" svg:width="1.16159in" svg:height="0.53653in" presentation:class="page-number" presentation:placeholder="false">
        <draw:text-box>
          <text:p text:style-name="a442" text:class-names="" text:cond-style-name=""><text:span text:style-name="a441"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KEWARGANEGARAAN</dc:title>
    <meta:initial-creator>Tarmizi As Shidiq</meta:initial-creator>
    <dc:creator>Tarmizi As Shidiq</dc:creator>
    <meta:creation-date>2022-03-16T08:49:30Z</meta:creation-date>
    <dc:date>2022-03-16T09:11:33Z</dc:date>
    <meta:template xlink:href="TM03457503%5b%5bfn=Quotable%5d%5d" xlink:type="simple"/>
    <meta:editing-cycles>1</meta:editing-cycles>
    <meta:editing-duration>PT1323S</meta:editing-duration>
    <meta:document-statistic meta:paragraph-count="71" meta:word-count="546"/>
  </office:meta>
</office:document-meta>
</file>